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T1_7" style:family="text">
      <style:text-properties fo:font-weight="bold" style:font-weight-asian="bold" style:font-weight-complex="bold"/>
    </style:style>
    <style:style style:name="T1_8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weight="bold" style:font-weight-asian="bold" style:font-weight-complex="bold"/>
    </style:style>
    <style:style style:name="T3_2" style:family="text"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>
      <style:text-properties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font-weight="bold" style:font-weight-asian="bold" style:font-weight-complex="bold"/>
    </style:style>
    <style:style style:name="T44_2" style:family="text">
      <style:text-properties fo:font-weight="bold" style:font-weight-asian="bold" style:font-weight-complex="bold"/>
    </style:style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fo:font-weight="bold" style:font-weight-asian="bold" style:font-weight-complex="bold"/>
    </style:style>
    <style:style style:name="T56_2" style:family="text">
      <style:text-properties fo:font-weight="bold" style:font-weight-asian="bold" style:font-weight-complex="bold"/>
    </style:style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P61" style:family="paragraph" style:parent-style-name="Standard">
      <style:paragraph-properties fo:break-before="auto" fo:text-indent="1.27cm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P62" style:family="paragraph" style:parent-style-name="Standard">
      <style:paragraph-properties fo:break-before="auto" fo:text-indent="1.27cm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P63" style:family="paragraph" style:parent-style-name="Standard">
      <style:paragraph-properties fo:break-before="auto" fo:text-indent="1.27cm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P65" style:family="paragraph" style:parent-style-name="Standard">
      <style:paragraph-properties fo:break-before="auto" fo:text-indent="1.27cm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P69" style:family="paragraph" style:parent-style-name="Standard">
      <style:paragraph-properties fo:break-before="auto" fo:text-indent="1.27cm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P70" style:family="paragraph" style:parent-style-name="Standard">
      <style:paragraph-properties fo:break-before="auto" fo:text-indent="0cm" fo:line-height="115%" fo:margin-left="0cm" style:writing-mode="lr-tb"/>
    </style:style>
    <style:style style:name="T70_1" style:family="text"/>
    <style:style style:name="T70_2" style:family="text"/>
    <style:style style:name="P71" style:family="paragraph" style:parent-style-name="Standard">
      <style:paragraph-properties fo:break-before="auto" fo:text-indent="0cm" fo:line-height="115%" fo:margin-left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P72" style:family="paragraph" style:parent-style-name="Standard">
      <style:paragraph-properties fo:break-before="auto" fo:text-indent="0cm" fo:line-height="115%" fo:margin-left="0cm" style:writing-mode="lr-tb"/>
    </style:style>
    <style:style style:name="P73" style:family="paragraph" style:parent-style-name="Standard">
      <style:paragraph-properties fo:break-before="auto" fo:text-indent="1.27cm" fo:line-height="115%" style:writing-mode="lr-tb"/>
    </style:style>
    <style:style style:name="P74" style:family="paragraph" style:parent-style-name="Standard">
      <style:paragraph-properties fo:break-before="auto" fo:text-indent="1.27cm" fo:line-height="115%" style:writing-mode="lr-tb"/>
    </style:style>
    <style:style style:name="P75" style:family="paragraph" style:parent-style-name="Standard">
      <style:paragraph-properties fo:break-before="auto" fo:text-indent="0cm" fo:line-height="115%" fo:margin-left="0cm" style:writing-mode="lr-tb"/>
    </style:style>
    <style:style style:name="P76" style:family="paragraph" style:parent-style-name="Standard">
      <style:paragraph-properties fo:break-before="auto" fo:text-indent="0cm" fo:line-height="115%" fo:margin-left="0cm" style:writing-mode="lr-tb"/>
    </style:style>
    <style:style style:name="P77" style:family="paragraph" style:parent-style-name="Standard">
      <style:paragraph-properties fo:break-before="auto" fo:text-indent="0cm" fo:line-height="115%" fo:margin-left="0cm" style:writing-mode="lr-tb"/>
    </style:style>
    <style:style style:name="P78" style:family="paragraph" style:parent-style-name="Standard">
      <style:paragraph-properties fo:break-before="auto" fo:text-indent="0cm" fo:line-height="115%" fo:margin-left="0cm" style:writing-mode="lr-tb"/>
    </style:style>
    <style:style style:name="P79" style:family="paragraph" style:parent-style-name="Standard">
      <style:paragraph-properties fo:break-before="page" fo:text-indent="0cm" fo:line-height="115%" fo:margin-left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P80" style:family="paragraph" style:parent-style-name="Standard">
      <style:paragraph-properties fo:break-before="auto" fo:text-indent="0cm" fo:line-height="115%" fo:margin-left="0cm" style:writing-mode="lr-tb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T81_38" style:family="text"/>
    <style:style style:name="T81_39" style:family="text"/>
    <style:style style:name="T81_40" style:family="text"/>
    <style:style style:name="T81_41" style:family="text"/>
    <style:style style:name="T81_42" style:family="text"/>
    <style:style style:name="T81_43" style:family="text"/>
    <style:style style:name="T81_44" style:family="text"/>
    <style:style style:name="T81_45" style:family="text"/>
    <style:style style:name="T81_46" style:family="text"/>
    <style:style style:name="T81_47" style:family="text"/>
    <style:style style:name="T81_48" style:family="text"/>
    <style:style style:name="T81_49" style:family="text"/>
    <style:style style:name="T81_50" style:family="text"/>
    <style:style style:name="T81_51" style:family="text"/>
    <style:style style:name="P82" style:family="paragraph" style:parent-style-name="Standard">
      <style:paragraph-properties fo:break-before="auto" fo:text-indent="0cm" fo:line-height="115%" fo:margin-left="0cm" style:writing-mode="lr-tb"/>
    </style:style>
    <style:style style:name="P83" style:family="paragraph" style:parent-style-name="Standard">
      <style:paragraph-properties fo:break-before="auto" fo:text-indent="0cm" fo:line-height="115%" fo:margin-left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/>
    <style:style style:name="T83_45" style:family="text"/>
    <style:style style:name="T83_46" style:family="text"/>
    <style:style style:name="T83_47" style:family="text"/>
    <style:style style:name="T83_48" style:family="text"/>
    <style:style style:name="T83_49" style:family="text"/>
    <style:style style:name="P84" style:family="paragraph" style:parent-style-name="Standard">
      <style:paragraph-properties fo:break-before="auto" fo:text-indent="0cm" fo:line-height="115%" fo:margin-left="0cm" style:writing-mode="lr-tb"/>
    </style:style>
    <style:style style:name="P85" style:family="paragraph" style:parent-style-name="Standard">
      <style:paragraph-properties fo:break-before="auto" fo:text-indent="0cm" fo:line-height="115%" fo:margin-left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T85_35" style:family="text"/>
    <style:style style:name="T85_36" style:family="text"/>
    <style:style style:name="T85_37" style:family="text"/>
    <style:style style:name="P86" style:family="paragraph" style:parent-style-name="Standard">
      <style:paragraph-properties fo:break-before="auto" fo:text-indent="0cm" fo:line-height="115%" fo:margin-left="0cm" style:writing-mode="lr-tb"/>
    </style:style>
    <style:style style:name="P87" style:family="paragraph" style:parent-style-name="Standard">
      <style:paragraph-properties fo:break-before="auto" fo:text-indent="0cm" fo:line-height="115%" fo:margin-left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T87_35" style:family="text"/>
    <style:style style:name="P88" style:family="paragraph" style:parent-style-name="Standard">
      <style:paragraph-properties fo:break-before="auto" fo:text-indent="0cm" fo:line-height="115%" fo:margin-left="0cm" style:writing-mode="lr-tb"/>
    </style:style>
    <style:style style:name="P89" style:family="paragraph" style:parent-style-name="Standard">
      <style:paragraph-properties fo:break-before="auto" fo:text-indent="0cm" fo:line-height="115%" fo:margin-left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P90" style:family="paragraph" style:parent-style-name="Standard">
      <style:paragraph-properties fo:break-before="auto" fo:text-indent="0cm" fo:line-height="115%" fo:margin-left="0cm" style:writing-mode="lr-tb"/>
    </style:style>
    <style:style style:name="P91" style:family="paragraph" style:parent-style-name="Standard">
      <style:paragraph-properties fo:break-before="auto" fo:text-indent="0cm" fo:line-height="115%" fo:margin-left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P92" style:family="paragraph" style:parent-style-name="Standard">
      <style:paragraph-properties fo:break-before="auto" fo:text-indent="0cm" fo:line-height="115%" fo:margin-left="0cm" style:writing-mode="lr-tb"/>
    </style:style>
    <style:style style:name="P93" style:family="paragraph" style:parent-style-name="Standard">
      <style:paragraph-properties fo:break-before="auto" fo:text-indent="0cm" fo:line-height="115%" fo:margin-left="0cm" style:writing-mode="lr-tb"/>
    </style:style>
    <style:style style:name="P94" style:family="paragraph" style:parent-style-name="Standard">
      <style:paragraph-properties fo:break-before="auto" fo:text-indent="0cm" fo:line-height="115%" fo:margin-left="0cm" style:writing-mode="lr-tb"/>
    </style:style>
    <style:style style:name="P95" style:family="paragraph" style:parent-style-name="Standard">
      <style:paragraph-properties fo:break-before="auto" fo:text-indent="0cm" fo:line-height="115%" fo:margin-left="0cm" style:writing-mode="lr-tb"/>
    </style:style>
    <style:style style:name="T95_1" style:family="text">
      <style:text-properties fo:font-weight="bold" style:font-weight-asian="bold" style:font-weight-complex="bold"/>
    </style:style>
    <style:style style:name="T95_2" style:family="text">
      <style:text-properties fo:font-weight="bold" style:font-weight-asian="bold" style:font-weight-complex="bold"/>
    </style:style>
    <style:style style:name="T95_3" style:family="text">
      <style:text-properties fo:font-weight="bold" style:font-weight-asian="bold" style:font-weight-complex="bold"/>
    </style:style>
    <style:style style:name="P96" style:family="paragraph" style:parent-style-name="Standard">
      <style:paragraph-properties fo:break-before="auto" fo:text-indent="0cm" fo:line-height="115%" fo:margin-left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P97" style:family="paragraph" style:parent-style-name="Standard">
      <style:paragraph-properties fo:break-before="auto" fo:text-indent="0cm" fo:line-height="115%" fo:margin-left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P98" style:family="paragraph" style:parent-style-name="Standard">
      <style:paragraph-properties fo:break-before="auto" fo:text-indent="0cm" fo:line-height="115%" fo:margin-left="0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P99" style:family="paragraph" style:parent-style-name="Standard">
      <style:paragraph-properties fo:break-before="auto" fo:text-indent="0cm" fo:line-height="115%" fo:margin-left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P100" style:family="paragraph" style:parent-style-name="Standard">
      <style:paragraph-properties fo:break-before="auto" fo:text-indent="0cm" fo:line-height="115%" fo:margin-left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P101" style:family="paragraph" style:parent-style-name="Standard">
      <style:paragraph-properties fo:break-before="auto" fo:text-indent="0cm" fo:line-height="115%" fo:margin-left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P102" style:family="paragraph" style:parent-style-name="Standard">
      <style:paragraph-properties fo:break-before="auto" fo:text-indent="0cm" fo:line-height="115%" fo:margin-left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T102_33" style:family="text"/>
    <style:style style:name="T102_34" style:family="text"/>
    <style:style style:name="T102_35" style:family="text"/>
    <style:style style:name="T102_36" style:family="text"/>
    <style:style style:name="T102_37" style:family="text"/>
    <style:style style:name="T102_38" style:family="text"/>
    <style:style style:name="T102_39" style:family="text"/>
    <style:style style:name="T102_40" style:family="text"/>
    <style:style style:name="T102_41" style:family="text"/>
    <style:style style:name="T102_42" style:family="text"/>
    <style:style style:name="T102_43" style:family="text"/>
    <style:style style:name="T102_44" style:family="text"/>
    <style:style style:name="T102_45" style:family="text"/>
    <style:style style:name="T102_46" style:family="text"/>
    <style:style style:name="T102_47" style:family="text"/>
    <style:style style:name="T102_48" style:family="text"/>
    <style:style style:name="T102_49" style:family="text"/>
    <style:style style:name="T102_50" style:family="text"/>
    <style:style style:name="T102_51" style:family="text"/>
    <style:style style:name="T102_52" style:family="text"/>
    <style:style style:name="T102_53" style:family="text"/>
    <style:style style:name="T102_54" style:family="text"/>
    <style:style style:name="T102_55" style:family="text"/>
    <style:style style:name="T102_56" style:family="text"/>
    <style:style style:name="T102_57" style:family="text"/>
    <style:style style:name="T102_58" style:family="text"/>
    <style:style style:name="T102_59" style:family="text"/>
    <style:style style:name="T102_60" style:family="text"/>
    <style:style style:name="T102_61" style:family="text"/>
    <style:style style:name="T102_62" style:family="text"/>
    <style:style style:name="T102_63" style:family="text"/>
    <style:style style:name="T102_64" style:family="text"/>
    <style:style style:name="T102_65" style:family="text"/>
    <style:style style:name="T102_66" style:family="text"/>
    <style:style style:name="T102_67" style:family="text"/>
    <style:style style:name="T102_68" style:family="text"/>
    <style:style style:name="T102_69" style:family="text"/>
    <style:style style:name="T102_70" style:family="text"/>
    <style:style style:name="T102_71" style:family="text"/>
    <style:style style:name="T102_72" style:family="text"/>
    <style:style style:name="T102_73" style:family="text"/>
    <style:style style:name="T102_74" style:family="text"/>
    <style:style style:name="T102_75" style:family="text"/>
    <style:style style:name="T102_76" style:family="text"/>
    <style:style style:name="T102_77" style:family="text"/>
    <style:style style:name="T102_78" style:family="text"/>
    <style:style style:name="T102_79" style:family="text"/>
    <style:style style:name="T102_80" style:family="text"/>
    <style:style style:name="T102_81" style:family="text"/>
    <style:style style:name="T102_82" style:family="text"/>
    <style:style style:name="T102_83" style:family="text"/>
    <style:style style:name="T102_84" style:family="text"/>
    <style:style style:name="T102_85" style:family="text"/>
    <style:style style:name="T102_86" style:family="text"/>
    <style:style style:name="T102_87" style:family="text"/>
    <style:style style:name="T102_88" style:family="text"/>
    <style:style style:name="T102_89" style:family="text"/>
    <style:style style:name="P103" style:family="paragraph" style:parent-style-name="Standard">
      <style:paragraph-properties fo:break-before="auto" fo:text-indent="0cm" fo:line-height="115%" fo:margin-left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P104" style:family="paragraph" style:parent-style-name="Standard">
      <style:paragraph-properties fo:break-before="auto" fo:text-indent="0cm" fo:line-height="115%" fo:margin-left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P105" style:family="paragraph" style:parent-style-name="Standard">
      <style:paragraph-properties fo:break-before="auto" fo:text-indent="0cm" fo:line-height="115%" fo:margin-left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P106" style:family="paragraph" style:parent-style-name="Standard">
      <style:paragraph-properties fo:break-before="auto" fo:text-indent="0cm" fo:line-height="115%" fo:margin-left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P107" style:family="paragraph" style:parent-style-name="Standard">
      <style:paragraph-properties fo:break-before="auto" fo:text-indent="0cm" fo:line-height="115%" fo:margin-left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T107_22" style:family="text"/>
    <style:style style:name="T107_23" style:family="text"/>
    <style:style style:name="T107_24" style:family="text"/>
    <style:style style:name="T107_25" style:family="text"/>
    <style:style style:name="T107_26" style:family="text"/>
    <style:style style:name="T107_27" style:family="text"/>
    <style:style style:name="T107_28" style:family="text"/>
    <style:style style:name="T107_29" style:family="text"/>
    <style:style style:name="T107_30" style:family="text"/>
    <style:style style:name="P108" style:family="paragraph" style:parent-style-name="Standard">
      <style:paragraph-properties fo:break-before="auto" fo:text-indent="0cm" fo:line-height="115%" fo:margin-left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P109" style:family="paragraph" style:parent-style-name="Standard">
      <style:paragraph-properties fo:break-before="auto" fo:text-indent="0cm" fo:line-height="115%" fo:margin-left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P110" style:family="paragraph" style:parent-style-name="Standard">
      <style:paragraph-properties fo:break-before="auto" fo:text-indent="0cm" fo:line-height="115%" fo:margin-left="0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P111" style:family="paragraph" style:parent-style-name="Standard">
      <style:paragraph-properties fo:break-before="auto" fo:text-indent="0cm" fo:line-height="115%" fo:margin-left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T111_42" style:family="text"/>
    <style:style style:name="T111_43" style:family="text"/>
    <style:style style:name="T111_44" style:family="text"/>
    <style:style style:name="T111_45" style:family="text"/>
    <style:style style:name="T111_46" style:family="text"/>
    <style:style style:name="T111_47" style:family="text"/>
    <style:style style:name="T111_48" style:family="text"/>
    <style:style style:name="T111_49" style:family="text"/>
    <style:style style:name="T111_50" style:family="text"/>
    <style:style style:name="T111_51" style:family="text"/>
    <style:style style:name="T111_52" style:family="text"/>
    <style:style style:name="T111_53" style:family="text"/>
    <style:style style:name="T111_54" style:family="text"/>
    <style:style style:name="T111_55" style:family="text"/>
    <style:style style:name="T111_56" style:family="text"/>
    <style:style style:name="T111_57" style:family="text"/>
    <style:style style:name="T111_58" style:family="text"/>
    <style:style style:name="P112" style:family="paragraph" style:parent-style-name="Standard">
      <style:paragraph-properties fo:break-before="auto" fo:text-indent="0cm" fo:line-height="115%" fo:margin-left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T112_41" style:family="text"/>
    <style:style style:name="T112_42" style:family="text"/>
    <style:style style:name="T112_43" style:family="text"/>
    <style:style style:name="T112_44" style:family="text"/>
    <style:style style:name="T112_45" style:family="text"/>
    <style:style style:name="T112_46" style:family="text"/>
    <style:style style:name="P113" style:family="paragraph" style:parent-style-name="Standard">
      <style:paragraph-properties fo:break-before="auto" fo:text-indent="0cm" fo:line-height="115%" fo:margin-left="0cm" style:writing-mode="lr-tb"/>
    </style:style>
    <style:style style:name="P114" style:family="paragraph" style:parent-style-name="Standard">
      <style:paragraph-properties fo:break-before="auto" fo:text-indent="0cm" fo:line-height="115%" fo:margin-left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P115" style:family="paragraph" style:parent-style-name="Standard">
      <style:paragraph-properties fo:break-before="auto" fo:text-indent="0cm" fo:line-height="115%" fo:margin-left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T115_26" style:family="text"/>
    <style:style style:name="T115_27" style:family="text"/>
    <style:style style:name="T115_28" style:family="text"/>
    <style:style style:name="T115_29" style:family="text"/>
    <style:style style:name="T115_30" style:family="text"/>
    <style:style style:name="P116" style:family="paragraph" style:parent-style-name="Standard">
      <style:paragraph-properties fo:break-before="auto" fo:text-indent="0cm" fo:line-height="115%" fo:margin-left="0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P117" style:family="paragraph" style:parent-style-name="Standard">
      <style:paragraph-properties fo:break-before="auto" fo:text-indent="0cm" fo:line-height="115%" fo:margin-left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  <style:style style:name="T117_31" style:family="text"/>
    <style:style style:name="T117_32" style:family="text"/>
    <style:style style:name="T117_33" style:family="text"/>
    <style:style style:name="T117_34" style:family="text"/>
    <style:style style:name="T117_35" style:family="text"/>
    <style:style style:name="T117_36" style:family="text"/>
    <style:style style:name="T117_37" style:family="text"/>
    <style:style style:name="T117_38" style:family="text"/>
    <style:style style:name="T117_39" style:family="text"/>
    <style:style style:name="T117_40" style:family="text"/>
    <style:style style:name="T117_41" style:family="text"/>
    <style:style style:name="T117_42" style:family="text"/>
    <style:style style:name="T117_43" style:family="text"/>
    <style:style style:name="T117_44" style:family="text"/>
    <style:style style:name="T117_45" style:family="text"/>
    <style:style style:name="P118" style:family="paragraph" style:parent-style-name="Standard">
      <style:paragraph-properties fo:break-before="auto" fo:text-indent="0cm" fo:line-height="115%" fo:margin-left="0cm" style:writing-mode="lr-tb"/>
    </style:style>
    <style:style style:name="P119" style:family="paragraph" style:parent-style-name="Standard">
      <style:paragraph-properties fo:break-before="auto" fo:text-indent="0cm" fo:line-height="115%" fo:margin-left="0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P120" style:family="paragraph" style:parent-style-name="Standard">
      <style:paragraph-properties fo:break-before="auto" fo:text-indent="0cm" fo:line-height="115%" fo:margin-left="0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P121" style:family="paragraph" style:parent-style-name="Standard">
      <style:paragraph-properties fo:break-before="auto" fo:text-indent="0cm" fo:line-height="115%" fo:margin-left="0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P122" style:family="paragraph" style:parent-style-name="Standard">
      <style:paragraph-properties fo:break-before="auto" fo:text-indent="0cm" fo:line-height="115%" fo:margin-left="0cm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P123" style:family="paragraph" style:parent-style-name="Standard">
      <style:paragraph-properties fo:break-before="auto" fo:text-indent="0cm" fo:line-height="115%" fo:margin-left="0cm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T123_22" style:family="text"/>
    <style:style style:name="T123_23" style:family="text"/>
    <style:style style:name="T123_24" style:family="text"/>
    <style:style style:name="T123_25" style:family="text"/>
    <style:style style:name="T123_26" style:family="text"/>
    <style:style style:name="T123_27" style:family="text"/>
    <style:style style:name="T123_28" style:family="text"/>
    <style:style style:name="T123_29" style:family="text"/>
    <style:style style:name="T123_30" style:family="text"/>
    <style:style style:name="T123_31" style:family="text"/>
    <style:style style:name="T123_32" style:family="text"/>
    <style:style style:name="T123_33" style:family="text"/>
    <style:style style:name="T123_34" style:family="text"/>
    <style:style style:name="T123_35" style:family="text"/>
    <style:style style:name="T123_36" style:family="text"/>
    <style:style style:name="T123_37" style:family="text"/>
    <style:style style:name="T123_38" style:family="text"/>
    <style:style style:name="P124" style:family="paragraph" style:parent-style-name="Standard">
      <style:paragraph-properties fo:break-before="auto" fo:text-indent="0cm" fo:line-height="115%" fo:margin-left="0cm" style:writing-mode="lr-tb"/>
    </style:style>
    <style:style style:name="P125" style:family="paragraph" style:parent-style-name="Standard">
      <style:paragraph-properties fo:break-before="auto" fo:text-indent="0cm" fo:line-height="115%" fo:margin-left="0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P126" style:family="paragraph" style:parent-style-name="Standard">
      <style:paragraph-properties fo:break-before="auto" fo:text-indent="0cm" fo:line-height="115%" fo:margin-left="0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T126_23" style:family="text"/>
    <style:style style:name="T126_24" style:family="text"/>
    <style:style style:name="T126_25" style:family="text"/>
    <style:style style:name="T126_26" style:family="text"/>
    <style:style style:name="T126_27" style:family="text"/>
    <style:style style:name="T126_28" style:family="text"/>
    <style:style style:name="T126_29" style:family="text"/>
    <style:style style:name="T126_30" style:family="text"/>
    <style:style style:name="P127" style:family="paragraph" style:parent-style-name="Standard">
      <style:paragraph-properties fo:break-before="auto" fo:text-indent="0cm" fo:line-height="115%" fo:margin-left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T127_25" style:family="text"/>
    <style:style style:name="T127_26" style:family="text"/>
    <style:style style:name="T127_27" style:family="text"/>
    <style:style style:name="T127_28" style:family="text"/>
    <style:style style:name="T127_29" style:family="text"/>
    <style:style style:name="T127_30" style:family="text"/>
    <style:style style:name="T127_31" style:family="text"/>
    <style:style style:name="T127_32" style:family="text"/>
    <style:style style:name="T127_33" style:family="text"/>
    <style:style style:name="T127_34" style:family="text"/>
    <style:style style:name="T127_35" style:family="text"/>
    <style:style style:name="T127_36" style:family="text"/>
    <style:style style:name="T127_37" style:family="text"/>
    <style:style style:name="T127_38" style:family="text"/>
    <style:style style:name="T127_39" style:family="text"/>
    <style:style style:name="T127_40" style:family="text"/>
    <style:style style:name="T127_41" style:family="text"/>
    <style:style style:name="T127_42" style:family="text"/>
    <style:style style:name="T127_43" style:family="text"/>
    <style:style style:name="T127_44" style:family="text"/>
    <style:style style:name="T127_45" style:family="text"/>
    <style:style style:name="T127_46" style:family="text"/>
    <style:style style:name="T127_47" style:family="text"/>
    <style:style style:name="T127_48" style:family="text"/>
    <style:style style:name="T127_49" style:family="text"/>
    <style:style style:name="T127_50" style:family="text"/>
    <style:style style:name="T127_51" style:family="text"/>
    <style:style style:name="T127_52" style:family="text"/>
    <style:style style:name="T127_53" style:family="text"/>
    <style:style style:name="T127_54" style:family="text"/>
    <style:style style:name="T127_55" style:family="text"/>
    <style:style style:name="T127_56" style:family="text"/>
    <style:style style:name="P128" style:family="paragraph" style:parent-style-name="Standard">
      <style:paragraph-properties fo:break-before="auto" fo:text-indent="0cm" fo:line-height="115%" fo:margin-left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P129" style:family="paragraph" style:parent-style-name="Standard">
      <style:paragraph-properties fo:break-before="auto" fo:text-indent="0cm" fo:line-height="115%" fo:margin-left="0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P130" style:family="paragraph" style:parent-style-name="Standard">
      <style:paragraph-properties fo:break-before="auto" fo:text-indent="0cm" fo:line-height="115%" fo:margin-left="0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P131" style:family="paragraph" style:parent-style-name="Standard">
      <style:paragraph-properties fo:break-before="auto" fo:text-indent="0cm" fo:line-height="115%" fo:margin-left="0cm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T131_27" style:family="text"/>
    <style:style style:name="T131_28" style:family="text"/>
    <style:style style:name="T131_29" style:family="text"/>
    <style:style style:name="T131_30" style:family="text"/>
    <style:style style:name="T131_31" style:family="text"/>
    <style:style style:name="T131_32" style:family="text"/>
    <style:style style:name="T131_33" style:family="text"/>
    <style:style style:name="T131_34" style:family="text"/>
    <style:style style:name="T131_35" style:family="text"/>
    <style:style style:name="T131_36" style:family="text"/>
    <style:style style:name="T131_37" style:family="text"/>
    <style:style style:name="T131_38" style:family="text"/>
    <style:style style:name="T131_39" style:family="text"/>
    <style:style style:name="T131_40" style:family="text"/>
    <style:style style:name="T131_41" style:family="text"/>
    <style:style style:name="T131_42" style:family="text"/>
    <style:style style:name="T131_43" style:family="text"/>
    <style:style style:name="T131_44" style:family="text"/>
    <style:style style:name="T131_45" style:family="text"/>
    <style:style style:name="T131_46" style:family="text"/>
    <style:style style:name="T131_47" style:family="text"/>
    <style:style style:name="T131_48" style:family="text"/>
    <style:style style:name="T131_49" style:family="text"/>
    <style:style style:name="T131_50" style:family="text"/>
    <style:style style:name="T131_51" style:family="text"/>
    <style:style style:name="T131_52" style:family="text"/>
    <style:style style:name="T131_53" style:family="text"/>
    <style:style style:name="P132" style:family="paragraph" style:parent-style-name="Standard">
      <style:paragraph-properties fo:break-before="auto" fo:text-indent="0cm" fo:line-height="115%" fo:margin-left="0cm" style:writing-mode="lr-tb"/>
    </style:style>
    <style:style style:name="P133" style:family="paragraph" style:parent-style-name="Standard">
      <style:paragraph-properties fo:break-before="auto" fo:text-indent="0cm" fo:line-height="115%" fo:margin-left="0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P134" style:family="paragraph" style:parent-style-name="Standard">
      <style:paragraph-properties fo:break-before="auto" fo:text-indent="0cm" fo:line-height="115%" fo:margin-left="0cm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P135" style:family="paragraph" style:parent-style-name="Standard">
      <style:paragraph-properties fo:break-before="auto" fo:text-indent="0cm" fo:line-height="115%" fo:margin-left="0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P136" style:family="paragraph" style:parent-style-name="Standard">
      <style:paragraph-properties fo:break-before="auto" fo:text-indent="0cm" fo:line-height="115%" fo:margin-left="0cm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P137" style:family="paragraph" style:parent-style-name="Standard">
      <style:paragraph-properties fo:break-before="auto" fo:text-indent="0cm" fo:line-height="115%" fo:margin-left="0cm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T137_23" style:family="text"/>
    <style:style style:name="T137_24" style:family="text"/>
    <style:style style:name="T137_25" style:family="text"/>
    <style:style style:name="T137_26" style:family="text"/>
    <style:style style:name="T137_27" style:family="text"/>
    <style:style style:name="T137_28" style:family="text"/>
    <style:style style:name="T137_29" style:family="text"/>
    <style:style style:name="T137_30" style:family="text"/>
    <style:style style:name="T137_31" style:family="text"/>
    <style:style style:name="T137_32" style:family="text"/>
    <style:style style:name="T137_33" style:family="text"/>
    <style:style style:name="T137_34" style:family="text"/>
    <style:style style:name="T137_35" style:family="text"/>
    <style:style style:name="T137_36" style:family="text"/>
    <style:style style:name="T137_37" style:family="text"/>
    <style:style style:name="T137_38" style:family="text"/>
    <style:style style:name="T137_39" style:family="text"/>
    <style:style style:name="T137_40" style:family="text"/>
    <style:style style:name="T137_41" style:family="text"/>
    <style:style style:name="T137_42" style:family="text"/>
    <style:style style:name="T137_43" style:family="text"/>
    <style:style style:name="T137_44" style:family="text"/>
    <style:style style:name="P138" style:family="paragraph" style:parent-style-name="Standard">
      <style:paragraph-properties fo:break-before="auto" fo:text-indent="0cm" fo:line-height="115%" fo:margin-left="0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P139" style:family="paragraph" style:parent-style-name="Standard">
      <style:paragraph-properties fo:break-before="auto" fo:text-indent="0cm" fo:line-height="115%" fo:margin-left="0cm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T139_21" style:family="text"/>
    <style:style style:name="T139_22" style:family="text"/>
    <style:style style:name="P140" style:family="paragraph" style:parent-style-name="Standard">
      <style:paragraph-properties fo:break-before="page" fo:line-height="115%" style:writing-mode="lr-tb"/>
    </style:style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>
      <style:text-properties fo:font-weight="bold" style:font-weight-asian="bold" style:font-weight-complex="bold"/>
    </style:style>
    <style:style style:name="T146_2" style:family="text">
      <style:text-properties fo:font-weight="bold" style:font-weight-asian="bold" style:font-weight-complex="bold"/>
    </style:style>
    <style:style style:name="T146_3" style:family="text">
      <style:text-properties fo:font-weight="bold" style:font-weight-asian="bold" style:font-weight-complex="bold"/>
    </style:style>
    <style:style style:name="T146_4" style:family="text">
      <style:text-properties fo:font-weight="bold" style:font-weight-asian="bold" style:font-weight-complex="bold"/>
    </style:style>
    <style:style style:name="T146_5" style:family="text">
      <style:text-properties fo:font-weight="bold" style:font-weight-asian="bold" style:font-weight-complex="bold"/>
    </style:style>
    <style:style style:name="T146_6" style:family="text">
      <style:text-properties fo:font-weight="bold" style:font-weight-asian="bold" style:font-weight-complex="bold"/>
    </style:style>
    <style:style style:name="T146_7" style:family="text">
      <style:text-properties fo:font-weight="bold" style:font-weight-asian="bold" style:font-weight-complex="bold"/>
    </style:style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P152" style:family="paragraph" style:parent-style-name="Standard">
      <style:paragraph-properties fo:break-before="auto" fo:text-indent="1.27cm" fo:line-height="115%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P153" style:family="paragraph" style:parent-style-name="Standard">
      <style:paragraph-properties fo:break-before="auto" fo:line-height="115%" style:writing-mode="lr-tb"/>
    </style:style>
    <style:style style:name="P154" style:family="paragraph" style:parent-style-name="Standard">
      <style:paragraph-properties fo:break-before="auto" fo:line-height="115%" style:writing-mode="lr-tb"/>
    </style:style>
    <style:style style:name="P155" style:family="paragraph" style:parent-style-name="Standard">
      <style:paragraph-properties fo:break-before="auto" fo:line-height="115%" style:writing-mode="lr-tb"/>
    </style:style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T158_17" style:family="text"/>
    <style:style style:name="T158_18" style:family="text"/>
    <style:style style:name="P159" style:family="paragraph" style:parent-style-name="Standard">
      <style:paragraph-properties fo:break-before="auto" fo:text-indent="1.27cm" fo:line-height="115%" fo:margin-left="5.08cm" style:writing-mode="lr-tb"/>
    </style:style>
    <style:style style:name="T159_1" style:family="text"/>
    <style:style style:name="T159_2" style:family="text"/>
    <style:style style:name="T159_3" style:family="text"/>
    <style:style style:name="P160" style:family="paragraph" style:parent-style-name="Standard">
      <style:paragraph-properties fo:break-before="auto" fo:text-indent="1.27cm" fo:line-height="115%" fo:margin-left="5.08cm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P161" style:family="paragraph" style:parent-style-name="Standard">
      <style:paragraph-properties fo:break-before="auto" fo:text-indent="0cm" fo:line-height="115%" fo:margin-left="0cm" style:writing-mode="lr-tb"/>
    </style:style>
    <style:style style:name="T161_1" style:family="text"/>
    <style:style style:name="T161_2" style:family="text"/>
    <style:style style:name="P162" style:family="paragraph" style:parent-style-name="Standard">
      <style:paragraph-properties fo:break-before="auto" fo:text-indent="0cm" fo:line-height="115%" fo:margin-left="0cm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P163" style:family="paragraph" style:parent-style-name="Standard">
      <style:paragraph-properties fo:break-before="auto" fo:text-indent="0cm" fo:line-height="115%" fo:margin-left="0cm" style:writing-mode="lr-tb"/>
    </style:style>
    <style:style style:name="T163_1" style:family="text">
      <style:text-properties fo:font-weight="bold" style:font-weight-asian="bold" style:font-weight-complex="bold"/>
    </style:style>
    <style:style style:name="T163_2" style:family="text">
      <style:text-properties fo:font-weight="bold" style:font-weight-asian="bold" style:font-weight-complex="bold"/>
    </style:style>
    <style:style style:name="T163_3" style:family="text">
      <style:text-properties fo:font-weight="bold" style:font-weight-asian="bold" style:font-weight-complex="bold"/>
    </style:style>
    <style:style style:name="T163_4" style:family="text">
      <style:text-properties fo:font-weight="bold" style:font-weight-asian="bold" style:font-weight-complex="bold"/>
    </style:style>
    <style:style style:name="T163_5" style:family="text">
      <style:text-properties fo:font-weight="bold" style:font-weight-asian="bold" style:font-weight-complex="bold"/>
    </style:style>
    <style:style style:name="T163_6" style:family="text">
      <style:text-properties fo:font-weight="bold" style:font-weight-asian="bold" style:font-weight-complex="bold"/>
    </style:style>
    <style:style style:name="T163_7" style:family="text">
      <style:text-properties fo:font-weight="bold" style:font-weight-asian="bold" style:font-weight-complex="bold"/>
    </style:style>
    <style:style style:name="T163_8" style:family="text">
      <style:text-properties fo:font-weight="bold" style:font-weight-asian="bold" style:font-weight-complex="bold"/>
    </style:style>
    <style:style style:name="T163_9" style:family="text">
      <style:text-properties fo:font-weight="bold" style:font-weight-asian="bold" style:font-weight-complex="bold"/>
    </style:style>
    <style:style style:name="P164" style:family="paragraph" style:parent-style-name="Standard">
      <style:paragraph-properties fo:break-before="auto" fo:text-indent="0cm" fo:line-height="115%" fo:margin-left="0cm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T164_17" style:family="text"/>
    <style:style style:name="T164_18" style:family="text"/>
    <style:style style:name="T164_19" style:family="text"/>
    <style:style style:name="T164_20" style:family="text"/>
    <style:style style:name="P165" style:family="paragraph" style:parent-style-name="Standard">
      <style:paragraph-properties fo:break-before="auto" fo:text-indent="0cm" fo:line-height="115%" fo:margin-left="0cm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P166" style:family="paragraph" style:parent-style-name="Standard">
      <style:paragraph-properties fo:break-before="auto" fo:text-indent="0cm" fo:line-height="115%" fo:margin-left="0cm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P167" style:family="paragraph" style:parent-style-name="Standard">
      <style:paragraph-properties fo:break-before="auto" fo:text-indent="0cm" fo:line-height="115%" fo:margin-left="0cm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/>
    <style:style style:name="T167_14" style:family="text"/>
    <style:style style:name="T167_15" style:family="text"/>
    <style:style style:name="P168" style:family="paragraph" style:parent-style-name="Standard">
      <style:paragraph-properties fo:break-before="auto" fo:text-indent="0cm" fo:line-height="115%" fo:margin-left="0cm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P169" style:family="paragraph" style:parent-style-name="Standard">
      <style:paragraph-properties fo:break-before="auto" fo:text-indent="0cm" fo:line-height="115%" fo:margin-left="0cm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P170" style:family="paragraph" style:parent-style-name="Standard">
      <style:paragraph-properties fo:break-before="auto" fo:text-indent="0cm" fo:line-height="115%" fo:margin-left="0cm" style:writing-mode="lr-tb"/>
    </style:style>
    <style:style style:name="T170_1" style:family="text">
      <style:text-properties fo:font-weight="bold" style:font-weight-asian="bold" style:font-weight-complex="bold"/>
    </style:style>
    <style:style style:name="T170_2" style:family="text">
      <style:text-properties fo:font-weight="bold" style:font-weight-asian="bold" style:font-weight-complex="bold"/>
    </style:style>
    <style:style style:name="T170_3" style:family="text">
      <style:text-properties fo:font-weight="bold" style:font-weight-asian="bold" style:font-weight-complex="bold"/>
    </style:style>
    <style:style style:name="T170_4" style:family="text">
      <style:text-properties fo:font-weight="bold" style:font-weight-asian="bold" style:font-weight-complex="bold"/>
    </style:style>
    <style:style style:name="T170_5" style:family="text">
      <style:text-properties fo:font-weight="bold" style:font-weight-asian="bold" style:font-weight-complex="bold"/>
    </style:style>
    <style:style style:name="T170_6" style:family="text">
      <style:text-properties fo:font-weight="bold" style:font-weight-asian="bold" style:font-weight-complex="bold"/>
    </style:style>
    <style:style style:name="T170_7" style:family="text">
      <style:text-properties fo:font-weight="bold" style:font-weight-asian="bold" style:font-weight-complex="bold"/>
    </style:style>
    <style:style style:name="T170_8" style:family="text">
      <style:text-properties fo:font-weight="bold" style:font-weight-asian="bold" style:font-weight-complex="bold"/>
    </style:style>
    <style:style style:name="T170_9" style:family="text">
      <style:text-properties fo:font-weight="bold" style:font-weight-asian="bold" style:font-weight-complex="bold"/>
    </style:style>
    <style:style style:name="P171" style:family="paragraph" style:parent-style-name="Standard">
      <style:paragraph-properties fo:break-before="auto" fo:text-indent="0cm" fo:line-height="115%" fo:margin-left="0cm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T171_21" style:family="text"/>
    <style:style style:name="P172" style:family="paragraph" style:parent-style-name="Standard">
      <style:paragraph-properties fo:break-before="auto" fo:text-indent="0cm" fo:line-height="115%" fo:margin-left="0cm" style:writing-mode="lr-tb"/>
    </style:style>
    <style:style style:name="T172_1" style:family="text"/>
    <style:style style:name="T172_2" style:family="text"/>
    <style:style style:name="P173" style:family="paragraph" style:parent-style-name="Standard">
      <style:paragraph-properties fo:break-before="auto" fo:text-indent="0cm" fo:line-height="115%" fo:margin-left="0cm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T173_15" style:family="text"/>
    <style:style style:name="T173_16" style:family="text"/>
    <style:style style:name="T173_17" style:family="text"/>
    <style:style style:name="T173_18" style:family="text"/>
    <style:style style:name="T173_19" style:family="text"/>
    <style:style style:name="T173_20" style:family="text"/>
    <style:style style:name="T173_21" style:family="text"/>
    <style:style style:name="T173_22" style:family="text"/>
    <style:style style:name="T173_23" style:family="text"/>
    <style:style style:name="T173_24" style:family="text"/>
    <style:style style:name="T173_25" style:family="text"/>
    <style:style style:name="P174" style:family="paragraph" style:parent-style-name="Standard">
      <style:paragraph-properties fo:break-before="auto" fo:line-height="115%" style:writing-mode="lr-tb"/>
    </style:style>
    <style:style style:name="P175" style:family="paragraph" style:parent-style-name="Standard">
      <style:paragraph-properties fo:break-before="page" fo:line-height="115%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T177_17" style:family="text"/>
    <style:style style:name="T177_18" style:family="text"/>
    <style:style style:name="P178" style:family="paragraph" style:parent-style-name="Standard">
      <style:paragraph-properties fo:break-before="auto" fo:text-indent="1.27cm" fo:line-height="115%" fo:margin-left="5.08cm" style:writing-mode="lr-tb"/>
    </style:style>
    <style:style style:name="T178_1" style:family="text"/>
    <style:style style:name="T178_2" style:family="text"/>
    <style:style style:name="T178_3" style:family="text"/>
    <style:style style:name="P179" style:family="paragraph" style:parent-style-name="Standard">
      <style:paragraph-properties fo:break-before="auto" fo:text-indent="1.27cm" fo:line-height="115%" fo:margin-left="5.08cm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/>
    <style:style style:name="T180_2" style:family="text"/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>
      <style:text-properties fo:font-weight="bold" style:font-weight-asian="bold" style:font-weight-complex="bold"/>
    </style:style>
    <style:style style:name="T182_2" style:family="text">
      <style:text-properties fo:font-weight="bold" style:font-weight-asian="bold" style:font-weight-complex="bold"/>
    </style:style>
    <style:style style:name="T182_3" style:family="text">
      <style:text-properties fo:font-weight="bold" style:font-weight-asian="bold" style:font-weight-complex="bold"/>
    </style:style>
    <style:style style:name="T182_4" style:family="text">
      <style:text-properties fo:font-weight="bold" style:font-weight-asian="bold" style:font-weight-complex="bold"/>
    </style:style>
    <style:style style:name="T182_5" style:family="text">
      <style:text-properties fo:font-weight="bold" style:font-weight-asian="bold" style:font-weight-complex="bold"/>
    </style:style>
    <style:style style:name="T182_6" style:family="text">
      <style:text-properties fo:font-weight="bold" style:font-weight-asian="bold" style:font-weight-complex="bold"/>
    </style:style>
    <style:style style:name="T182_7" style:family="text">
      <style:text-properties fo:font-weight="bold" style:font-weight-asian="bold" style:font-weight-complex="bold"/>
    </style:style>
    <style:style style:name="T182_8" style:family="text">
      <style:text-properties fo:font-weight="bold" style:font-weight-asian="bold" style:font-weight-complex="bold"/>
    </style:style>
    <style:style style:name="T182_9" style:family="text">
      <style:text-properties fo:font-weight="bold" style:font-weight-asian="bold" style:font-weight-complex="bold"/>
    </style:style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T183_16" style:family="text"/>
    <style:style style:name="T183_17" style:family="text"/>
    <style:style style:name="T183_18" style:family="text"/>
    <style:style style:name="T183_19" style:family="text"/>
    <style:style style:name="T183_20" style:family="text"/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T185_14" style:family="text"/>
    <style:style style:name="T185_15" style:family="text"/>
    <style:style style:name="T185_16" style:family="text"/>
    <style:style style:name="T185_17" style:family="text"/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T186_13" style:family="text"/>
    <style:style style:name="T186_14" style:family="text"/>
    <style:style style:name="T186_15" style:family="text"/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P190" style:family="paragraph" style:parent-style-name="Standard">
      <style:paragraph-properties fo:break-before="auto" fo:text-indent="1.27cm" fo:line-height="115%" fo:margin-left="5.08cm" style:writing-mode="lr-tb"/>
    </style:style>
    <style:style style:name="T190_1" style:family="text"/>
    <style:style style:name="T190_2" style:family="text"/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/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>
      <style:text-properties fo:font-weight="bold" style:font-weight-asian="bold" style:font-weight-complex="bold"/>
    </style:style>
    <style:style style:name="T193_2" style:family="text">
      <style:text-properties fo:font-weight="bold" style:font-weight-asian="bold" style:font-weight-complex="bold"/>
    </style:style>
    <style:style style:name="T193_3" style:family="text">
      <style:text-properties fo:font-weight="bold" style:font-weight-asian="bold" style:font-weight-complex="bold"/>
    </style:style>
    <style:style style:name="T193_4" style:family="text">
      <style:text-properties fo:font-weight="bold" style:font-weight-asian="bold" style:font-weight-complex="bold"/>
    </style:style>
    <style:style style:name="T193_5" style:family="text">
      <style:text-properties fo:font-weight="bold" style:font-weight-asian="bold" style:font-weight-complex="bold"/>
    </style:style>
    <style:style style:name="T193_6" style:family="text">
      <style:text-properties fo:font-weight="bold" style:font-weight-asian="bold" style:font-weight-complex="bold"/>
    </style:style>
    <style:style style:name="T193_7" style:family="text">
      <style:text-properties fo:font-weight="bold" style:font-weight-asian="bold" style:font-weight-complex="bold"/>
    </style:style>
    <style:style style:name="T193_8" style:family="text">
      <style:text-properties fo:font-weight="bold" style:font-weight-asian="bold" style:font-weight-complex="bold"/>
    </style:style>
    <style:style style:name="T193_9" style:family="text">
      <style:text-properties fo:font-weight="bold" style:font-weight-asian="bold" style:font-weight-complex="bold"/>
    </style:style>
    <style:style style:name="P194" style:family="paragraph" style:parent-style-name="Standard">
      <style:paragraph-properties fo:break-before="auto" fo:line-height="115%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T194_15" style:family="text"/>
    <style:style style:name="T194_16" style:family="text"/>
    <style:style style:name="T194_17" style:family="text"/>
    <style:style style:name="T194_18" style:family="text"/>
    <style:style style:name="T194_19" style:family="text"/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T195_12" style:family="text"/>
    <style:style style:name="T195_13" style:family="text"/>
    <style:style style:name="T195_14" style:family="text"/>
    <style:style style:name="T195_15" style:family="text"/>
    <style:style style:name="T195_16" style:family="text"/>
    <style:style style:name="T195_17" style:family="text"/>
    <style:style style:name="T195_18" style:family="text"/>
    <style:style style:name="T195_19" style:family="text"/>
    <style:style style:name="T195_20" style:family="text"/>
    <style:style style:name="T195_21" style:family="text"/>
    <style:style style:name="P196" style:family="paragraph" style:parent-style-name="Standard">
      <style:paragraph-properties fo:break-before="auto" fo:line-height="115%" style:writing-mode="lr-tb"/>
    </style:style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T197_14" style:family="text"/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T199_15" style:family="text"/>
    <style:style style:name="T199_16" style:family="text"/>
    <style:style style:name="T199_17" style:family="text"/>
    <style:style style:name="T199_18" style:family="text"/>
    <style:style style:name="P200" style:family="paragraph" style:parent-style-name="Standard">
      <style:paragraph-properties fo:break-before="auto" fo:text-indent="1.27cm" fo:line-height="115%" fo:margin-left="5.08cm" style:writing-mode="lr-tb"/>
    </style:style>
    <style:style style:name="T200_1" style:family="text"/>
    <style:style style:name="T200_2" style:family="text"/>
    <style:style style:name="T200_3" style:family="text"/>
    <style:style style:name="P201" style:family="paragraph" style:parent-style-name="Standard">
      <style:paragraph-properties fo:break-before="auto" fo:text-indent="1.27cm" fo:line-height="115%" fo:margin-left="5.08cm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/>
    <style:style style:name="T201_12" style:family="text"/>
    <style:style style:name="T201_13" style:family="text"/>
    <style:style style:name="T201_14" style:family="text"/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/>
    <style:style style:name="T202_2" style:family="text"/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>
      <style:text-properties fo:font-weight="bold" style:font-weight-asian="bold" style:font-weight-complex="bold"/>
    </style:style>
    <style:style style:name="T204_2" style:family="text">
      <style:text-properties fo:font-weight="bold" style:font-weight-asian="bold" style:font-weight-complex="bold"/>
    </style:style>
    <style:style style:name="T204_3" style:family="text">
      <style:text-properties fo:font-weight="bold" style:font-weight-asian="bold" style:font-weight-complex="bold"/>
    </style:style>
    <style:style style:name="T204_4" style:family="text">
      <style:text-properties fo:font-weight="bold" style:font-weight-asian="bold" style:font-weight-complex="bold"/>
    </style:style>
    <style:style style:name="T204_5" style:family="text">
      <style:text-properties fo:font-weight="bold" style:font-weight-asian="bold" style:font-weight-complex="bold"/>
    </style:style>
    <style:style style:name="T204_6" style:family="text">
      <style:text-properties fo:font-weight="bold" style:font-weight-asian="bold" style:font-weight-complex="bold"/>
    </style:style>
    <style:style style:name="T204_7" style:family="text">
      <style:text-properties fo:font-weight="bold" style:font-weight-asian="bold" style:font-weight-complex="bold"/>
    </style:style>
    <style:style style:name="T204_8" style:family="text">
      <style:text-properties fo:font-weight="bold" style:font-weight-asian="bold" style:font-weight-complex="bold"/>
    </style:style>
    <style:style style:name="T204_9" style:family="text">
      <style:text-properties fo:font-weight="bold" style:font-weight-asian="bold" style:font-weight-complex="bold"/>
    </style:style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T205_11" style:family="text"/>
    <style:style style:name="T205_12" style:family="text"/>
    <style:style style:name="T205_13" style:family="text"/>
    <style:style style:name="T205_14" style:family="text"/>
    <style:style style:name="T205_15" style:family="text"/>
    <style:style style:name="T205_16" style:family="text"/>
    <style:style style:name="T205_17" style:family="text"/>
    <style:style style:name="T205_18" style:family="text"/>
    <style:style style:name="T205_19" style:family="text"/>
    <style:style style:name="T205_20" style:family="text"/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T207_15" style:family="text"/>
    <style:style style:name="T207_16" style:family="text"/>
    <style:style style:name="T207_17" style:family="text"/>
    <style:style style:name="P208" style:family="paragraph" style:parent-style-name="Standard">
      <style:paragraph-properties fo:break-before="auto" fo:line-height="115%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/>
    <style:style style:name="T208_14" style:family="text"/>
    <style:style style:name="T208_15" style:family="text"/>
    <style:style style:name="P209" style:family="paragraph" style:parent-style-name="Standard">
      <style:paragraph-properties fo:break-before="auto" fo:line-height="115%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T209_14" style:family="text"/>
    <style:style style:name="T209_15" style:family="text"/>
    <style:style style:name="T209_16" style:family="text"/>
    <style:style style:name="T209_17" style:family="text"/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T210_12" style:family="text"/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T211_12" style:family="text"/>
    <style:style style:name="T211_13" style:family="text"/>
    <style:style style:name="P212" style:family="paragraph" style:parent-style-name="Standard">
      <style:paragraph-properties fo:break-before="auto" fo:text-indent="1.27cm" fo:line-height="115%" fo:margin-left="5.08cm" style:writing-mode="lr-tb"/>
    </style:style>
    <style:style style:name="T212_1" style:family="text"/>
    <style:style style:name="T212_2" style:family="text"/>
    <style:style style:name="P213" style:family="paragraph" style:parent-style-name="Standard">
      <style:paragraph-properties fo:break-before="auto" fo:text-indent="1.27cm" fo:line-height="115%" fo:margin-left="5.08cm" style:writing-mode="lr-tb"/>
    </style:style>
    <style:style style:name="P214" style:family="paragraph" style:parent-style-name="Standard">
      <style:paragraph-properties fo:break-before="auto" fo:text-indent="1.27cm" fo:line-height="115%" fo:margin-left="5.08cm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P215" style:family="paragraph" style:parent-style-name="Standard">
      <style:paragraph-properties fo:break-before="auto" fo:line-height="115%" style:writing-mode="lr-tb"/>
    </style:style>
    <style:style style:name="P216" style:family="paragraph" style:parent-style-name="Standard">
      <style:paragraph-properties fo:break-before="auto" fo:line-height="115%" style:writing-mode="lr-tb"/>
    </style:style>
    <style:style style:name="P217" style:family="paragraph" style:parent-style-name="Standard">
      <style:paragraph-properties fo:break-before="auto" fo:line-height="115%" style:writing-mode="lr-tb"/>
    </style:style>
    <style:style style:name="P218" style:family="paragraph" style:parent-style-name="Standard">
      <style:paragraph-properties fo:break-before="auto" fo:text-indent="0cm" fo:line-height="115%" fo:margin-left="0cm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T218_13" style:family="text"/>
    <style:style style:name="T218_14" style:family="text"/>
    <style:style style:name="T218_15" style:family="text"/>
    <style:style style:name="T218_16" style:family="text"/>
    <style:style style:name="T218_17" style:family="text"/>
    <style:style style:name="T218_18" style:family="text"/>
    <style:style style:name="T218_19" style:family="text"/>
    <style:style style:name="T218_20" style:family="text"/>
    <style:style style:name="P219" style:family="paragraph" style:parent-style-name="Standard">
      <style:paragraph-properties fo:break-before="auto" fo:text-indent="0cm" fo:line-height="115%" fo:margin-left="0cm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P220" style:family="paragraph" style:parent-style-name="Standard">
      <style:paragraph-properties fo:break-before="auto" fo:text-indent="0cm" fo:line-height="115%" fo:margin-left="0cm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P221" style:family="paragraph" style:parent-style-name="Standard">
      <style:paragraph-properties fo:break-before="auto" fo:text-indent="0cm" fo:line-height="115%" fo:margin-left="0cm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P222" style:family="paragraph" style:parent-style-name="Standard">
      <style:paragraph-properties fo:break-before="auto" fo:text-indent="0cm" fo:line-height="115%" fo:margin-left="0cm" style:writing-mode="lr-tb"/>
    </style:style>
    <style:style style:name="T222_1" style:family="text"/>
    <style:style style:name="T222_2" style:family="text"/>
    <style:style style:name="P223" style:family="paragraph" style:parent-style-name="Standard">
      <style:paragraph-properties fo:break-before="auto" fo:text-indent="0cm" fo:line-height="115%" fo:margin-left="0cm" style:writing-mode="lr-tb"/>
    </style:style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P226" style:family="paragraph" style:parent-style-name="Standard">
      <style:paragraph-properties fo:break-before="auto" fo:line-height="115%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P227" style:family="paragraph" style:parent-style-name="Standard">
      <style:paragraph-properties fo:break-before="auto" fo:line-height="115%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T229_11" style:family="text"/>
    <style:style style:name="P230" style:family="paragraph" style:parent-style-name="Standard">
      <style:paragraph-properties fo:break-before="auto" fo:text-indent="0cm" fo:line-height="115%" fo:margin-left="0cm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P231" style:family="paragraph" style:parent-style-name="Standard">
      <style:paragraph-properties fo:break-before="auto" fo:text-indent="0cm" fo:line-height="115%" fo:margin-left="0cm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P232" style:family="paragraph" style:parent-style-name="Standard">
      <style:paragraph-properties fo:break-before="auto" fo:text-indent="0cm" fo:line-height="115%" fo:margin-left="0cm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T232_15" style:family="text"/>
    <style:style style:name="T232_16" style:family="text"/>
    <style:style style:name="T232_17" style:family="text"/>
    <style:style style:name="T232_18" style:family="text"/>
    <style:style style:name="T232_19" style:family="text"/>
    <style:style style:name="P233" style:family="paragraph" style:parent-style-name="Standard">
      <style:paragraph-properties fo:break-before="auto" fo:text-indent="0cm" fo:line-height="115%" fo:margin-left="0cm" style:writing-mode="lr-tb"/>
    </style:style>
    <style:style style:name="P234" style:family="paragraph" style:parent-style-name="Standard">
      <style:paragraph-properties fo:break-before="auto" fo:line-height="115%" style:writing-mode="lr-tb"/>
    </style:style>
    <style:style style:name="P235" style:family="paragraph" style:parent-style-name="Standard">
      <style:paragraph-properties fo:break-before="auto" fo:line-height="115%" style:writing-mode="lr-tb"/>
    </style:style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T236_8" style:family="text"/>
    <style:style style:name="T236_9" style:family="text"/>
    <style:style style:name="T236_10" style:family="text"/>
    <style:style style:name="T236_11" style:family="text"/>
    <style:style style:name="T236_12" style:family="text"/>
    <style:style style:name="T236_13" style:family="text"/>
    <style:style style:name="T236_14" style:family="text"/>
    <style:style style:name="T236_15" style:family="text"/>
    <style:style style:name="T236_16" style:family="text"/>
    <style:style style:name="P237" style:family="paragraph" style:parent-style-name="Standard">
      <style:paragraph-properties fo:break-before="auto" fo:line-height="115%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P238" style:family="paragraph" style:parent-style-name="Standard">
      <style:paragraph-properties fo:break-before="auto" fo:line-height="115%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P239" style:family="paragraph" style:parent-style-name="Standard">
      <style:paragraph-properties fo:break-before="auto" fo:line-height="115%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P240" style:family="paragraph" style:parent-style-name="Standard">
      <style:paragraph-properties fo:break-before="auto" fo:line-height="115%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P241" style:family="paragraph" style:parent-style-name="Standard">
      <style:paragraph-properties fo:break-before="auto" fo:line-height="115%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T241_11" style:family="text"/>
    <style:style style:name="P242" style:family="paragraph" style:parent-style-name="Standard">
      <style:paragraph-properties fo:break-before="auto" fo:line-height="115%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P243" style:family="paragraph" style:parent-style-name="Standard">
      <style:paragraph-properties fo:break-before="auto" fo:line-height="115%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P244" style:family="paragraph" style:parent-style-name="Standard">
      <style:paragraph-properties fo:break-before="auto" fo:text-indent="0cm" fo:line-height="115%" fo:margin-left="0cm" style:writing-mode="lr-tb"/>
    </style:style>
    <style:style style:name="P245" style:family="paragraph" style:parent-style-name="Standard">
      <style:paragraph-properties fo:break-before="auto" fo:text-indent="0cm" fo:line-height="115%" fo:margin-left="0cm" style:writing-mode="lr-tb"/>
    </style:style>
    <style:style style:name="P246" style:family="paragraph" style:parent-style-name="Standard">
      <style:paragraph-properties fo:break-before="auto" fo:line-height="115%" style:writing-mode="lr-tb"/>
    </style:style>
    <style:style style:name="P247" style:family="paragraph" style:parent-style-name="Standard">
      <style:paragraph-properties fo:break-before="auto" fo:line-height="115%" style:writing-mode="lr-tb"/>
    </style:style>
    <style:style style:name="P248" style:family="paragraph" style:parent-style-name="Standard">
      <style:paragraph-properties fo:break-before="auto" fo:line-height="115%" style:writing-mode="lr-tb"/>
    </style:style>
    <style:style style:name="P249" style:family="paragraph" style:parent-style-name="Standard">
      <style:paragraph-properties fo:break-before="auto" fo:line-height="115%" style:writing-mode="lr-tb"/>
    </style:style>
    <style:style style:name="P250" style:family="paragraph" style:parent-style-name="Standard">
      <style:paragraph-properties fo:break-before="auto" fo:line-height="115%" style:writing-mode="lr-tb"/>
    </style:style>
    <style:style style:name="P251" style:family="paragraph" style:parent-style-name="Standard">
      <style:paragraph-properties fo:break-before="auto" fo:line-height="115%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T251_12" style:family="text"/>
    <style:style style:name="P252" style:family="paragraph" style:parent-style-name="Standard">
      <style:paragraph-properties fo:break-before="auto" fo:line-height="115%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P253" style:family="paragraph" style:parent-style-name="Standard">
      <style:paragraph-properties fo:break-before="auto" fo:line-height="115%" style:writing-mode="lr-tb"/>
    </style:style>
    <style:style style:name="T253_1" style:family="text"/>
    <style:style style:name="T253_2" style:family="text"/>
    <style:style style:name="T253_3" style:family="text"/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/>
    <style:style style:name="T255_6" style:family="text"/>
    <style:style style:name="T255_7" style:family="text"/>
    <style:style style:name="T255_8" style:family="text"/>
    <style:style style:name="T255_9" style:family="text"/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T256_9" style:family="text"/>
    <style:style style:name="T256_10" style:family="text"/>
    <style:style style:name="T256_11" style:family="text"/>
    <style:style style:name="T256_12" style:family="text"/>
    <style:style style:name="T256_13" style:family="text"/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P258" style:family="paragraph" style:parent-style-name="Standard">
      <style:paragraph-properties fo:break-before="auto" fo:line-height="115%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T258_6" style:family="text"/>
    <style:style style:name="T258_7" style:family="text"/>
    <style:style style:name="T258_8" style:family="text"/>
    <style:style style:name="T258_9" style:family="text"/>
    <style:style style:name="T258_10" style:family="text"/>
    <style:style style:name="T258_11" style:family="text"/>
    <style:style style:name="P259" style:family="paragraph" style:parent-style-name="Standard">
      <style:paragraph-properties fo:break-before="auto" fo:line-height="115%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T259_7" style:family="text"/>
    <style:style style:name="T259_8" style:family="text"/>
    <style:style style:name="T259_9" style:family="text"/>
    <style:style style:name="T259_10" style:family="text"/>
    <style:style style:name="T259_11" style:family="text"/>
    <style:style style:name="T259_12" style:family="text"/>
    <style:style style:name="T259_13" style:family="text"/>
    <style:style style:name="T259_14" style:family="text"/>
    <style:style style:name="T259_15" style:family="text"/>
    <style:style style:name="T259_16" style:family="text"/>
    <style:style style:name="T259_17" style:family="text"/>
    <style:style style:name="T259_18" style:family="text"/>
    <style:style style:name="T259_19" style:family="text"/>
    <style:style style:name="T259_20" style:family="text"/>
    <style:style style:name="T259_21" style:family="text"/>
    <style:style style:name="T259_22" style:family="text"/>
    <style:style style:name="T259_23" style:family="text"/>
    <style:style style:name="T259_24" style:family="text"/>
    <style:style style:name="T259_25" style:family="text"/>
    <style:style style:name="T259_26" style:family="text"/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T260_9" style:family="text"/>
    <style:style style:name="T260_10" style:family="text"/>
    <style:style style:name="T260_11" style:family="text"/>
    <style:style style:name="T260_12" style:family="text"/>
    <style:style style:name="T260_13" style:family="text"/>
    <style:style style:name="P261" style:family="paragraph" style:parent-style-name="Standard">
      <style:paragraph-properties fo:break-before="auto" fo:line-height="115%" style:writing-mode="lr-tb"/>
    </style:style>
    <style:style style:name="P262" style:family="paragraph" style:parent-style-name="Standard">
      <style:paragraph-properties fo:break-before="auto" fo:line-height="115%" style:writing-mode="lr-tb"/>
    </style:style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P264" style:family="paragraph" style:parent-style-name="Standard">
      <style:paragraph-properties fo:break-before="auto" fo:line-height="115%" style:writing-mode="lr-tb"/>
    </style:style>
    <style:style style:name="T264_1" style:family="text"/>
    <style:style style:name="T264_2" style:family="text"/>
    <style:style style:name="T264_3" style:family="text"/>
    <style:style style:name="P265" style:family="paragraph" style:parent-style-name="Standard">
      <style:paragraph-properties fo:break-before="auto" fo:line-height="115%" style:writing-mode="lr-tb"/>
    </style:style>
    <style:style style:name="P266" style:family="paragraph" style:parent-style-name="Standard">
      <style:paragraph-properties fo:break-before="auto" fo:line-height="115%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T266_8" style:family="text"/>
    <style:style style:name="T266_9" style:family="text"/>
    <style:style style:name="T266_10" style:family="text"/>
    <style:style style:name="T266_11" style:family="text"/>
    <style:style style:name="T266_12" style:family="text"/>
    <style:style style:name="T266_13" style:family="text"/>
    <style:style style:name="T266_14" style:family="text"/>
    <style:style style:name="T266_15" style:family="text"/>
    <style:style style:name="T266_16" style:family="text"/>
    <style:style style:name="T266_17" style:family="text"/>
    <style:style style:name="T266_18" style:family="text"/>
    <style:style style:name="T266_19" style:family="text"/>
    <style:style style:name="P267" style:family="paragraph" style:parent-style-name="Standard">
      <style:paragraph-properties fo:break-before="auto" fo:line-height="115%" style:writing-mode="lr-tb"/>
    </style:style>
    <style:style style:name="T267_1" style:family="text"/>
    <style:style style:name="T267_2" style:family="text"/>
    <style:style style:name="T267_3" style:family="text"/>
    <style:style style:name="P268" style:family="paragraph" style:parent-style-name="Standard">
      <style:paragraph-properties fo:break-before="auto" fo:text-indent="1.27cm" fo:line-height="115%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T268_8" style:family="text"/>
    <style:style style:name="T268_9" style:family="text"/>
    <style:style style:name="T268_10" style:family="text"/>
    <style:style style:name="T268_11" style:family="text"/>
    <style:style style:name="T268_12" style:family="text"/>
    <style:style style:name="T268_13" style:family="text"/>
    <style:style style:name="T268_14" style:family="text"/>
    <style:style style:name="T268_15" style:family="text"/>
    <style:style style:name="T268_16" style:family="text"/>
    <style:style style:name="T268_17" style:family="text"/>
    <style:style style:name="T268_18" style:family="text"/>
    <style:style style:name="P269" style:family="paragraph" style:parent-style-name="Standard">
      <style:paragraph-properties fo:break-before="auto" fo:line-height="115%" style:writing-mode="lr-tb"/>
    </style:style>
    <style:style style:name="P270" style:family="paragraph" style:parent-style-name="Standard">
      <style:paragraph-properties fo:break-before="auto" fo:line-height="115%" style:writing-mode="lr-tb"/>
    </style:style>
    <style:style style:name="T270_1" style:family="text"/>
    <style:style style:name="P271" style:family="paragraph" style:parent-style-name="Standard">
      <style:paragraph-properties fo:break-before="auto" fo:line-height="115%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T271_10" style:family="text"/>
    <style:style style:name="T271_11" style:family="text"/>
    <style:style style:name="T271_12" style:family="text"/>
    <style:style style:name="P272" style:family="paragraph" style:parent-style-name="Standard">
      <style:paragraph-properties fo:break-before="auto" fo:line-height="115%" style:writing-mode="lr-tb"/>
    </style:style>
    <style:style style:name="T272_1" style:family="text"/>
    <style:style style:name="T272_2" style:family="text"/>
    <style:style style:name="T272_3" style:family="text"/>
    <style:style style:name="P273" style:family="paragraph" style:parent-style-name="Standard">
      <style:paragraph-properties fo:break-before="auto" fo:text-indent="1.27cm" fo:line-height="115%" style:writing-mode="lr-tb"/>
    </style:style>
    <style:style style:name="T273_1" style:family="text"/>
    <style:style style:name="T273_2" style:family="text"/>
    <style:style style:name="T273_3" style:family="text"/>
    <style:style style:name="T273_4" style:family="text"/>
    <style:style style:name="T273_5" style:family="text"/>
    <style:style style:name="T273_6" style:family="text"/>
    <style:style style:name="T273_7" style:family="text"/>
    <style:style style:name="T273_8" style:family="text"/>
    <style:style style:name="T273_9" style:family="text"/>
    <style:style style:name="T273_10" style:family="text"/>
    <style:style style:name="T273_11" style:family="text"/>
    <style:style style:name="T273_12" style:family="text"/>
    <style:style style:name="T273_13" style:family="text"/>
    <style:style style:name="T273_14" style:family="text"/>
    <style:style style:name="T273_15" style:family="text"/>
    <style:style style:name="T273_16" style:family="text"/>
    <style:style style:name="P274" style:family="paragraph" style:parent-style-name="Standard">
      <style:paragraph-properties fo:break-before="auto" fo:line-height="115%" style:writing-mode="lr-tb"/>
    </style:style>
    <style:style style:name="P275" style:family="paragraph" style:parent-style-name="Standard">
      <style:paragraph-properties fo:break-before="auto" fo:line-height="115%" style:writing-mode="lr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/>
    <style:style style:name="T275_6" style:family="text"/>
    <style:style style:name="T275_7" style:family="text"/>
    <style:style style:name="T275_8" style:family="text"/>
    <style:style style:name="T275_9" style:family="text"/>
    <style:style style:name="T275_10" style:family="text"/>
    <style:style style:name="T275_11" style:family="text"/>
    <style:style style:name="T275_12" style:family="text"/>
    <style:style style:name="T275_13" style:family="text"/>
    <style:style style:name="T275_14" style:family="text"/>
    <style:style style:name="T275_15" style:family="text"/>
    <style:style style:name="T275_16" style:family="text"/>
    <style:style style:name="P276" style:family="paragraph" style:parent-style-name="Standard">
      <style:paragraph-properties fo:break-before="auto" fo:line-height="115%" style:writing-mode="lr-tb"/>
    </style:style>
    <style:style style:name="T276_1" style:family="text"/>
    <style:style style:name="T276_2" style:family="text"/>
    <style:style style:name="T276_3" style:family="text"/>
    <style:style style:name="P277" style:family="paragraph" style:parent-style-name="Standard">
      <style:paragraph-properties fo:break-before="auto" fo:text-indent="0cm" fo:line-height="115%" fo:margin-left="1.27cm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T277_10" style:family="text"/>
    <style:style style:name="T277_11" style:family="text"/>
    <style:style style:name="T277_12" style:family="text"/>
    <style:style style:name="T277_13" style:family="text"/>
    <style:style style:name="T277_14" style:family="text"/>
    <style:style style:name="T277_15" style:family="text"/>
    <style:style style:name="T277_16" style:family="text"/>
    <style:style style:name="P278" style:family="paragraph" style:parent-style-name="Standard">
      <style:paragraph-properties fo:break-before="auto" fo:line-height="115%" style:writing-mode="lr-tb"/>
    </style:style>
    <style:style style:name="P279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Aquaria</text:span><text:span text:style-name="T1_2">:<text:s/></text:span><text:span text:style-name="T1_3">Lichter</text:span><text:span text:style-name="T1_4"><text:s/></text:span><text:span text:style-name="T1_5">der</text:span><text:span text:style-name="T1_6"><text:s/></text:span><text:span text:style-name="T1_7">Tiefe</text:span><text:span text:style-name="T1_8"><text:s/></text:span></text:p>
      <text:p text:style-name="P2"/>
      <text:p text:style-name="P3"><text:span text:style-name="T3_1">Campbell</text:span><text:span text:style-name="T3_2">:</text:span></text:p>
      <text:p text:style-name="P4"><text:span text:style-name="T4_1">Berufung</text:span></text:p>
      <text:p text:style-name="P5"><text:span text:style-name="T5_1">Weigerung</text:span></text:p>
      <text:p text:style-name="P6"><text:span text:style-name="T6_1">Übernatürliche</text:span><text:span text:style-name="T6_2"><text:s/></text:span><text:span text:style-name="T6_3">Hilfe</text:span></text:p>
      <text:p text:style-name="P7"><text:span text:style-name="T7_1">Das</text:span><text:span text:style-name="T7_2"><text:s/></text:span><text:span text:style-name="T7_3">Überschreiten</text:span><text:span text:style-name="T7_4"><text:s/></text:span><text:span text:style-name="T7_5">der</text:span><text:span text:style-name="T7_6"><text:s/></text:span><text:span text:style-name="T7_7">Schwelle</text:span></text:p>
      <text:p text:style-name="P8"><text:span text:style-name="T8_1">Der</text:span><text:span text:style-name="T8_2"><text:s/></text:span><text:span text:style-name="T8_3">Bauch</text:span><text:span text:style-name="T8_4"><text:s/></text:span><text:span text:style-name="T8_5">des</text:span><text:span text:style-name="T8_6"><text:s/></text:span><text:span text:style-name="T8_7">Wahlfische</text:span></text:p>
      <text:p text:style-name="P9"><text:span text:style-name="T9_1">Der</text:span><text:span text:style-name="T9_2"><text:s/></text:span><text:span text:style-name="T9_3">Weg</text:span><text:span text:style-name="T9_4"><text:s/></text:span><text:span text:style-name="T9_5">der</text:span><text:span text:style-name="T9_6"><text:s/></text:span><text:span text:style-name="T9_7">Prüfunge</text:span></text:p>
      <text:p text:style-name="P10"><text:span text:style-name="T10_1">Die</text:span><text:span text:style-name="T10_2"><text:s/></text:span><text:span text:style-name="T10_3">Begegnung</text:span><text:span text:style-name="T10_4"><text:s/></text:span><text:span text:style-name="T10_5">mit</text:span><text:span text:style-name="T10_6"><text:s/></text:span><text:span text:style-name="T10_7">der</text:span><text:span text:style-name="T10_8"><text:s/></text:span><text:span text:style-name="T10_9">Götti</text:span></text:p>
      <text:p text:style-name="P11"><text:span text:style-name="T11_1">Das</text:span><text:span text:style-name="T11_2"><text:s/></text:span><text:span text:style-name="T11_3">Weib</text:span><text:span text:style-name="T11_4"><text:s/></text:span><text:span text:style-name="T11_5">als</text:span><text:span text:style-name="T11_6"><text:s/></text:span><text:span text:style-name="T11_7">Verführerin</text:span></text:p>
      <text:p text:style-name="P12"><text:span text:style-name="T12_1">Versöhnung</text:span><text:span text:style-name="T12_2"><text:s/></text:span><text:span text:style-name="T12_3">mit</text:span><text:span text:style-name="T12_4"><text:s/></text:span><text:span text:style-name="T12_5">dem</text:span><text:span text:style-name="T12_6"><text:s/></text:span><text:span text:style-name="T12_7">Vater</text:span></text:p>
      <text:p text:style-name="P13"><text:span text:style-name="T13_1">Apotheose</text:span></text:p>
      <text:p text:style-name="P14"><text:span text:style-name="T14_1">Die</text:span><text:span text:style-name="T14_2"><text:s/></text:span><text:span text:style-name="T14_3">Endgültige</text:span><text:span text:style-name="T14_4"><text:s/></text:span><text:span text:style-name="T14_5">Segnun</text:span></text:p>
      <text:p text:style-name="P15"><text:span text:style-name="T15_1">Die</text:span><text:span text:style-name="T15_2"><text:s/></text:span><text:span text:style-name="T15_3">Verweigerung</text:span><text:span text:style-name="T15_4"><text:s/></text:span><text:span text:style-name="T15_5">der</text:span><text:span text:style-name="T15_6"><text:s/></text:span><text:span text:style-name="T15_7">Rückkehr</text:span></text:p>
      <text:p text:style-name="P16"><text:span text:style-name="T16_1">Die</text:span><text:span text:style-name="T16_2"><text:s/></text:span><text:span text:style-name="T16_3">magische</text:span><text:span text:style-name="T16_4"><text:s/></text:span><text:span text:style-name="T16_5">Fluch</text:span></text:p>
      <text:p text:style-name="P17"><text:span text:style-name="T17_1">Rettung</text:span><text:span text:style-name="T17_2"><text:s/></text:span><text:span text:style-name="T17_3">von</text:span><text:span text:style-name="T17_4"><text:s/></text:span><text:span text:style-name="T17_5">außen</text:span></text:p>
      <text:p text:style-name="P18"><text:span text:style-name="T18_1">Die</text:span><text:span text:style-name="T18_2"><text:s/></text:span><text:span text:style-name="T18_3">Rückkehr</text:span><text:span text:style-name="T18_4"><text:s/></text:span><text:span text:style-name="T18_5">über</text:span><text:span text:style-name="T18_6"><text:s/></text:span><text:span text:style-name="T18_7">die</text:span><text:span text:style-name="T18_8"><text:s/></text:span><text:span text:style-name="T18_9">Schwelle</text:span></text:p>
      <text:p text:style-name="P19"><text:span text:style-name="T19_1">Herr</text:span><text:span text:style-name="T19_2"><text:s/></text:span><text:span text:style-name="T19_3">der</text:span><text:span text:style-name="T19_4"><text:s/></text:span><text:span text:style-name="T19_5">zwei</text:span><text:span text:style-name="T19_6"><text:s/></text:span><text:span text:style-name="T19_7">Welten</text:span></text:p>
      <text:p text:style-name="P20"><text:span text:style-name="T20_1">Freiheit</text:span><text:span text:style-name="T20_2"><text:s/></text:span><text:span text:style-name="T20_3">zum</text:span><text:span text:style-name="T20_4"><text:s/></text:span><text:span text:style-name="T20_5">Leben</text:span></text:p>
      <text:p text:style-name="P21"/>
      <text:p text:style-name="P22"/>
      <text:p text:style-name="P23"><text:span text:style-name="T23_1">Vogler</text:span><text:span text:style-name="T23_2">:</text:span></text:p>
      <text:p text:style-name="P24"><text:span text:style-name="T24_1">Ordenary</text:span><text:span text:style-name="T24_2"><text:s/></text:span><text:span text:style-name="T24_3">World</text:span></text:p>
      <text:p text:style-name="P25"><text:span text:style-name="T25_1">Call</text:span><text:span text:style-name="T25_2"><text:s/></text:span><text:span text:style-name="T25_3">to</text:span><text:span text:style-name="T25_4"><text:s/></text:span><text:span text:style-name="T25_5">Adventure</text:span></text:p>
      <text:p text:style-name="P26"><text:span text:style-name="T26_1">Refusal</text:span><text:span text:style-name="T26_2"><text:s/></text:span><text:span text:style-name="T26_3">of</text:span><text:span text:style-name="T26_4"><text:s/></text:span><text:span text:style-name="T26_5">the</text:span><text:span text:style-name="T26_6"><text:s/></text:span><text:span text:style-name="T26_7">Call</text:span></text:p>
      <text:p text:style-name="P27"><text:span text:style-name="T27_1">Meeting</text:span><text:span text:style-name="T27_2"><text:s/></text:span><text:span text:style-name="T27_3">the</text:span><text:span text:style-name="T27_4"><text:s/></text:span><text:span text:style-name="T27_5">Mentor</text:span></text:p>
      <text:p text:style-name="P28"><text:span text:style-name="T28_1">Crossing</text:span><text:span text:style-name="T28_2"><text:s/></text:span><text:span text:style-name="T28_3">the</text:span><text:span text:style-name="T28_4"><text:s/></text:span><text:span text:style-name="T28_5">Threshold</text:span></text:p>
      <text:p text:style-name="P29"><text:span text:style-name="T29_1">Test</text:span><text:span text:style-name="T29_2">,<text:s/></text:span><text:span text:style-name="T29_3">Allies</text:span><text:span text:style-name="T29_4">,<text:s/></text:span><text:span text:style-name="T29_5">Enemies</text:span></text:p>
      <text:p text:style-name="P30"><text:span text:style-name="T30_1">Approach</text:span></text:p>
      <text:p text:style-name="P31"><text:span text:style-name="T31_1">Ordeal</text:span><text:span text:style-name="T31_2">,<text:s/></text:span><text:span text:style-name="T31_3">Death</text:span><text:span text:style-name="T31_4"><text:s/></text:span><text:span text:style-name="T31_5">and</text:span><text:span text:style-name="T31_6"><text:s/></text:span><text:span text:style-name="T31_7">Rebirth</text:span></text:p>
      <text:p text:style-name="P32"><text:span text:style-name="T32_1">Reward</text:span><text:span text:style-name="T32_2">,<text:s/></text:span><text:span text:style-name="T32_3">Seizing</text:span><text:span text:style-name="T32_4"><text:s/></text:span><text:span text:style-name="T32_5">the</text:span><text:span text:style-name="T32_6"><text:s/></text:span><text:span text:style-name="T32_7">Sword</text:span></text:p>
      <text:p text:style-name="P33"><text:span text:style-name="T33_1">The</text:span><text:span text:style-name="T33_2"><text:s/></text:span><text:span text:style-name="T33_3">Road</text:span><text:span text:style-name="T33_4"><text:s/></text:span><text:span text:style-name="T33_5">back</text:span></text:p>
      <text:p text:style-name="P34"><text:span text:style-name="T34_1">Resurrection</text:span></text:p>
      <text:p text:style-name="P35"><text:span text:style-name="T35_1">Return</text:span><text:span text:style-name="T35_2"><text:s/></text:span><text:span text:style-name="T35_3">with</text:span><text:span text:style-name="T35_4"><text:s/></text:span><text:span text:style-name="T35_5">Elexir</text:span></text:p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><text:span text:style-name="T44_1">Archetype</text:span><text:span text:style-name="T44_2">:</text:span></text:p>
      <text:p text:style-name="P45"/>
      <text:p text:style-name="P46"><text:span text:style-name="T46_1">Hero</text:span></text:p>
      <text:p text:style-name="P47"><text:span text:style-name="T47_1">Mentor</text:span></text:p>
      <text:p text:style-name="P48"><text:span text:style-name="T48_1">Treshold</text:span><text:span text:style-name="T48_2"><text:s/></text:span><text:span text:style-name="T48_3">Guardian</text:span></text:p>
      <text:p text:style-name="P49"><text:span text:style-name="T49_1">Herald</text:span></text:p>
      <text:p text:style-name="P50"><text:span text:style-name="T50_1">Shapeshifter</text:span></text:p>
      <text:p text:style-name="P51"><text:span text:style-name="T51_1">Shadow</text:span></text:p>
      <text:p text:style-name="P52"><text:span text:style-name="T52_1">Ally</text:span></text:p>
      <text:p text:style-name="P53"><text:span text:style-name="T53_1">Trickster</text:span></text:p>
      <text:p text:style-name="P54"/>
      <text:p text:style-name="P55"/>
      <text:p text:style-name="P56"><text:span text:style-name="T56_1">Characters</text:span><text:span text:style-name="T56_2">:</text:span></text:p>
      <text:p text:style-name="P57"/>
      <text:p text:style-name="P58"><text:span text:style-name="T58_1">Emily</text:span><text:span text:style-name="T58_2">’</text:span><text:span text:style-name="T58_3">s</text:span><text:span text:style-name="T58_4"><text:s/></text:span><text:span text:style-name="T58_5">Mutter</text:span><text:span text:style-name="T58_6">:</text:span></text:p>
      <text:p text:style-name="P59"><text:span text:style-name="T59_1"><text:tab/></text:span><text:span text:style-name="T59_2">Herald</text:span><text:span text:style-name="T59_3"><text:s/></text:span><text:span text:style-name="T59_4">in</text:span><text:span text:style-name="T59_5"><text:s/>1.<text:s/></text:span><text:span text:style-name="T59_6">Heldenreise</text:span></text:p>
      <text:p text:style-name="P60"><text:span text:style-name="T60_1">Emily</text:span><text:span text:style-name="T60_2">:<text:s/></text:span></text:p>
      <text:p text:style-name="P61"><text:span text:style-name="T61_1">Hero</text:span><text:span text:style-name="T61_2"><text:s/></text:span><text:span text:style-name="T61_3">in</text:span><text:span text:style-name="T61_4"><text:s/>1./2.</text:span><text:span text:style-name="T61_5">Heldenreisen</text:span><text:span text:style-name="T61_6">,<text:s/></text:span></text:p>
      <text:p text:style-name="P62"><text:span text:style-name="T62_1">Schatten</text:span><text:span text:style-name="T62_2"><text:s/></text:span><text:span text:style-name="T62_3">in</text:span><text:span text:style-name="T62_4"><text:s/>(1./)2.<text:s/></text:span><text:span text:style-name="T62_5">Heldenreise</text:span><text:span text:style-name="T62_6">,<text:s/></text:span></text:p>
      <text:p text:style-name="P63"><text:span text:style-name="T63_1">Mentor</text:span><text:span text:style-name="T63_2"><text:s/></text:span><text:span text:style-name="T63_3">in</text:span><text:span text:style-name="T63_4"><text:s/>4.<text:s/></text:span><text:span text:style-name="T63_5">Heldenreise</text:span></text:p>
      <text:p text:style-name="P64"><text:span text:style-name="T64_1">tote</text:span><text:span text:style-name="T64_2"><text:s/></text:span><text:span text:style-name="T64_3">Mutter</text:span><text:span text:style-name="T64_4">:<text:s/></text:span></text:p>
      <text:p text:style-name="P65"><text:span text:style-name="T65_1">Schwellenwächter</text:span><text:span text:style-name="T65_2"><text:s/>+<text:s/></text:span><text:span text:style-name="T65_3">Mentor</text:span><text:span text:style-name="T65_4"><text:s/></text:span><text:span text:style-name="T65_5">in</text:span><text:span text:style-name="T65_6"><text:s/>2.<text:s/></text:span><text:span text:style-name="T65_7">Heldenreise</text:span></text:p>
      <text:p text:style-name="P66"><text:span text:style-name="T66_1">Sohn</text:span><text:span text:style-name="T66_2">:</text:span></text:p>
      <text:p text:style-name="P67"><text:span text:style-name="T67_1"><text:tab/></text:span><text:span text:style-name="T67_2">Ally</text:span><text:span text:style-name="T67_3"><text:s/></text:span><text:span text:style-name="T67_4">in</text:span><text:span text:style-name="T67_5"><text:s/>2.<text:s/></text:span><text:span text:style-name="T67_6">Heldenreise</text:span></text:p>
      <text:p text:style-name="P68"><text:span text:style-name="T68_1">Emily</text:span><text:span text:style-name="T68_2">’</text:span><text:span text:style-name="T68_3">s</text:span><text:span text:style-name="T68_4"><text:s/></text:span><text:span text:style-name="T68_5">Vater</text:span><text:span text:style-name="T68_6">:<text:s/></text:span></text:p>
      <text:p text:style-name="P69"><text:span text:style-name="T69_1">Schatten</text:span><text:span text:style-name="T69_2"><text:s/></text:span><text:span text:style-name="T69_3">in</text:span><text:span text:style-name="T69_4"><text:s/>1.<text:s/></text:span><text:span text:style-name="T69_5">Heldenreise</text:span></text:p>
      <text:p text:style-name="P70"><text:span text:style-name="T70_1">Entführer</text:span><text:span text:style-name="T70_2">:</text:span></text:p>
      <text:p text:style-name="P71"><text:span text:style-name="T71_1"><text:tab/></text:span><text:span text:style-name="T71_2">Schatten</text:span><text:span text:style-name="T71_3"><text:s/></text:span><text:span text:style-name="T71_4">in</text:span><text:span text:style-name="T71_5"><text:s/>2.<text:s/></text:span><text:span text:style-name="T71_6">Heldenreise</text:span></text:p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><text:span text:style-name="T79_1">-<text:s/></text:span><text:span text:style-name="T79_2">Emily</text:span><text:span text:style-name="T79_3">,<text:s/></text:span><text:span text:style-name="T79_4">die</text:span><text:span text:style-name="T79_5"><text:s/></text:span><text:span text:style-name="T79_6">bei</text:span><text:span text:style-name="T79_7"><text:s/></text:span><text:span text:style-name="T79_8">ihrer</text:span><text:span text:style-name="T79_9"><text:s/></text:span><text:span text:style-name="T79_10">Mutter</text:span><text:span text:style-name="T79_11"><text:s/></text:span><text:span text:style-name="T79_12">aufwuchs</text:span><text:span text:style-name="T79_13">,<text:s/></text:span><text:span text:style-name="T79_14">erhält</text:span><text:span text:style-name="T79_15"><text:s/></text:span><text:span text:style-name="T79_16">zu</text:span><text:span text:style-name="T79_17"><text:s/></text:span><text:span text:style-name="T79_18">ihrem</text:span><text:span text:style-name="T79_19"><text:s/>18<text:s/></text:span><text:span text:style-name="T79_20">Geburtstag</text:span><text:span text:style-name="T79_21"><text:s/></text:span><text:span text:style-name="T79_22">eine</text:span><text:span text:style-name="T79_23"><text:s/></text:span><text:span text:style-name="T79_24">Einladung</text:span><text:span text:style-name="T79_25"><text:s/></text:span><text:span text:style-name="T79_26">von</text:span><text:span text:style-name="T79_27"><text:s/></text:span><text:span text:style-name="T79_28">ihrem</text:span><text:span text:style-name="T79_29"><text:s/></text:span><text:span text:style-name="T79_30">bis</text:span><text:span text:style-name="T79_31"><text:s/></text:span><text:span text:style-name="T79_32">jetzt</text:span><text:span text:style-name="T79_33"><text:s/></text:span><text:span text:style-name="T79_34">ihr</text:span><text:span text:style-name="T79_35"><text:s/></text:span><text:span text:style-name="T79_36">unbekannten</text:span><text:span text:style-name="T79_37"><text:s/></text:span><text:span text:style-name="T79_38">Vater</text:span><text:span text:style-name="T79_39">.</text:span></text:p>
      <text:p text:style-name="P80"/>
      <text:p text:style-name="P81"><text:span text:style-name="T81_1">-<text:s/></text:span><text:span text:style-name="T81_2">Ihr</text:span><text:span text:style-name="T81_3"><text:s/></text:span><text:span text:style-name="T81_4">Vater</text:span><text:span text:style-name="T81_5"><text:s/></text:span><text:span text:style-name="T81_6">lebt</text:span><text:span text:style-name="T81_7"><text:s/></text:span><text:span text:style-name="T81_8">auf</text:span><text:span text:style-name="T81_9"><text:s/></text:span><text:span text:style-name="T81_10">einer</text:span><text:span text:style-name="T81_11"><text:s/></text:span><text:span text:style-name="T81_12">fernen</text:span><text:span text:style-name="T81_13"><text:s/></text:span><text:span text:style-name="T81_14">Insel</text:span><text:span text:style-name="T81_15">.<text:s/></text:span><text:span text:style-name="T81_16">Sie</text:span><text:span text:style-name="T81_17"><text:s/></text:span><text:span text:style-name="T81_18">hat</text:span><text:span text:style-name="T81_19"><text:s/></text:span><text:span text:style-name="T81_20">keine</text:span><text:span text:style-name="T81_21"><text:s/></text:span><text:span text:style-name="T81_22">Erinnerungen</text:span><text:span text:style-name="T81_23"><text:s/></text:span><text:span text:style-name="T81_24">an</text:span><text:span text:style-name="T81_25"><text:s/></text:span><text:span text:style-name="T81_26">ihren</text:span><text:span text:style-name="T81_27"><text:s/></text:span><text:span text:style-name="T81_28">Vater</text:span><text:span text:style-name="T81_29">,<text:s/></text:span><text:span text:style-name="T81_30">aber</text:span><text:span text:style-name="T81_31"><text:s/></text:span><text:span text:style-name="T81_32">ein</text:span><text:span text:style-name="T81_33"><text:s/></text:span><text:span text:style-name="T81_34">Foto</text:span><text:span text:style-name="T81_35"><text:s/></text:span><text:span text:style-name="T81_36">um</text:span><text:span text:style-name="T81_37"><text:s/></text:span><text:span text:style-name="T81_38">ihn</text:span><text:span text:style-name="T81_39"><text:s/></text:span><text:span text:style-name="T81_40">zu</text:span><text:span text:style-name="T81_41"><text:s/></text:span><text:span text:style-name="T81_42">erkennen</text:span><text:span text:style-name="T81_43"><text:s/>(</text:span><text:span text:style-name="T81_44">das</text:span><text:span text:style-name="T81_45"><text:s/></text:span><text:span text:style-name="T81_46">er</text:span><text:span text:style-name="T81_47"><text:s/></text:span><text:span text:style-name="T81_48">mitgeschickt</text:span><text:span text:style-name="T81_49"><text:s/></text:span><text:span text:style-name="T81_50">hat</text:span><text:span text:style-name="T81_51">).</text:span></text:p>
      <text:p text:style-name="P82"/>
      <text:p text:style-name="P83"><text:span text:style-name="T83_1">-</text:span><text:span text:style-name="T83_2">Innerlich</text:span><text:span text:style-name="T83_3"><text:s/></text:span><text:span text:style-name="T83_4">zerrissen</text:span><text:span text:style-name="T83_5"><text:s/></text:span><text:span text:style-name="T83_6">von</text:span><text:span text:style-name="T83_7"><text:s/></text:span><text:span text:style-name="T83_8">der</text:span><text:span text:style-name="T83_9"><text:s/></text:span><text:span text:style-name="T83_10">Tatsache</text:span><text:span text:style-name="T83_11">,<text:s/></text:span><text:span text:style-name="T83_12">dass</text:span><text:span text:style-name="T83_13"><text:s/></text:span><text:span text:style-name="T83_14">ihr</text:span><text:span text:style-name="T83_15"><text:s/></text:span><text:span text:style-name="T83_16">leiblicher</text:span><text:span text:style-name="T83_17"><text:s/></text:span><text:span text:style-name="T83_18">Vater</text:span><text:span text:style-name="T83_19"><text:s/></text:span><text:span text:style-name="T83_20">sie</text:span><text:span text:style-name="T83_21"><text:s/></text:span><text:span text:style-name="T83_22">bis</text:span><text:span text:style-name="T83_23"><text:s/></text:span><text:span text:style-name="T83_24">jetzt</text:span><text:span text:style-name="T83_25"><text:s/></text:span><text:span text:style-name="T83_26">nie</text:span><text:span text:style-name="T83_27"><text:s/></text:span><text:span text:style-name="T83_28">kontaktiert</text:span><text:span text:style-name="T83_29"><text:s/></text:span><text:span text:style-name="T83_30">oder</text:span><text:span text:style-name="T83_31"><text:s/></text:span><text:span text:style-name="T83_32">besucht</text:span><text:span text:style-name="T83_33"><text:s/></text:span><text:span text:style-name="T83_34">hatte</text:span><text:span text:style-name="T83_35">,<text:s/></text:span><text:span text:style-name="T83_36">begibt</text:span><text:span text:style-name="T83_37"><text:s/></text:span><text:span text:style-name="T83_38">sie</text:span><text:span text:style-name="T83_39"><text:s/></text:span><text:span text:style-name="T83_40">sich</text:span><text:span text:style-name="T83_41"><text:s/></text:span><text:span text:style-name="T83_42">schließlich</text:span><text:span text:style-name="T83_43"><text:s/></text:span><text:span text:style-name="T83_44">auf</text:span><text:span text:style-name="T83_45"><text:s/></text:span><text:span text:style-name="T83_46">den</text:span><text:span text:style-name="T83_47"><text:s/></text:span><text:span text:style-name="T83_48">Weg</text:span><text:span text:style-name="T83_49">.<text:s/></text:span></text:p>
      <text:p text:style-name="P84"/>
      <text:p text:style-name="P85"><text:span text:style-name="T85_1">-<text:s/></text:span><text:span text:style-name="T85_2">Emily</text:span><text:span text:style-name="T85_3"><text:s/></text:span><text:span text:style-name="T85_4">kommt</text:span><text:span text:style-name="T85_5"><text:s/></text:span><text:span text:style-name="T85_6">mit</text:span><text:span text:style-name="T85_7"><text:s/></text:span><text:span text:style-name="T85_8">einer</text:span><text:span text:style-name="T85_9"><text:s/></text:span><text:span text:style-name="T85_10">Fähre</text:span><text:span text:style-name="T85_11"><text:s/></text:span><text:span text:style-name="T85_12">am</text:span><text:span text:style-name="T85_13"><text:s/></text:span><text:span text:style-name="T85_14">Hafen</text:span><text:span text:style-name="T85_15"><text:s/></text:span><text:span text:style-name="T85_16">an</text:span><text:span text:style-name="T85_17">.<text:s/></text:span><text:span text:style-name="T85_18">Sie</text:span><text:span text:style-name="T85_19"><text:s/></text:span><text:span text:style-name="T85_20">will</text:span><text:span text:style-name="T85_21"><text:s/></text:span><text:span text:style-name="T85_22">den</text:span><text:span text:style-name="T85_23"><text:s/></text:span><text:span text:style-name="T85_24">Steg</text:span><text:span text:style-name="T85_25"><text:s/></text:span><text:span text:style-name="T85_26">betreten</text:span><text:span text:style-name="T85_27"><text:s/></text:span><text:span text:style-name="T85_28">um</text:span><text:span text:style-name="T85_29"><text:s/></text:span><text:span text:style-name="T85_30">an</text:span><text:span text:style-name="T85_31"><text:s/></text:span><text:span text:style-name="T85_32">Land</text:span><text:span text:style-name="T85_33"><text:s/></text:span><text:span text:style-name="T85_34">zu</text:span><text:span text:style-name="T85_35"><text:s/></text:span><text:span text:style-name="T85_36">gehen</text:span><text:span text:style-name="T85_37">.<text:s/></text:span></text:p>
      <text:p text:style-name="P86"/>
      <text:p text:style-name="P87"><text:span text:style-name="T87_1">-<text:s/></text:span><text:span text:style-name="T87_2">Da</text:span><text:span text:style-name="T87_3"><text:s/></text:span><text:span text:style-name="T87_4">sieht</text:span><text:span text:style-name="T87_5"><text:s/></text:span><text:span text:style-name="T87_6">sie</text:span><text:span text:style-name="T87_7"><text:s/></text:span><text:span text:style-name="T87_8">ihren</text:span><text:span text:style-name="T87_9"><text:s/></text:span><text:span text:style-name="T87_10">Vater</text:span><text:span text:style-name="T87_11">,<text:s/></text:span><text:span text:style-name="T87_12">zögert</text:span><text:span text:style-name="T87_13"><text:s/></text:span><text:span text:style-name="T87_14">und</text:span><text:span text:style-name="T87_15"><text:s/></text:span><text:span text:style-name="T87_16">macht</text:span><text:span text:style-name="T87_17"><text:s/></text:span><text:span text:style-name="T87_18">einen</text:span><text:span text:style-name="T87_19"><text:s/></text:span><text:span text:style-name="T87_20">Schritt</text:span><text:span text:style-name="T87_21"><text:s/></text:span><text:span text:style-name="T87_22">zurück</text:span><text:span text:style-name="T87_23">.<text:s/></text:span><text:span text:style-name="T87_24">Sie</text:span><text:span text:style-name="T87_25"><text:s/></text:span><text:span text:style-name="T87_26">stolpert</text:span><text:span text:style-name="T87_27"><text:s/></text:span><text:span text:style-name="T87_28">und</text:span><text:span text:style-name="T87_29"><text:s/></text:span><text:span text:style-name="T87_30">fällt</text:span><text:span text:style-name="T87_31"><text:s/></text:span><text:span text:style-name="T87_32">ins</text:span><text:span text:style-name="T87_33"><text:s/></text:span><text:span text:style-name="T87_34">Wasser</text:span><text:span text:style-name="T87_35">.</text:span></text:p>
      <text:p text:style-name="P88"/>
      <text:p text:style-name="P89"><text:span text:style-name="T89_1">-<text:s/></text:span><text:span text:style-name="T89_2">die</text:span><text:span text:style-name="T89_3"><text:s/></text:span><text:span text:style-name="T89_4">Szene</text:span><text:span text:style-name="T89_5"><text:s/></text:span><text:span text:style-name="T89_6">wechselt</text:span><text:span text:style-name="T89_7"><text:s/></text:span><text:span text:style-name="T89_8">zu</text:span><text:span text:style-name="T89_9"><text:s/></text:span><text:span text:style-name="T89_10">dem</text:span><text:span text:style-name="T89_11"><text:s/></text:span><text:span text:style-name="T89_12">Fall</text:span><text:span text:style-name="T89_13"><text:s/></text:span><text:span text:style-name="T89_14">durch</text:span><text:span text:style-name="T89_15"><text:s/></text:span><text:span text:style-name="T89_16">die</text:span><text:span text:style-name="T89_17"><text:s/></text:span><text:span text:style-name="T89_18">Oberfläche</text:span><text:span text:style-name="T89_19"><text:s/></text:span><text:span text:style-name="T89_20">des</text:span><text:span text:style-name="T89_21"><text:s/></text:span><text:span text:style-name="T89_22">Wassers</text:span><text:span text:style-name="T89_23"><text:s/>(</text:span><text:span text:style-name="T89_24">Eintritt</text:span><text:span text:style-name="T89_25"><text:s/></text:span><text:span text:style-name="T89_26">in</text:span><text:span text:style-name="T89_27"><text:s/></text:span><text:span text:style-name="T89_28">die</text:span><text:span text:style-name="T89_29"><text:s/></text:span><text:span text:style-name="T89_30">Traumwelt</text:span><text:span text:style-name="T89_31">)</text:span></text:p>
      <text:p text:style-name="P90"/>
      <text:p text:style-name="P91"><text:span text:style-name="T91_1">-<text:s/></text:span><text:span text:style-name="T91_2">hinter</text:span><text:span text:style-name="T91_3"><text:s/></text:span><text:span text:style-name="T91_4">ihr</text:span><text:span text:style-name="T91_5"><text:s/></text:span><text:span text:style-name="T91_6">sieht</text:span><text:span text:style-name="T91_7"><text:s/></text:span><text:span text:style-name="T91_8">sie</text:span><text:span text:style-name="T91_9"><text:s/></text:span><text:span text:style-name="T91_10">wie</text:span><text:span text:style-name="T91_11"><text:s/></text:span><text:span text:style-name="T91_12">ein</text:span><text:span text:style-name="T91_13"><text:s/></text:span><text:span text:style-name="T91_14">Portal</text:span><text:span text:style-name="T91_15"><text:s/></text:span><text:span text:style-name="T91_16">sich</text:span><text:span text:style-name="T91_17"><text:s/></text:span><text:span text:style-name="T91_18">schließt</text:span><text:span text:style-name="T91_19">,<text:s/></text:span><text:span text:style-name="T91_20">wobei</text:span><text:span text:style-name="T91_21"><text:s/></text:span></text:p>
      <text:p text:style-name="P92"/>
      <text:p text:style-name="P93"/>
      <text:p text:style-name="P94"/>
      <text:p text:style-name="P95"><text:span text:style-name="T95_1">-<text:s/></text:span><text:span text:style-name="T95_2">Wasserwelt</text:span><text:span text:style-name="T95_3">:<text:s/></text:span></text:p>
      <text:p text:style-name="P96"><text:span text:style-name="T96_1">-<text:s/></text:span><text:span text:style-name="T96_2">Emily</text:span><text:span text:style-name="T96_3"><text:s/></text:span><text:span text:style-name="T96_4">fällt</text:span><text:span text:style-name="T96_5"><text:s/></text:span><text:span text:style-name="T96_6">durch</text:span><text:span text:style-name="T96_7"><text:s/></text:span><text:span text:style-name="T96_8">dunklen</text:span><text:span text:style-name="T96_9"><text:s/></text:span><text:span text:style-name="T96_10">Tunnel</text:span></text:p>
      <text:p text:style-name="P97"><text:span text:style-name="T97_1">-<text:s/></text:span><text:span text:style-name="T97_2">sie</text:span><text:span text:style-name="T97_3"><text:s/></text:span><text:span text:style-name="T97_4">versucht</text:span><text:span text:style-name="T97_5"><text:s/></text:span><text:span text:style-name="T97_6">wieder</text:span><text:span text:style-name="T97_7"><text:s/></text:span><text:span text:style-name="T97_8">nach</text:span><text:span text:style-name="T97_9"><text:s/></text:span><text:span text:style-name="T97_10">oben</text:span><text:span text:style-name="T97_11"><text:s/></text:span><text:span text:style-name="T97_12">zu</text:span><text:span text:style-name="T97_13"><text:s/></text:span><text:span text:style-name="T97_14">kommen</text:span><text:span text:style-name="T97_15">,<text:s/></text:span><text:span text:style-name="T97_16">findet</text:span><text:span text:style-name="T97_17"><text:s/></text:span><text:span text:style-name="T97_18">im</text:span><text:span text:style-name="T97_19"><text:s/></text:span><text:span text:style-name="T97_20">Dunkeln</text:span><text:span text:style-name="T97_21"><text:s/>(<text:s/></text:span><text:span text:style-name="T97_22">und</text:span><text:span text:style-name="T97_23"><text:s/></text:span><text:span text:style-name="T97_24">mit</text:span><text:span text:style-name="T97_25"><text:s/></text:span><text:span text:style-name="T97_26">Strömung</text:span><text:span text:style-name="T97_27">)<text:s/></text:span><text:span text:style-name="T97_28">den</text:span><text:span text:style-name="T97_29"><text:s/></text:span><text:span text:style-name="T97_30">weg</text:span><text:span text:style-name="T97_31"><text:s/></text:span><text:span text:style-name="T97_32">nicht</text:span></text:p>
      <text:p text:style-name="P98"><text:span text:style-name="T98_1">-<text:s/></text:span><text:span text:style-name="T98_2">sieht</text:span><text:span text:style-name="T98_3"><text:s/></text:span><text:span text:style-name="T98_4">Mutter</text:span></text:p>
      <text:p text:style-name="P99"><text:span text:style-name="T99_1">-<text:s/></text:span><text:span text:style-name="T99_2">Mutter</text:span><text:span text:style-name="T99_3"><text:s/></text:span><text:span text:style-name="T99_4">stirbt</text:span><text:span text:style-name="T99_5">,<text:s/></text:span><text:span text:style-name="T99_6">kann</text:span><text:span text:style-name="T99_7"><text:s/></text:span><text:span text:style-name="T99_8">aber</text:span><text:span text:style-name="T99_9"><text:s/></text:span><text:span text:style-name="T99_10">nicht</text:span><text:span text:style-name="T99_11"><text:s/></text:span><text:span text:style-name="T99_12">ins</text:span><text:span text:style-name="T99_13"><text:s/></text:span><text:span text:style-name="T99_14">jenseits</text:span><text:span text:style-name="T99_15"><text:s/></text:span><text:span text:style-name="T99_16">übergehen</text:span><text:span text:style-name="T99_17">,<text:s/></text:span><text:span text:style-name="T99_18">da</text:span><text:span text:style-name="T99_19"><text:s/></text:span><text:span text:style-name="T99_20">sie</text:span><text:span text:style-name="T99_21"><text:s/></text:span><text:span text:style-name="T99_22">sich</text:span><text:span text:style-name="T99_23"><text:s/></text:span><text:span text:style-name="T99_24">um</text:span><text:span text:style-name="T99_25"><text:s/></text:span><text:span text:style-name="T99_26">den</text:span><text:span text:style-name="T99_27"><text:s/></text:span><text:span text:style-name="T99_28">Sohn</text:span><text:span text:style-name="T99_29"><text:s/></text:span><text:span text:style-name="T99_30">sorgt</text:span></text:p>
      <text:p text:style-name="P100"><text:span text:style-name="T100_1">-<text:s/></text:span><text:span text:style-name="T100_2">Mutter</text:span><text:span text:style-name="T100_3"><text:s/></text:span><text:span text:style-name="T100_4">wird</text:span><text:span text:style-name="T100_5"><text:s/></text:span><text:span text:style-name="T100_6">Geist</text:span><text:span text:style-name="T100_7">,<text:s/></text:span><text:span text:style-name="T100_8">redet</text:span><text:span text:style-name="T100_9"><text:s/></text:span><text:span text:style-name="T100_10">mit</text:span><text:span text:style-name="T100_11"><text:s/></text:span><text:span text:style-name="T100_12">Emily</text:span></text:p>
      <text:p text:style-name="P101"><text:span text:style-name="T101_1">-<text:s/></text:span><text:span text:style-name="T101_2">Emily</text:span><text:span text:style-name="T101_3"><text:s/></text:span><text:span text:style-name="T101_4">fragt</text:span><text:span text:style-name="T101_5"><text:s/></text:span><text:span text:style-name="T101_6">wie</text:span><text:span text:style-name="T101_7"><text:s/></text:span><text:span text:style-name="T101_8">sieh</text:span><text:span text:style-name="T101_9"><text:s/></text:span><text:span text:style-name="T101_10">aus</text:span><text:span text:style-name="T101_11"><text:s/></text:span><text:span text:style-name="T101_12">dieser</text:span><text:span text:style-name="T101_13"><text:s/></text:span><text:span text:style-name="T101_14">Welt</text:span><text:span text:style-name="T101_15"><text:s/></text:span><text:span text:style-name="T101_16">entkommen</text:span><text:span text:style-name="T101_17"><text:s/></text:span><text:span text:style-name="T101_18">kann</text:span></text:p>
      <text:p text:style-name="P102"><text:span text:style-name="T102_1">-<text:s/></text:span><text:span text:style-name="T102_2">Mutter</text:span><text:span text:style-name="T102_3"><text:s/></text:span><text:span text:style-name="T102_4">erklärt</text:span><text:span text:style-name="T102_5"><text:s/></text:span><text:span text:style-name="T102_6">sich</text:span><text:span text:style-name="T102_7"><text:s/></text:span><text:span text:style-name="T102_8">bereit</text:span><text:span text:style-name="T102_9"><text:s/></text:span><text:span text:style-name="T102_10">Emily</text:span><text:span text:style-name="T102_11"><text:s/></text:span><text:span text:style-name="T102_12">zu</text:span><text:span text:style-name="T102_13"><text:s/></text:span><text:span text:style-name="T102_14">helfen</text:span><text:span text:style-name="T102_15"><text:s/>“</text:span><text:span text:style-name="T102_16">das</text:span><text:span text:style-name="T102_17"><text:s/></text:span><text:span text:style-name="T102_18">Lied</text:span><text:span text:style-name="T102_19"><text:s/></text:span><text:span text:style-name="T102_20">der</text:span><text:span text:style-name="T102_21"><text:s/></text:span><text:span text:style-name="T102_22">Lichter</text:span><text:span text:style-name="T102_23">”<text:s/></text:span><text:span text:style-name="T102_24">zu</text:span><text:span text:style-name="T102_25"><text:s/></text:span><text:span text:style-name="T102_26">erlernen</text:span><text:span text:style-name="T102_27"><text:s/>(</text:span><text:span text:style-name="T102_28">wodurch</text:span><text:span text:style-name="T102_29"><text:s/></text:span><text:span text:style-name="T102_30">sie</text:span><text:span text:style-name="T102_31"><text:s/></text:span><text:span text:style-name="T102_32">Blumen</text:span><text:span text:style-name="T102_33"><text:s/></text:span><text:span text:style-name="T102_34">zum</text:span><text:span text:style-name="T102_35"><text:s/></text:span><text:span text:style-name="T102_36">Leuchten</text:span><text:span text:style-name="T102_37"><text:s/></text:span><text:span text:style-name="T102_38">bringen</text:span><text:span text:style-name="T102_39"><text:s/></text:span><text:span text:style-name="T102_40">kann</text:span><text:span text:style-name="T102_41">,<text:s/></text:span><text:span text:style-name="T102_42">die</text:span><text:span text:style-name="T102_43"><text:s/></text:span><text:span text:style-name="T102_44">ihr</text:span><text:span text:style-name="T102_45"><text:s/></text:span><text:span text:style-name="T102_46">den</text:span><text:span text:style-name="T102_47"><text:s/></text:span><text:span text:style-name="T102_48">Weg</text:span><text:span text:style-name="T102_49"><text:s/></text:span><text:span text:style-name="T102_50">nach</text:span><text:span text:style-name="T102_51"><text:s/></text:span><text:span text:style-name="T102_52">oben</text:span><text:span text:style-name="T102_53"><text:s/></text:span><text:span text:style-name="T102_54">weisen</text:span><text:span text:style-name="T102_55">),<text:s/></text:span><text:span text:style-name="T102_56">dazu</text:span><text:span text:style-name="T102_57"><text:s/></text:span><text:span text:style-name="T102_58">muss</text:span><text:span text:style-name="T102_59"><text:s/></text:span><text:span text:style-name="T102_60">sie</text:span><text:span text:style-name="T102_61"><text:s/></text:span><text:span text:style-name="T102_62">die</text:span><text:span text:style-name="T102_63"><text:s/></text:span><text:span text:style-name="T102_64">einzelnen</text:span><text:span text:style-name="T102_65"><text:s/></text:span><text:span text:style-name="T102_66">Töne</text:span><text:span text:style-name="T102_67"><text:s/>“</text:span><text:span text:style-name="T102_68">finden</text:span><text:span text:style-name="T102_69">”<text:s/></text:span><text:span text:style-name="T102_70">und</text:span><text:span text:style-name="T102_71"><text:s/></text:span><text:span text:style-name="T102_72">sich</text:span><text:span text:style-name="T102_73"><text:s/></text:span><text:span text:style-name="T102_74">dafür</text:span><text:span text:style-name="T102_75"><text:s/></text:span><text:span text:style-name="T102_76">in</text:span><text:span text:style-name="T102_77"><text:s/></text:span><text:span text:style-name="T102_78">dieser</text:span><text:span text:style-name="T102_79"><text:s/></text:span><text:span text:style-name="T102_80">Zeit</text:span><text:span text:style-name="T102_81"><text:s/></text:span><text:span text:style-name="T102_82">um</text:span><text:span text:style-name="T102_83"><text:s/></text:span><text:span text:style-name="T102_84">den</text:span><text:span text:style-name="T102_85"><text:s/></text:span><text:span text:style-name="T102_86">Sohn</text:span><text:span text:style-name="T102_87"><text:s/></text:span><text:span text:style-name="T102_88">kümmern</text:span><text:span text:style-name="T102_89">.</text:span></text:p>
      <text:p text:style-name="P103"><text:span text:style-name="T103_1">-<text:s/></text:span><text:span text:style-name="T103_2">Quest</text:span><text:span text:style-name="T103_3">:<text:s/></text:span><text:span text:style-name="T103_4">Emily</text:span><text:span text:style-name="T103_5"><text:s/></text:span><text:span text:style-name="T103_6">muss</text:span><text:span text:style-name="T103_7"><text:s/></text:span><text:span text:style-name="T103_8">die</text:span><text:span text:style-name="T103_9"><text:s/></text:span><text:span text:style-name="T103_10">Lichter</text:span><text:span text:style-name="T103_11"><text:s/></text:span><text:span text:style-name="T103_12">finden</text:span><text:span text:style-name="T103_13">,<text:s/></text:span><text:span text:style-name="T103_14">die</text:span><text:span text:style-name="T103_15"><text:s/></text:span><text:span text:style-name="T103_16">ihr</text:span><text:span text:style-name="T103_17"><text:s/></text:span><text:span text:style-name="T103_18">jeweils</text:span><text:span text:style-name="T103_19"><text:s/></text:span><text:span text:style-name="T103_20">einen</text:span><text:span text:style-name="T103_21"><text:s/></text:span><text:span text:style-name="T103_22">Ton</text:span><text:span text:style-name="T103_23"><text:s/></text:span><text:span text:style-name="T103_24">geben</text:span></text:p>
      <text:p text:style-name="P104"><text:span text:style-name="T104_1">-<text:s/></text:span><text:span text:style-name="T104_2">Dafür</text:span><text:span text:style-name="T104_3"><text:s/></text:span><text:span text:style-name="T104_4">kann</text:span><text:span text:style-name="T104_5"><text:s/></text:span><text:span text:style-name="T104_6">sie</text:span><text:span text:style-name="T104_7"><text:s/></text:span><text:span text:style-name="T104_8">die</text:span><text:span text:style-name="T104_9"><text:s/></text:span><text:span text:style-name="T104_10">Energieform</text:span><text:span text:style-name="T104_11"><text:s/></text:span><text:span text:style-name="T104_12">nutzen</text:span><text:span text:style-name="T104_13">,<text:s/></text:span><text:span text:style-name="T104_14">oder</text:span><text:span text:style-name="T104_15"><text:s/></text:span><text:span text:style-name="T104_16">Aufgaben</text:span><text:span text:style-name="T104_17"><text:s/></text:span><text:span text:style-name="T104_18">auf</text:span><text:span text:style-name="T104_19"><text:s/></text:span><text:span text:style-name="T104_20">friedliche</text:span><text:span text:style-name="T104_21"><text:s/></text:span><text:span text:style-name="T104_22">Weise</text:span><text:span text:style-name="T104_23"><text:s/></text:span><text:span text:style-name="T104_24">lösen</text:span></text:p>
      <text:p text:style-name="P105"><text:span text:style-name="T105_1">-<text:s/></text:span><text:span text:style-name="T105_2">Emily</text:span><text:span text:style-name="T105_3"><text:s/></text:span><text:span text:style-name="T105_4">baut</text:span><text:span text:style-name="T105_5"><text:s/></text:span><text:span text:style-name="T105_6">eine</text:span><text:span text:style-name="T105_7"><text:s/></text:span><text:span text:style-name="T105_8">Beziehung</text:span><text:span text:style-name="T105_9"><text:s/></text:span><text:span text:style-name="T105_10">zu</text:span><text:span text:style-name="T105_11"><text:s/></text:span><text:span text:style-name="T105_12">dem</text:span><text:span text:style-name="T105_13"><text:s/></text:span><text:span text:style-name="T105_14">Sohn</text:span><text:span text:style-name="T105_15"><text:s/></text:span><text:span text:style-name="T105_16">auf</text:span></text:p>
      <text:p text:style-name="P106"><text:span text:style-name="T106_1">-<text:s/></text:span><text:span text:style-name="T106_2">Emily</text:span><text:span text:style-name="T106_3"><text:s/></text:span><text:span text:style-name="T106_4">lernt</text:span><text:span text:style-name="T106_5"><text:s/></text:span><text:span text:style-name="T106_6">das</text:span><text:span text:style-name="T106_7"><text:s/></text:span><text:span text:style-name="T106_8">Lied</text:span><text:span text:style-name="T106_9">,<text:s/></text:span></text:p>
      <text:p text:style-name="P107"><text:span text:style-name="T107_1">-<text:s/></text:span><text:span text:style-name="T107_2">der</text:span><text:span text:style-name="T107_3"><text:s/></text:span><text:span text:style-name="T107_4">Sohn</text:span><text:span text:style-name="T107_5"><text:s/></text:span><text:span text:style-name="T107_6">bittet</text:span><text:span text:style-name="T107_7"><text:s/></text:span><text:span text:style-name="T107_8">Emily</text:span><text:span text:style-name="T107_9"><text:s/></text:span><text:span text:style-name="T107_10">auf</text:span><text:span text:style-name="T107_11"><text:s/></text:span><text:span text:style-name="T107_12">jeden</text:span><text:span text:style-name="T107_13"><text:s/></text:span><text:span text:style-name="T107_14">Fall</text:span><text:span text:style-name="T107_15"><text:s/></text:span><text:span text:style-name="T107_16">noch</text:span><text:span text:style-name="T107_17"><text:s/></text:span><text:span text:style-name="T107_18">einmal</text:span><text:span text:style-name="T107_19"><text:s/></text:span><text:span text:style-name="T107_20">zu</text:span><text:span text:style-name="T107_21"><text:s/></text:span><text:span text:style-name="T107_22">kommen</text:span><text:span text:style-name="T107_23"><text:s/></text:span><text:span text:style-name="T107_24">um</text:span><text:span text:style-name="T107_25"><text:s/></text:span><text:span text:style-name="T107_26">sich</text:span><text:span text:style-name="T107_27"><text:s/></text:span><text:span text:style-name="T107_28">zu</text:span><text:span text:style-name="T107_29"><text:s/></text:span><text:span text:style-name="T107_30">verabschieden</text:span></text:p>
      <text:p text:style-name="P108"><text:span text:style-name="T108_1">-<text:s/></text:span><text:span text:style-name="T108_2">Emily</text:span><text:span text:style-name="T108_3"><text:s/></text:span><text:span text:style-name="T108_4">schwimmt</text:span><text:span text:style-name="T108_5"><text:s/></text:span><text:span text:style-name="T108_6">zum</text:span><text:span text:style-name="T108_7"><text:s/></text:span><text:span text:style-name="T108_8">Tunnel</text:span><text:span text:style-name="T108_9">,<text:s/></text:span><text:span text:style-name="T108_10">und</text:span><text:span text:style-name="T108_11"><text:s/></text:span><text:span text:style-name="T108_12">erhellt</text:span><text:span text:style-name="T108_13"><text:s/></text:span><text:span text:style-name="T108_14">die</text:span><text:span text:style-name="T108_15"><text:s/></text:span><text:span text:style-name="T108_16">ersten</text:span><text:span text:style-name="T108_17"><text:s/></text:span><text:span text:style-name="T108_18">Blumen</text:span></text:p>
      <text:p text:style-name="P109"><text:span text:style-name="T109_1">-<text:s/></text:span><text:span text:style-name="T109_2">Dabei</text:span><text:span text:style-name="T109_3"><text:s/></text:span><text:span text:style-name="T109_4">wird</text:span><text:span text:style-name="T109_5"><text:s/></text:span><text:span text:style-name="T109_6">deutlich</text:span><text:span text:style-name="T109_7">,<text:s/></text:span><text:span text:style-name="T109_8">dass</text:span><text:span text:style-name="T109_9"><text:s/></text:span><text:span text:style-name="T109_10">diese</text:span><text:span text:style-name="T109_11"><text:s/></text:span><text:span text:style-name="T109_12">bereits</text:span><text:span text:style-name="T109_13"><text:s/></text:span><text:span text:style-name="T109_14">am</text:span><text:span text:style-name="T109_15"><text:s/></text:span><text:span text:style-name="T109_16">Verwelken</text:span><text:span text:style-name="T109_17"><text:s/></text:span><text:span text:style-name="T109_18">sind</text:span></text:p>
      <text:p text:style-name="P110"><text:span text:style-name="T110_1">-<text:s/></text:span><text:span text:style-name="T110_2">die</text:span><text:span text:style-name="T110_3"><text:s/></text:span><text:span text:style-name="T110_4">Mutter</text:span><text:span text:style-name="T110_5"><text:s/></text:span><text:span text:style-name="T110_6">sagt</text:span><text:span text:style-name="T110_7"><text:s/></text:span><text:span text:style-name="T110_8">ihr</text:span><text:span text:style-name="T110_9">,<text:s/></text:span><text:span text:style-name="T110_10">dass</text:span><text:span text:style-name="T110_11"><text:s/></text:span><text:span text:style-name="T110_12">sie</text:span><text:span text:style-name="T110_13"><text:s/></text:span><text:span text:style-name="T110_14">sich</text:span><text:span text:style-name="T110_15"><text:s/></text:span><text:span text:style-name="T110_16">beeilen</text:span><text:span text:style-name="T110_17"><text:s/></text:span><text:span text:style-name="T110_18">muss</text:span><text:span text:style-name="T110_19">,<text:s/></text:span><text:span text:style-name="T110_20">bevor</text:span><text:span text:style-name="T110_21"><text:s/></text:span><text:span text:style-name="T110_22">die</text:span><text:span text:style-name="T110_23"><text:s/></text:span><text:span text:style-name="T110_24">Blumen</text:span><text:span text:style-name="T110_25"><text:s/></text:span><text:span text:style-name="T110_26">verwelken</text:span></text:p>
      <text:p text:style-name="P111"><text:span text:style-name="T111_1">-<text:s/></text:span><text:span text:style-name="T111_2">emily</text:span><text:span text:style-name="T111_3"><text:s/></text:span><text:span text:style-name="T111_4">schwimmt</text:span><text:span text:style-name="T111_5"><text:s/></text:span><text:span text:style-name="T111_6">zurück</text:span><text:span text:style-name="T111_7"><text:s/></text:span><text:span text:style-name="T111_8">um</text:span><text:span text:style-name="T111_9"><text:s/></text:span><text:span text:style-name="T111_10">sich</text:span><text:span text:style-name="T111_11"><text:s/></text:span><text:span text:style-name="T111_12">von</text:span><text:span text:style-name="T111_13"><text:s/></text:span><text:span text:style-name="T111_14">dem</text:span><text:span text:style-name="T111_15"><text:s/></text:span><text:span text:style-name="T111_16">Sohn</text:span><text:span text:style-name="T111_17"><text:s/></text:span><text:span text:style-name="T111_18">zu</text:span><text:span text:style-name="T111_19"><text:s/></text:span><text:span text:style-name="T111_20">verabschieden</text:span><text:span text:style-name="T111_21"><text:s/></text:span><text:span text:style-name="T111_22">und</text:span><text:span text:style-name="T111_23"><text:s/></text:span><text:span text:style-name="T111_24">stellt</text:span><text:span text:style-name="T111_25"><text:s/></text:span><text:span text:style-name="T111_26">fest</text:span><text:span text:style-name="T111_27">,<text:s/></text:span><text:span text:style-name="T111_28">dass</text:span><text:span text:style-name="T111_29"><text:s/></text:span><text:span text:style-name="T111_30">er</text:span><text:span text:style-name="T111_31"><text:s/></text:span><text:span text:style-name="T111_32">verschwunden</text:span><text:span text:style-name="T111_33">,<text:s/></text:span><text:span text:style-name="T111_34">sie</text:span><text:span text:style-name="T111_35"><text:s/></text:span><text:span text:style-name="T111_36">entdeckt</text:span><text:span text:style-name="T111_37"><text:s/></text:span><text:span text:style-name="T111_38">Zeichen</text:span><text:span text:style-name="T111_39"><text:s/></text:span><text:span text:style-name="T111_40">dafür</text:span><text:span text:style-name="T111_41">,<text:s/></text:span><text:span text:style-name="T111_42">das</text:span><text:span text:style-name="T111_43"><text:s/></text:span><text:span text:style-name="T111_44">er</text:span><text:span text:style-name="T111_45"><text:s/></text:span><text:span text:style-name="T111_46">entführt</text:span><text:span text:style-name="T111_47"><text:s/></text:span><text:span text:style-name="T111_48">wurde</text:span><text:span text:style-name="T111_49"><text:s/>+<text:s/></text:span><text:span text:style-name="T111_50">wo</text:span><text:span text:style-name="T111_51"><text:s/></text:span><text:span text:style-name="T111_52">die</text:span><text:span text:style-name="T111_53"><text:s/></text:span><text:span text:style-name="T111_54">Entführer</text:span><text:span text:style-name="T111_55"><text:s/></text:span><text:span text:style-name="T111_56">lang</text:span><text:span text:style-name="T111_57"><text:s/></text:span><text:span text:style-name="T111_58">sind</text:span></text:p>
      <text:p text:style-name="P112"><text:span text:style-name="T112_1">-<text:s/></text:span><text:span text:style-name="T112_2">die</text:span><text:span text:style-name="T112_3"><text:s/></text:span><text:span text:style-name="T112_4">Mutter</text:span><text:span text:style-name="T112_5"><text:s/></text:span><text:span text:style-name="T112_6">macht</text:span><text:span text:style-name="T112_7"><text:s/></text:span><text:span text:style-name="T112_8">sie</text:span><text:span text:style-name="T112_9"><text:s/></text:span><text:span text:style-name="T112_10">noch</text:span><text:span text:style-name="T112_11"><text:s/></text:span><text:span text:style-name="T112_12">einmal</text:span><text:span text:style-name="T112_13"><text:s/></text:span><text:span text:style-name="T112_14">darauf</text:span><text:span text:style-name="T112_15"><text:s/></text:span><text:span text:style-name="T112_16">aufmerksam</text:span><text:span text:style-name="T112_17">,<text:s/></text:span><text:span text:style-name="T112_18">dass</text:span><text:span text:style-name="T112_19"><text:s/></text:span><text:span text:style-name="T112_20">sie</text:span><text:span text:style-name="T112_21"><text:s/></text:span><text:span text:style-name="T112_22">nicht</text:span><text:span text:style-name="T112_23"><text:s/></text:span><text:span text:style-name="T112_24">in</text:span><text:span text:style-name="T112_25"><text:s/></text:span><text:span text:style-name="T112_26">ihre</text:span><text:span text:style-name="T112_27"><text:s/></text:span><text:span text:style-name="T112_28">Welt</text:span><text:span text:style-name="T112_29"><text:s/></text:span><text:span text:style-name="T112_30">zurück</text:span><text:span text:style-name="T112_31"><text:s/></text:span><text:span text:style-name="T112_32">kommt</text:span><text:span text:style-name="T112_33">,<text:s/></text:span><text:span text:style-name="T112_34">wenn</text:span><text:span text:style-name="T112_35"><text:s/></text:span><text:span text:style-name="T112_36">sie</text:span><text:span text:style-name="T112_37"><text:s/></text:span><text:span text:style-name="T112_38">jetzt</text:span><text:span text:style-name="T112_39"><text:s/></text:span><text:span text:style-name="T112_40">nach</text:span><text:span text:style-name="T112_41"><text:s/></text:span><text:span text:style-name="T112_42">dem</text:span><text:span text:style-name="T112_43"><text:s/></text:span><text:span text:style-name="T112_44">Sohn</text:span><text:span text:style-name="T112_45"><text:s/></text:span><text:span text:style-name="T112_46">sucht</text:span></text:p>
      <text:p text:style-name="P113"/>
      <text:p text:style-name="P114"><text:span text:style-name="T114_1">a</text:span><text:span text:style-name="T114_2">)<text:s/></text:span><text:span text:style-name="T114_3">Emily</text:span><text:span text:style-name="T114_4"><text:s/></text:span><text:span text:style-name="T114_5">entscheidet</text:span><text:span text:style-name="T114_6"><text:s/></text:span><text:span text:style-name="T114_7">sich</text:span><text:span text:style-name="T114_8"><text:s/></text:span><text:span text:style-name="T114_9">dafür</text:span><text:span text:style-name="T114_10"><text:s/></text:span><text:span text:style-name="T114_11">die</text:span><text:span text:style-name="T114_12"><text:s/></text:span><text:span text:style-name="T114_13">Unterwasserwelt</text:span><text:span text:style-name="T114_14"><text:s/></text:span><text:span text:style-name="T114_15">zu</text:span><text:span text:style-name="T114_16"><text:s/></text:span><text:span text:style-name="T114_17">verlassen</text:span><text:span text:style-name="T114_18">,<text:s/></text:span><text:span text:style-name="T114_19">der</text:span><text:span text:style-name="T114_20"><text:s/></text:span><text:span text:style-name="T114_21">Sohn</text:span><text:span text:style-name="T114_22"><text:s/></text:span><text:span text:style-name="T114_23">ist</text:span><text:span text:style-name="T114_24"><text:s/></text:span><text:span text:style-name="T114_25">ihr</text:span><text:span text:style-name="T114_26"><text:s/></text:span><text:span text:style-name="T114_27">egal</text:span></text:p>
      <text:p text:style-name="P115"><text:span text:style-name="T115_1">-<text:s/></text:span><text:span text:style-name="T115_2">in</text:span><text:span text:style-name="T115_3"><text:s/></text:span><text:span text:style-name="T115_4">der</text:span><text:span text:style-name="T115_5"><text:s/></text:span><text:span text:style-name="T115_6">realen</text:span><text:span text:style-name="T115_7"><text:s/></text:span><text:span text:style-name="T115_8">Welt</text:span><text:span text:style-name="T115_9">,<text:s/></text:span><text:span text:style-name="T115_10">wird</text:span><text:span text:style-name="T115_11"><text:s/></text:span><text:span text:style-name="T115_12">sie</text:span><text:span text:style-name="T115_13"><text:s/></text:span><text:span text:style-name="T115_14">aus</text:span><text:span text:style-name="T115_15"><text:s/></text:span><text:span text:style-name="T115_16">dem</text:span><text:span text:style-name="T115_17"><text:s/></text:span><text:span text:style-name="T115_18">Wasser</text:span><text:span text:style-name="T115_19"><text:s/></text:span><text:span text:style-name="T115_20">gefischt</text:span><text:span text:style-name="T115_21">,<text:s/></text:span><text:span text:style-name="T115_22">und</text:span><text:span text:style-name="T115_23"><text:s/></text:span><text:span text:style-name="T115_24">auf</text:span><text:span text:style-name="T115_25"><text:s/></text:span><text:span text:style-name="T115_26">die</text:span><text:span text:style-name="T115_27"><text:s/></text:span><text:span text:style-name="T115_28">Fähre</text:span><text:span text:style-name="T115_29"><text:s/></text:span><text:span text:style-name="T115_30">gezogen</text:span></text:p>
      <text:p text:style-name="P116"><text:span text:style-name="T116_1">-<text:s/></text:span><text:span text:style-name="T116_2">sie</text:span><text:span text:style-name="T116_3"><text:s/></text:span><text:span text:style-name="T116_4">geht</text:span><text:span text:style-name="T116_5"><text:s/></text:span><text:span text:style-name="T116_6">über</text:span><text:span text:style-name="T116_7"><text:s/></text:span><text:span text:style-name="T116_8">den</text:span><text:span text:style-name="T116_9"><text:s/></text:span><text:span text:style-name="T116_10">Steg</text:span><text:span text:style-name="T116_11"><text:s/></text:span><text:span text:style-name="T116_12">zu</text:span><text:span text:style-name="T116_13"><text:s/></text:span><text:span text:style-name="T116_14">ihrem</text:span><text:span text:style-name="T116_15"><text:s/></text:span><text:span text:style-name="T116_16">Vater</text:span></text:p>
      <text:p text:style-name="P117"><text:span text:style-name="T117_1">-<text:s/></text:span><text:span text:style-name="T117_2">sie</text:span><text:span text:style-name="T117_3"><text:s/></text:span><text:span text:style-name="T117_4">wirft</text:span><text:span text:style-name="T117_5"><text:s/></text:span><text:span text:style-name="T117_6">ihrem</text:span><text:span text:style-name="T117_7"><text:s/></text:span><text:span text:style-name="T117_8">Vater</text:span><text:span text:style-name="T117_9"><text:s/></text:span><text:span text:style-name="T117_10">vor</text:span><text:span text:style-name="T117_11">,<text:s/></text:span><text:span text:style-name="T117_12">dass</text:span><text:span text:style-name="T117_13"><text:s/></text:span><text:span text:style-name="T117_14">sie</text:span><text:span text:style-name="T117_15"><text:s/></text:span><text:span text:style-name="T117_16">ihm</text:span><text:span text:style-name="T117_17"><text:s/></text:span><text:span text:style-name="T117_18">egal</text:span><text:span text:style-name="T117_19"><text:s/></text:span><text:span text:style-name="T117_20">ist</text:span><text:span text:style-name="T117_21">.<text:s/></text:span><text:span text:style-name="T117_22">behauptet</text:span><text:span text:style-name="T117_23"><text:s/></text:span><text:span text:style-name="T117_24">aber</text:span><text:span text:style-name="T117_25">,<text:s/></text:span><text:span text:style-name="T117_26">dass</text:span><text:span text:style-name="T117_27"><text:s/></text:span><text:span text:style-name="T117_28">er</text:span><text:span text:style-name="T117_29"><text:s/></text:span><text:span text:style-name="T117_30">ihr</text:span><text:span text:style-name="T117_31"><text:s/></text:span><text:span text:style-name="T117_32">auch</text:span><text:span text:style-name="T117_33"><text:s/></text:span><text:span text:style-name="T117_34">egal</text:span><text:span text:style-name="T117_35"><text:s/></text:span><text:span text:style-name="T117_36">ist</text:span><text:span text:style-name="T117_37"><text:s/></text:span><text:span text:style-name="T117_38">und</text:span><text:span text:style-name="T117_39"><text:s/></text:span><text:span text:style-name="T117_40">geht</text:span><text:span text:style-name="T117_41"><text:s/></text:span><text:span text:style-name="T117_42">wieder</text:span><text:span text:style-name="T117_43"><text:s/></text:span><text:span text:style-name="T117_44">weg</text:span><text:span text:style-name="T117_45">.</text:span></text:p>
      <text:p text:style-name="P118"/>
      <text:p text:style-name="P119"><text:span text:style-name="T119_1">Emily</text:span><text:span text:style-name="T119_2"><text:s/></text:span><text:span text:style-name="T119_3">entscheidet</text:span><text:span text:style-name="T119_4"><text:s/></text:span><text:span text:style-name="T119_5">sich</text:span><text:span text:style-name="T119_6"><text:s/></text:span><text:span text:style-name="T119_7">in</text:span><text:span text:style-name="T119_8"><text:s/></text:span><text:span text:style-name="T119_9">der</text:span><text:span text:style-name="T119_10"><text:s/></text:span><text:span text:style-name="T119_11">Unterwasserwelt</text:span><text:span text:style-name="T119_12"><text:s/></text:span><text:span text:style-name="T119_13">zu</text:span><text:span text:style-name="T119_14"><text:s/></text:span><text:span text:style-name="T119_15">bleiben</text:span></text:p>
      <text:p text:style-name="P120"><text:span text:style-name="T120_1">-<text:s/></text:span><text:span text:style-name="T120_2">sie</text:span><text:span text:style-name="T120_3"><text:s/></text:span><text:span text:style-name="T120_4">folgt</text:span><text:span text:style-name="T120_5"><text:s/></text:span><text:span text:style-name="T120_6">der</text:span><text:span text:style-name="T120_7"><text:s/></text:span><text:span text:style-name="T120_8">Spur</text:span><text:span text:style-name="T120_9"><text:s/>(=<text:s/></text:span><text:span text:style-name="T120_10">magische</text:span><text:span text:style-name="T120_11"><text:s/></text:span><text:span text:style-name="T120_12">flucht</text:span><text:span text:style-name="T120_13">)</text:span></text:p>
      <text:p text:style-name="P121"><text:span text:style-name="T121_1">-<text:s/></text:span><text:span text:style-name="T121_2">sie</text:span><text:span text:style-name="T121_3"><text:s/></text:span><text:span text:style-name="T121_4">kämpft</text:span><text:span text:style-name="T121_5"><text:s/></text:span><text:span text:style-name="T121_6">gegen</text:span><text:span text:style-name="T121_7"><text:s/></text:span><text:span text:style-name="T121_8">einen</text:span><text:span text:style-name="T121_9"><text:s/></text:span><text:span text:style-name="T121_10">Endgegner</text:span><text:span text:style-name="T121_11"><text:s/>/<text:s/></text:span><text:span text:style-name="T121_12">Entführer</text:span></text:p>
      <text:p text:style-name="P122"><text:span text:style-name="T122_1">-<text:s/></text:span><text:span text:style-name="T122_2">um</text:span><text:span text:style-name="T122_3"><text:s/></text:span><text:span text:style-name="T122_4">ihn</text:span><text:span text:style-name="T122_5"><text:s/></text:span><text:span text:style-name="T122_6">zu</text:span><text:span text:style-name="T122_7"><text:s/></text:span><text:span text:style-name="T122_8">besiegen</text:span><text:span text:style-name="T122_9"><text:s/></text:span><text:span text:style-name="T122_10">muss</text:span><text:span text:style-name="T122_11"><text:s/></text:span><text:span text:style-name="T122_12">emily</text:span><text:span text:style-name="T122_13"><text:s/></text:span><text:span text:style-name="T122_14">sich</text:span><text:span text:style-name="T122_15"><text:s/></text:span><text:span text:style-name="T122_16">in</text:span><text:span text:style-name="T122_17"><text:s/></text:span><text:span text:style-name="T122_18">die</text:span><text:span text:style-name="T122_19"><text:s/></text:span><text:span text:style-name="T122_20">Energie</text:span><text:span text:style-name="T122_21">-</text:span><text:span text:style-name="T122_22">Form</text:span><text:span text:style-name="T122_23"><text:s/></text:span><text:span text:style-name="T122_24">verwandeln</text:span></text:p>
      <text:p text:style-name="P123"><text:span text:style-name="T123_1">-<text:s/></text:span><text:span text:style-name="T123_2">dabei</text:span><text:span text:style-name="T123_3"><text:s/></text:span><text:span text:style-name="T123_4">zerstört</text:span><text:span text:style-name="T123_5"><text:s/></text:span><text:span text:style-name="T123_6">sie</text:span><text:span text:style-name="T123_7"><text:s/></text:span><text:span text:style-name="T123_8">einen</text:span><text:span text:style-name="T123_9"><text:s/></text:span><text:span text:style-name="T123_10">teil</text:span><text:span text:style-name="T123_11"><text:s/></text:span><text:span text:style-name="T123_12">der</text:span><text:span text:style-name="T123_13"><text:s/></text:span><text:span text:style-name="T123_14">Unterwasserwelt</text:span><text:span text:style-name="T123_15"><text:s/></text:span><text:span text:style-name="T123_16">und</text:span><text:span text:style-name="T123_17"><text:s/></text:span><text:span text:style-name="T123_18">es</text:span><text:span text:style-name="T123_19"><text:s/></text:span><text:span text:style-name="T123_20">wird</text:span><text:span text:style-name="T123_21"><text:s/></text:span><text:span text:style-name="T123_22">klar</text:span><text:span text:style-name="T123_23">,<text:s/></text:span><text:span text:style-name="T123_24">dass</text:span><text:span text:style-name="T123_25"><text:s/></text:span><text:span text:style-name="T123_26">sie</text:span><text:span text:style-name="T123_27"><text:s/></text:span><text:span text:style-name="T123_28">eine</text:span><text:span text:style-name="T123_29"><text:s/></text:span><text:span text:style-name="T123_30">Bedrohung</text:span><text:span text:style-name="T123_31"><text:s/></text:span><text:span text:style-name="T123_32">für</text:span><text:span text:style-name="T123_33"><text:s/></text:span><text:span text:style-name="T123_34">den</text:span><text:span text:style-name="T123_35"><text:s/></text:span><text:span text:style-name="T123_36">Sohn</text:span><text:span text:style-name="T123_37"><text:s/></text:span><text:span text:style-name="T123_38">darstellt</text:span></text:p>
      <text:p text:style-name="P124"/>
      <text:p text:style-name="P125"><text:span text:style-name="T125_1">b</text:span><text:span text:style-name="T125_2">)<text:s/></text:span><text:span text:style-name="T125_3">Emily</text:span><text:span text:style-name="T125_4"><text:s/></text:span><text:span text:style-name="T125_5">hat</text:span><text:span text:style-name="T125_6"><text:s/></text:span><text:span text:style-name="T125_7">bisher</text:span><text:span text:style-name="T125_8"><text:s/></text:span><text:span text:style-name="T125_9">kaum</text:span><text:span text:style-name="T125_10"><text:s/></text:span><text:span text:style-name="T125_11">die</text:span><text:span text:style-name="T125_12"><text:s/></text:span><text:span text:style-name="T125_13">Energieform</text:span><text:span text:style-name="T125_14"><text:s/></text:span><text:span text:style-name="T125_15">benutzt</text:span></text:p>
      <text:p text:style-name="P126"><text:span text:style-name="T126_1">-<text:s/></text:span><text:span text:style-name="T126_2">sie</text:span><text:span text:style-name="T126_3"><text:s/></text:span><text:span text:style-name="T126_4">geht</text:span><text:span text:style-name="T126_5"><text:s/></text:span><text:span text:style-name="T126_6">zu</text:span><text:span text:style-name="T126_7"><text:s/></text:span><text:span text:style-name="T126_8">der</text:span><text:span text:style-name="T126_9"><text:s/></text:span><text:span text:style-name="T126_10">Mutter</text:span><text:span text:style-name="T126_11"><text:s/></text:span><text:span text:style-name="T126_12">und</text:span><text:span text:style-name="T126_13"><text:s/></text:span><text:span text:style-name="T126_14">erzählt</text:span><text:span text:style-name="T126_15"><text:s/></text:span><text:span text:style-name="T126_16">ihr</text:span><text:span text:style-name="T126_17"><text:s/></text:span><text:span text:style-name="T126_18">von</text:span><text:span text:style-name="T126_19"><text:s/></text:span><text:span text:style-name="T126_20">ihrer</text:span><text:span text:style-name="T126_21"><text:s/></text:span><text:span text:style-name="T126_22">Sorge</text:span><text:span text:style-name="T126_23"><text:s/></text:span><text:span text:style-name="T126_24">den</text:span><text:span text:style-name="T126_25"><text:s/></text:span><text:span text:style-name="T126_26">Sohn</text:span><text:span text:style-name="T126_27"><text:s/></text:span><text:span text:style-name="T126_28">zu</text:span><text:span text:style-name="T126_29"><text:s/></text:span><text:span text:style-name="T126_30">verletzen</text:span></text:p>
      <text:p text:style-name="P127"><text:span text:style-name="T127_1">-<text:s/></text:span><text:span text:style-name="T127_2">die</text:span><text:span text:style-name="T127_3"><text:s/></text:span><text:span text:style-name="T127_4">Mutter</text:span><text:span text:style-name="T127_5"><text:s/></text:span><text:span text:style-name="T127_6">erkennt</text:span><text:span text:style-name="T127_7">,<text:s/></text:span><text:span text:style-name="T127_8">dass</text:span><text:span text:style-name="T127_9"><text:s/></text:span><text:span text:style-name="T127_10">sie</text:span><text:span text:style-name="T127_11"><text:s/></text:span><text:span text:style-name="T127_12">ihrem</text:span><text:span text:style-name="T127_13"><text:s/></text:span><text:span text:style-name="T127_14">Sohn</text:span><text:span text:style-name="T127_15"><text:s/></text:span><text:span text:style-name="T127_16">helfen</text:span><text:span text:style-name="T127_17"><text:s/></text:span><text:span text:style-name="T127_18">muss</text:span><text:span text:style-name="T127_19">,<text:s/></text:span><text:span text:style-name="T127_20">sie</text:span><text:span text:style-name="T127_21"><text:s/></text:span><text:span text:style-name="T127_22">entscheidet</text:span><text:span text:style-name="T127_23"><text:s/></text:span><text:span text:style-name="T127_24">sich</text:span><text:span text:style-name="T127_25"><text:s/></text:span><text:span text:style-name="T127_26">Emily</text:span><text:span text:style-name="T127_27"><text:s/></text:span><text:span text:style-name="T127_28">zu</text:span><text:span text:style-name="T127_29"><text:s/></text:span><text:span text:style-name="T127_30">helfen</text:span><text:span text:style-name="T127_31"><text:s/></text:span><text:span text:style-name="T127_32">indem</text:span><text:span text:style-name="T127_33"><text:s/></text:span><text:span text:style-name="T127_34">sie</text:span><text:span text:style-name="T127_35"><text:s/></text:span><text:span text:style-name="T127_36">ins</text:span><text:span text:style-name="T127_37"><text:s/></text:span><text:span text:style-name="T127_38">jenseits</text:span><text:span text:style-name="T127_39"><text:s/></text:span><text:span text:style-name="T127_40">übergeht</text:span><text:span text:style-name="T127_41"><text:s/></text:span><text:span text:style-name="T127_42">und</text:span><text:span text:style-name="T127_43"><text:s/></text:span><text:span text:style-name="T127_44">dafür</text:span><text:span text:style-name="T127_45"><text:s/></text:span><text:span text:style-name="T127_46">die</text:span><text:span text:style-name="T127_47"><text:s/></text:span><text:span text:style-name="T127_48">Blumen</text:span><text:span text:style-name="T127_49"><text:s/></text:span><text:span text:style-name="T127_50">kurzzeitig</text:span><text:span text:style-name="T127_51"><text:s/></text:span><text:span text:style-name="T127_52">wieder</text:span><text:span text:style-name="T127_53"><text:s/></text:span><text:span text:style-name="T127_54">zu</text:span><text:span text:style-name="T127_55"><text:s/></text:span><text:span text:style-name="T127_56">beleben</text:span></text:p>
      <text:p text:style-name="P128"><text:span text:style-name="T128_1">-<text:s/></text:span><text:span text:style-name="T128_2">emily</text:span><text:span text:style-name="T128_3"><text:s/></text:span><text:span text:style-name="T128_4">schwimmt</text:span><text:span text:style-name="T128_5"><text:s/></text:span><text:span text:style-name="T128_6">durch</text:span><text:span text:style-name="T128_7"><text:s/></text:span><text:span text:style-name="T128_8">den</text:span><text:span text:style-name="T128_9"><text:s/></text:span><text:span text:style-name="T128_10">Tunnel</text:span><text:span text:style-name="T128_11"><text:s/></text:span><text:span text:style-name="T128_12">und</text:span><text:span text:style-name="T128_13"><text:s/></text:span><text:span text:style-name="T128_14">kommt</text:span><text:span text:style-name="T128_15"><text:s/></text:span><text:span text:style-name="T128_16">in</text:span><text:span text:style-name="T128_17"><text:s/></text:span><text:span text:style-name="T128_18">die</text:span><text:span text:style-name="T128_19"><text:s/></text:span><text:span text:style-name="T128_20">reale</text:span><text:span text:style-name="T128_21"><text:s/></text:span><text:span text:style-name="T128_22">Welt</text:span></text:p>
      <text:p text:style-name="P129"><text:span text:style-name="T129_1">-<text:s/></text:span><text:span text:style-name="T129_2">in</text:span><text:span text:style-name="T129_3"><text:s/></text:span><text:span text:style-name="T129_4">der</text:span><text:span text:style-name="T129_5"><text:s/></text:span><text:span text:style-name="T129_6">realen</text:span><text:span text:style-name="T129_7"><text:s/></text:span><text:span text:style-name="T129_8">Welt</text:span><text:span text:style-name="T129_9"><text:s/></text:span><text:span text:style-name="T129_10">wird</text:span><text:span text:style-name="T129_11"><text:s/></text:span><text:span text:style-name="T129_12">emily</text:span><text:span text:style-name="T129_13"><text:s/></text:span><text:span text:style-name="T129_14">aus</text:span><text:span text:style-name="T129_15"><text:s/></text:span><text:span text:style-name="T129_16">dem</text:span><text:span text:style-name="T129_17"><text:s/></text:span><text:span text:style-name="T129_18">Wasser</text:span><text:span text:style-name="T129_19"><text:s/></text:span><text:span text:style-name="T129_20">gefischt</text:span><text:span text:style-name="T129_21"><text:s/></text:span><text:span text:style-name="T129_22">und</text:span><text:span text:style-name="T129_23"><text:s/></text:span><text:span text:style-name="T129_24">auf</text:span><text:span text:style-name="T129_25"><text:s/></text:span><text:span text:style-name="T129_26">die</text:span><text:span text:style-name="T129_27"><text:s/></text:span><text:span text:style-name="T129_28">Fähre</text:span><text:span text:style-name="T129_29"><text:s/></text:span><text:span text:style-name="T129_30">gezogen</text:span></text:p>
      <text:p text:style-name="P130"><text:span text:style-name="T130_1">-<text:s/></text:span><text:span text:style-name="T130_2">sie</text:span><text:span text:style-name="T130_3"><text:s/></text:span><text:span text:style-name="T130_4">geht</text:span><text:span text:style-name="T130_5"><text:s/></text:span><text:span text:style-name="T130_6">über</text:span><text:span text:style-name="T130_7"><text:s/></text:span><text:span text:style-name="T130_8">den</text:span><text:span text:style-name="T130_9"><text:s/></text:span><text:span text:style-name="T130_10">Steg</text:span></text:p>
      <text:p text:style-name="P131"><text:span text:style-name="T131_1">-<text:s/></text:span><text:span text:style-name="T131_2">sie</text:span><text:span text:style-name="T131_3"><text:s/></text:span><text:span text:style-name="T131_4">trifft</text:span><text:span text:style-name="T131_5"><text:s/></text:span><text:span text:style-name="T131_6">ihren</text:span><text:span text:style-name="T131_7"><text:s/></text:span><text:span text:style-name="T131_8">Vater</text:span><text:span text:style-name="T131_9">.<text:s/></text:span><text:span text:style-name="T131_10">sieht</text:span><text:span text:style-name="T131_11"><text:s/></text:span><text:span text:style-name="T131_12">ein</text:span><text:span text:style-name="T131_13">,<text:s/></text:span><text:span text:style-name="T131_14">dass</text:span><text:span text:style-name="T131_15"><text:s/></text:span><text:span text:style-name="T131_16">dieser</text:span><text:span text:style-name="T131_17"><text:s/></text:span><text:span text:style-name="T131_18">einen</text:span><text:span text:style-name="T131_19"><text:s/></text:span><text:span text:style-name="T131_20">Grund</text:span><text:span text:style-name="T131_21"><text:s/></text:span><text:span text:style-name="T131_22">dafür</text:span><text:span text:style-name="T131_23"><text:s/></text:span><text:span text:style-name="T131_24">gehabt</text:span><text:span text:style-name="T131_25"><text:s/></text:span><text:span text:style-name="T131_26">haben</text:span><text:span text:style-name="T131_27"><text:s/></text:span><text:span text:style-name="T131_28">könnte</text:span><text:span text:style-name="T131_29"><text:s/></text:span><text:span text:style-name="T131_30">sie</text:span><text:span text:style-name="T131_31"><text:s/></text:span><text:span text:style-name="T131_32">zu</text:span><text:span text:style-name="T131_33"><text:s/></text:span><text:span text:style-name="T131_34">verlassen</text:span><text:span text:style-name="T131_35">.<text:s/></text:span><text:span text:style-name="T131_36">sie</text:span><text:span text:style-name="T131_37"><text:s/></text:span><text:span text:style-name="T131_38">fragt</text:span><text:span text:style-name="T131_39"><text:s/></text:span><text:span text:style-name="T131_40">ihn</text:span><text:span text:style-name="T131_41"><text:s/></text:span><text:span text:style-name="T131_42">danach</text:span><text:span text:style-name="T131_43"><text:s/></text:span><text:span text:style-name="T131_44">und</text:span><text:span text:style-name="T131_45"><text:s/></text:span><text:span text:style-name="T131_46">versöhnt</text:span><text:span text:style-name="T131_47"><text:s/></text:span><text:span text:style-name="T131_48">sich</text:span><text:span text:style-name="T131_49"><text:s/></text:span><text:span text:style-name="T131_50">mit</text:span><text:span text:style-name="T131_51"><text:s/></text:span><text:span text:style-name="T131_52">ihn</text:span><text:span text:style-name="T131_53">.</text:span></text:p>
      <text:p text:style-name="P132"/>
      <text:p text:style-name="P133"><text:span text:style-name="T133_1">c</text:span><text:span text:style-name="T133_2">)<text:s/></text:span><text:span text:style-name="T133_3">Emily</text:span><text:span text:style-name="T133_4"><text:s/></text:span><text:span text:style-name="T133_5">hat</text:span><text:span text:style-name="T133_6"><text:s/></text:span><text:span text:style-name="T133_7">schon</text:span><text:span text:style-name="T133_8"><text:s/></text:span><text:span text:style-name="T133_9">oft</text:span><text:span text:style-name="T133_10"><text:s/></text:span><text:span text:style-name="T133_11">die</text:span><text:span text:style-name="T133_12"><text:s/></text:span><text:span text:style-name="T133_13">Energieform</text:span><text:span text:style-name="T133_14"><text:s/></text:span><text:span text:style-name="T133_15">benutzt</text:span></text:p>
      <text:p text:style-name="P134"><text:span text:style-name="T134_1">-<text:s/></text:span><text:span text:style-name="T134_2">sie</text:span><text:span text:style-name="T134_3"><text:s/></text:span><text:span text:style-name="T134_4">ist</text:span><text:span text:style-name="T134_5"><text:s/></text:span><text:span text:style-name="T134_6">berauscht</text:span><text:span text:style-name="T134_7"><text:s/></text:span><text:span text:style-name="T134_8">von</text:span><text:span text:style-name="T134_9"><text:s/></text:span><text:span text:style-name="T134_10">der</text:span><text:span text:style-name="T134_11"><text:s/></text:span><text:span text:style-name="T134_12">macht</text:span><text:span text:style-name="T134_13"><text:s/></text:span><text:span text:style-name="T134_14">der</text:span><text:span text:style-name="T134_15"><text:s/></text:span><text:span text:style-name="T134_16">Energieform</text:span></text:p>
      <text:p text:style-name="P135"><text:span text:style-name="T135_1">-<text:s/></text:span><text:span text:style-name="T135_2">die</text:span><text:span text:style-name="T135_3"><text:s/></text:span><text:span text:style-name="T135_4">Mutter</text:span><text:span text:style-name="T135_5"><text:s/></text:span><text:span text:style-name="T135_6">warnt</text:span><text:span text:style-name="T135_7"><text:s/></text:span><text:span text:style-name="T135_8">sie</text:span><text:span text:style-name="T135_9">,<text:s/></text:span><text:span text:style-name="T135_10">dass</text:span><text:span text:style-name="T135_11"><text:s/></text:span><text:span text:style-name="T135_12">diese</text:span><text:span text:style-name="T135_13"><text:s/></text:span><text:span text:style-name="T135_14">Form</text:span><text:span text:style-name="T135_15"><text:s/></text:span><text:span text:style-name="T135_16">gefährlich</text:span><text:span text:style-name="T135_17"><text:s/></text:span><text:span text:style-name="T135_18">ist</text:span></text:p>
      <text:p text:style-name="P136"><text:span text:style-name="T136_1">-<text:s/></text:span><text:span text:style-name="T136_2">aber</text:span><text:span text:style-name="T136_3"><text:s/></text:span><text:span text:style-name="T136_4">emily</text:span><text:span text:style-name="T136_5"><text:s/></text:span><text:span text:style-name="T136_6">glaubt</text:span><text:span text:style-name="T136_7"><text:s/></text:span><text:span text:style-name="T136_8">ihr</text:span><text:span text:style-name="T136_9"><text:s/></text:span><text:span text:style-name="T136_10">nicht</text:span><text:span text:style-name="T136_11"><text:s/></text:span><text:span text:style-name="T136_12">und</text:span><text:span text:style-name="T136_13"><text:s/></text:span><text:span text:style-name="T136_14">bleibt</text:span><text:span text:style-name="T136_15"><text:s/></text:span><text:span text:style-name="T136_16">in</text:span><text:span text:style-name="T136_17"><text:s/></text:span><text:span text:style-name="T136_18">der</text:span><text:span text:style-name="T136_19"><text:s/></text:span><text:span text:style-name="T136_20">Unterwasserwelt</text:span></text:p>
      <text:p text:style-name="P137"><text:span text:style-name="T137_1">-<text:s/></text:span><text:span text:style-name="T137_2">sobald</text:span><text:span text:style-name="T137_3"><text:s/></text:span><text:span text:style-name="T137_4">sie</text:span><text:span text:style-name="T137_5"><text:s/></text:span><text:span text:style-name="T137_6">sich</text:span><text:span text:style-name="T137_7"><text:s/></text:span><text:span text:style-name="T137_8">das</text:span><text:span text:style-name="T137_9"><text:s/></text:span><text:span text:style-name="T137_10">nächste</text:span><text:span text:style-name="T137_11"><text:s/></text:span><text:span text:style-name="T137_12">mal</text:span><text:span text:style-name="T137_13"><text:s/></text:span><text:span text:style-name="T137_14">verwandelt</text:span><text:span text:style-name="T137_15"><text:s/></text:span><text:span text:style-name="T137_16">und</text:span><text:span text:style-name="T137_17"><text:s/></text:span><text:span text:style-name="T137_18">mit</text:span><text:span text:style-name="T137_19"><text:s/></text:span><text:span text:style-name="T137_20">der</text:span><text:span text:style-name="T137_21"><text:s/></text:span><text:span text:style-name="T137_22">Form</text:span><text:span text:style-name="T137_23"><text:s/></text:span><text:span text:style-name="T137_24">kämpft</text:span><text:span text:style-name="T137_25"><text:s/></text:span><text:span text:style-name="T137_26">zerstört</text:span><text:span text:style-name="T137_27"><text:s/></text:span><text:span text:style-name="T137_28">sie</text:span><text:span text:style-name="T137_29"><text:s/></text:span><text:span text:style-name="T137_30">die</text:span><text:span text:style-name="T137_31"><text:s/></text:span><text:span text:style-name="T137_32">Unterwasserwelt</text:span><text:span text:style-name="T137_33"><text:s/></text:span><text:span text:style-name="T137_34">und</text:span><text:span text:style-name="T137_35"><text:s/></text:span><text:span text:style-name="T137_36">verschüttet</text:span><text:span text:style-name="T137_37"><text:s/></text:span><text:span text:style-name="T137_38">sich</text:span><text:span text:style-name="T137_39"><text:s/></text:span><text:span text:style-name="T137_40">und</text:span><text:span text:style-name="T137_41"><text:s/></text:span><text:span text:style-name="T137_42">den</text:span><text:span text:style-name="T137_43"><text:s/></text:span><text:span text:style-name="T137_44">Sohn</text:span></text:p>
      <text:p text:style-name="P138"><text:span text:style-name="T138_1">-<text:s/></text:span><text:span text:style-name="T138_2">beide</text:span><text:span text:style-name="T138_3"><text:s/></text:span><text:span text:style-name="T138_4">sterben</text:span></text:p>
      <text:p text:style-name="P139"><text:span text:style-name="T139_1">-<text:s/></text:span><text:span text:style-name="T139_2">in</text:span><text:span text:style-name="T139_3"><text:s/></text:span><text:span text:style-name="T139_4">der</text:span><text:span text:style-name="T139_5"><text:s/></text:span><text:span text:style-name="T139_6">realen</text:span><text:span text:style-name="T139_7"><text:s/></text:span><text:span text:style-name="T139_8">Welt</text:span><text:span text:style-name="T139_9"><text:s/></text:span><text:span text:style-name="T139_10">wird</text:span><text:span text:style-name="T139_11"><text:s/></text:span><text:span text:style-name="T139_12">emily</text:span><text:span text:style-name="T139_13"><text:s/></text:span><text:span text:style-name="T139_14">tot</text:span><text:span text:style-name="T139_15"><text:s/></text:span><text:span text:style-name="T139_16">aus</text:span><text:span text:style-name="T139_17"><text:s/></text:span><text:span text:style-name="T139_18">dem</text:span><text:span text:style-name="T139_19"><text:s/></text:span><text:span text:style-name="T139_20">Wasser</text:span><text:span text:style-name="T139_21"><text:s/></text:span><text:span text:style-name="T139_22">gezogen</text:span></text:p>
      <text:p text:style-name="P140"/>
      <text:p text:style-name="P141"><text:span text:style-name="T141_1">1.<text:s/></text:span><text:span text:style-name="T141_2">Heldenreise</text:span><text:span text:style-name="T141_3">:<text:s/></text:span><text:span text:style-name="T141_4">Begegnung</text:span><text:span text:style-name="T141_5"><text:s/></text:span><text:span text:style-name="T141_6">mit</text:span><text:span text:style-name="T141_7"><text:s/></text:span><text:span text:style-name="T141_8">dem</text:span><text:span text:style-name="T141_9"><text:s/></text:span><text:span text:style-name="T141_10">Vater</text:span></text:p>
      <text:p text:style-name="P142"><text:span text:style-name="T142_1">Gewohnte</text:span><text:span text:style-name="T142_2"><text:s/></text:span><text:span text:style-name="T142_3">Welt</text:span><text:span text:style-name="T142_4">:<text:tab/><text:tab/><text:tab/>-<text:s/></text:span><text:span text:style-name="T142_5">Leben</text:span><text:span text:style-name="T142_6"><text:s/></text:span><text:span text:style-name="T142_7">mit</text:span><text:span text:style-name="T142_8"><text:s/></text:span><text:span text:style-name="T142_9">der</text:span><text:span text:style-name="T142_10"><text:s/></text:span><text:span text:style-name="T142_11">Mutter</text:span></text:p>
      <text:p text:style-name="P143"><text:span text:style-name="T143_1">Ruf</text:span><text:span text:style-name="T143_2">:<text:tab/><text:tab/><text:tab/><text:tab/><text:tab/>-<text:s/></text:span><text:span text:style-name="T143_3">Einladung</text:span><text:span text:style-name="T143_4"><text:s/></text:span><text:span text:style-name="T143_5">vom</text:span><text:span text:style-name="T143_6"><text:s/></text:span><text:span text:style-name="T143_7">Vater</text:span></text:p>
      <text:p text:style-name="P144"><text:span text:style-name="T144_1">Weigerung</text:span><text:span text:style-name="T144_2">:<text:tab/><text:tab/><text:tab/><text:tab/>-<text:s/></text:span><text:span text:style-name="T144_3">Umdrehen</text:span><text:span text:style-name="T144_4"><text:s/></text:span><text:span text:style-name="T144_5">am</text:span><text:span text:style-name="T144_6"><text:s/></text:span><text:span text:style-name="T144_7">Steg</text:span></text:p>
      <text:p text:style-name="P145"><text:span text:style-name="T145_1">Übernatürliche</text:span><text:span text:style-name="T145_2"><text:s/></text:span><text:span text:style-name="T145_3">Hilfe</text:span><text:span text:style-name="T145_4">:<text:tab/><text:tab/><text:tab/>-<text:s/>2.<text:s/></text:span><text:span text:style-name="T145_5">Heldenreise</text:span></text:p>
      <text:p text:style-name="P146"><text:span text:style-name="T146_1">Schwellenüberschreitung</text:span><text:span text:style-name="T146_2">:<text:tab/><text:tab/>-<text:s/></text:span><text:span text:style-name="T146_3">geht</text:span><text:span text:style-name="T146_4"><text:s/></text:span><text:span text:style-name="T146_5">über</text:span><text:span text:style-name="T146_6"><text:s/></text:span><text:span text:style-name="T146_7">Steg</text:span></text:p>
      <text:p text:style-name="P147"><text:span text:style-name="T147_1">höchste</text:span><text:span text:style-name="T147_2"><text:s/></text:span><text:span text:style-name="T147_3">Prüfung</text:span><text:span text:style-name="T147_4">:<text:tab/><text:tab/><text:tab/>-<text:s/></text:span><text:span text:style-name="T147_5">Sprechen</text:span><text:span text:style-name="T147_6"><text:s/></text:span><text:span text:style-name="T147_7">mit</text:span><text:span text:style-name="T147_8"><text:s/></text:span><text:span text:style-name="T147_9">dem</text:span><text:span text:style-name="T147_10"><text:s/></text:span><text:span text:style-name="T147_11">Vater</text:span></text:p>
      <text:p text:style-name="P148"><text:span text:style-name="T148_1"><text:tab/><text:tab/><text:tab/><text:tab/><text:tab/>-<text:s/></text:span><text:span text:style-name="T148_2">Möglichkeit</text:span><text:span text:style-name="T148_3"><text:s/></text:span><text:span text:style-name="T148_4">des</text:span><text:span text:style-name="T148_5"><text:s/></text:span><text:span text:style-name="T148_6">Scheiterns</text:span></text:p>
      <text:p text:style-name="P149"><text:span text:style-name="T149_1">Versöhnung</text:span><text:span text:style-name="T149_2"><text:s/></text:span><text:span text:style-name="T149_3">mit</text:span><text:span text:style-name="T149_4"><text:s/></text:span><text:span text:style-name="T149_5">dem</text:span><text:span text:style-name="T149_6"><text:s/></text:span><text:span text:style-name="T149_7">Vater</text:span><text:span text:style-name="T149_8">:<text:tab/><text:tab/>-<text:s/></text:span><text:span text:style-name="T149_9">Versöhnung</text:span><text:span text:style-name="T149_10"><text:s/></text:span><text:span text:style-name="T149_11">mit</text:span><text:span text:style-name="T149_12"><text:s/></text:span><text:span text:style-name="T149_13">dem</text:span><text:span text:style-name="T149_14"><text:s/></text:span><text:span text:style-name="T149_15">Vater</text:span></text:p>
      <text:p text:style-name="P150"><text:span text:style-name="T150_1">Rückkehr</text:span><text:span text:style-name="T150_2">:<text:tab/><text:tab/><text:tab/><text:tab/>-<text:s/></text:span><text:span text:style-name="T150_3">gewohntes</text:span><text:span text:style-name="T150_4"><text:s/></text:span><text:span text:style-name="T150_5">Leben</text:span><text:span text:style-name="T150_6"><text:s/>(</text:span><text:span text:style-name="T150_7">mit</text:span><text:span text:style-name="T150_8"><text:s/></text:span><text:span text:style-name="T150_9">Mutter</text:span><text:span text:style-name="T150_10">)</text:span></text:p>
      <text:p text:style-name="P151"><text:span text:style-name="T151_1">Herr</text:span><text:span text:style-name="T151_2"><text:s/></text:span><text:span text:style-name="T151_3">der</text:span><text:span text:style-name="T151_4"><text:s/></text:span><text:span text:style-name="T151_5">zwei</text:span><text:span text:style-name="T151_6"><text:s/></text:span><text:span text:style-name="T151_7">Welten</text:span><text:span text:style-name="T151_8"><text:s/>/<text:tab/><text:tab/>-<text:s/></text:span><text:span text:style-name="T151_9">Sie</text:span><text:span text:style-name="T151_10"><text:s/></text:span><text:span text:style-name="T151_11">versteht</text:span><text:span text:style-name="T151_12"><text:s/></text:span><text:span text:style-name="T151_13">sich</text:span><text:span text:style-name="T151_14"><text:s/></text:span><text:span text:style-name="T151_15">mit</text:span><text:span text:style-name="T151_16"><text:s/></text:span><text:span text:style-name="T151_17">Mutter</text:span><text:span text:style-name="T151_18"><text:s/></text:span><text:span text:style-name="T151_19">und</text:span><text:span text:style-name="T151_20"><text:s/></text:span><text:span text:style-name="T151_21">Vater</text:span></text:p>
      <text:p text:style-name="P152"><text:span text:style-name="T152_1">Freiheit</text:span><text:span text:style-name="T152_2"><text:s/></text:span><text:span text:style-name="T152_3">zum</text:span><text:span text:style-name="T152_4"><text:s/></text:span><text:span text:style-name="T152_5">Leben</text:span><text:span text:style-name="T152_6"><text:tab/><text:tab/><text:tab/>(</text:span><text:span text:style-name="T152_7">wenn</text:span><text:span text:style-name="T152_8"><text:s/></text:span><text:span text:style-name="T152_9">sie</text:span><text:span text:style-name="T152_10"><text:s/></text:span><text:span text:style-name="T152_11">nicht</text:span><text:span text:style-name="T152_12"><text:s/></text:span><text:span text:style-name="T152_13">gescheitert</text:span><text:span text:style-name="T152_14"><text:s/></text:span><text:span text:style-name="T152_15">ist</text:span><text:span text:style-name="T152_16">)</text:span></text:p>
      <text:p text:style-name="P153"/>
      <text:p text:style-name="P154"/>
      <text:p text:style-name="P155"/>
      <text:p text:style-name="P156"><text:span text:style-name="T156_1">2</text:span><text:span text:style-name="T156_2">a</text:span><text:span text:style-name="T156_3">.<text:s/></text:span><text:span text:style-name="T156_4">Heldenreise</text:span><text:span text:style-name="T156_5">:<text:s/></text:span><text:span text:style-name="T156_6">Traumwelt</text:span><text:span text:style-name="T156_7">,<text:s/></text:span><text:span text:style-name="T156_8">scheitert</text:span><text:span text:style-name="T156_9"><text:s/></text:span><text:span text:style-name="T156_10">nach</text:span><text:span text:style-name="T156_11"><text:s/></text:span><text:span text:style-name="T156_12">Rückkehr</text:span></text:p>
      <text:p text:style-name="P157"><text:span text:style-name="T157_1">Gewohnte</text:span><text:span text:style-name="T157_2"><text:s/></text:span><text:span text:style-name="T157_3">Welt</text:span><text:span text:style-name="T157_4">:<text:tab/><text:tab/><text:tab/>-<text:s/></text:span><text:span text:style-name="T157_5">reale</text:span><text:span text:style-name="T157_6"><text:s/></text:span><text:span text:style-name="T157_7">Welt</text:span></text:p>
      <text:p text:style-name="P158"><text:span text:style-name="T158_1">Ruf</text:span><text:span text:style-name="T158_2">:<text:tab/><text:tab/><text:tab/><text:tab/><text:tab/>-<text:s/></text:span><text:span text:style-name="T158_3">Sie</text:span><text:span text:style-name="T158_4"><text:s/></text:span><text:span text:style-name="T158_5">muss</text:span><text:span text:style-name="T158_6"><text:s/></text:span><text:span text:style-name="T158_7">sich</text:span><text:span text:style-name="T158_8"><text:s/></text:span><text:span text:style-name="T158_9">entscheiden</text:span><text:span text:style-name="T158_10">,<text:s/></text:span><text:span text:style-name="T158_11">wie</text:span><text:span text:style-name="T158_12"><text:s/></text:span><text:span text:style-name="T158_13">sie</text:span><text:span text:style-name="T158_14"><text:s/></text:span><text:span text:style-name="T158_15">ihrem</text:span><text:span text:style-name="T158_16"><text:s/></text:span><text:span text:style-name="T158_17">Vater</text:span><text:span text:style-name="T158_18"><text:s/></text:span></text:p>
      <text:p text:style-name="P159"><text:span text:style-name="T159_1">gegenübertritt</text:span><text:span text:style-name="T159_2">,<text:s/></text:span><text:span text:style-name="T159_3">oder</text:span></text:p>
      <text:p text:style-name="P160"><text:span text:style-name="T160_1">-<text:s/></text:span><text:span text:style-name="T160_2">Sie</text:span><text:span text:style-name="T160_3"><text:s/></text:span><text:span text:style-name="T160_4">hört</text:span><text:span text:style-name="T160_5"><text:s/></text:span><text:span text:style-name="T160_6">ein</text:span><text:span text:style-name="T160_7"><text:s/></text:span><text:span text:style-name="T160_8">Lied</text:span><text:span text:style-name="T160_9"><text:s/></text:span><text:span text:style-name="T160_10">aus</text:span><text:span text:style-name="T160_11"><text:s/></text:span><text:span text:style-name="T160_12">dem</text:span><text:span text:style-name="T160_13"><text:s/></text:span><text:span text:style-name="T160_14">Wasser</text:span></text:p>
      <text:p text:style-name="P161"><text:span text:style-name="T161_1">Weigerung</text:span><text:span text:style-name="T161_2">:<text:tab/><text:tab/><text:tab/><text:tab/>-<text:s/></text:span></text:p>
      <text:p text:style-name="P162"><text:span text:style-name="T162_1">Übernatürliche</text:span><text:span text:style-name="T162_2"><text:s/></text:span><text:span text:style-name="T162_3">Hilfe</text:span><text:span text:style-name="T162_4">:<text:tab/><text:tab/><text:tab/>-<text:s/></text:span><text:span text:style-name="T162_5">Sie</text:span><text:span text:style-name="T162_6"><text:s/></text:span><text:span text:style-name="T162_7">stolpert</text:span></text:p>
      <text:p text:style-name="P163"><text:span text:style-name="T163_1">Schwellenüberschreitung</text:span><text:span text:style-name="T163_2">:<text:tab/><text:tab/>-<text:s/></text:span><text:span text:style-name="T163_3">ungewollt</text:span><text:span text:style-name="T163_4">,<text:s/></text:span><text:span text:style-name="T163_5">fällt</text:span><text:span text:style-name="T163_6"><text:s/></text:span><text:span text:style-name="T163_7">ins</text:span><text:span text:style-name="T163_8"><text:s/></text:span><text:span text:style-name="T163_9">Wasser</text:span></text:p>
      <text:p text:style-name="P164"><text:span text:style-name="T164_1">Bauch</text:span><text:span text:style-name="T164_2"><text:s/></text:span><text:span text:style-name="T164_3">des</text:span><text:span text:style-name="T164_4"><text:s/></text:span><text:span text:style-name="T164_5">Wahlfisches</text:span><text:span text:style-name="T164_6">:<text:tab/><text:tab/>-<text:s/></text:span><text:span text:style-name="T164_7">Höhle</text:span><text:span text:style-name="T164_8"><text:s/></text:span><text:span text:style-name="T164_9">mit</text:span><text:span text:style-name="T164_10"><text:s/></text:span><text:span text:style-name="T164_11">dunklem</text:span><text:span text:style-name="T164_12"><text:s/></text:span><text:span text:style-name="T164_13">Tunnel</text:span><text:span text:style-name="T164_14"><text:s/></text:span><text:span text:style-name="T164_15">und</text:span><text:span text:style-name="T164_16"><text:s/></text:span><text:span text:style-name="T164_17">ohne</text:span><text:span text:style-name="T164_18"><text:s/></text:span><text:span text:style-name="T164_19">Gegner</text:span><text:span text:style-name="T164_20">,</text:span></text:p>
      <text:p text:style-name="P165"><text:span text:style-name="T165_1"><text:tab/><text:tab/><text:tab/><text:tab/><text:tab/><text:s text:c="2"/></text:span><text:span text:style-name="T165_2">Höhle</text:span><text:span text:style-name="T165_3">,<text:s/></text:span><text:span text:style-name="T165_4">wo</text:span><text:span text:style-name="T165_5"><text:s/></text:span><text:span text:style-name="T165_6">Sohn</text:span><text:span text:style-name="T165_7"><text:s/></text:span><text:span text:style-name="T165_8">lebt</text:span><text:span text:style-name="T165_9"><text:s/>(</text:span><text:span text:style-name="T165_10">Höhlen</text:span><text:span text:style-name="T165_11"><text:s/></text:span><text:span text:style-name="T165_12">gehören</text:span><text:span text:style-name="T165_13"><text:s/></text:span><text:span text:style-name="T165_14">zusammen</text:span><text:span text:style-name="T165_15">)</text:span></text:p>
      <text:p text:style-name="P166"><text:span text:style-name="T166_1">Treffen</text:span><text:span text:style-name="T166_2"><text:s/></text:span><text:span text:style-name="T166_3">mit</text:span><text:span text:style-name="T166_4"><text:s/></text:span><text:span text:style-name="T166_5">dem</text:span><text:span text:style-name="T166_6"><text:s/></text:span><text:span text:style-name="T166_7">Mentor</text:span><text:span text:style-name="T166_8">:<text:tab/><text:tab/>-<text:s/></text:span><text:span text:style-name="T166_9">trifft</text:span><text:span text:style-name="T166_10"><text:s/></text:span><text:span text:style-name="T166_11">den</text:span><text:span text:style-name="T166_12"><text:s/></text:span><text:span text:style-name="T166_13">Geist</text:span><text:span text:style-name="T166_14"><text:s/></text:span><text:span text:style-name="T166_15">der</text:span><text:span text:style-name="T166_16"><text:s/></text:span><text:span text:style-name="T166_17">Mutter</text:span></text:p>
      <text:p text:style-name="P167"><text:span text:style-name="T167_1">Weg</text:span><text:span text:style-name="T167_2"><text:s/></text:span><text:span text:style-name="T167_3">der</text:span><text:span text:style-name="T167_4"><text:s/></text:span><text:span text:style-name="T167_5">Prüfungen</text:span><text:span text:style-name="T167_6">:<text:tab/><text:tab/><text:tab/>-<text:s/></text:span><text:span text:style-name="T167_7">Quests</text:span><text:span text:style-name="T167_8"><text:s/></text:span><text:span text:style-name="T167_9">um</text:span><text:span text:style-name="T167_10"><text:s/></text:span><text:span text:style-name="T167_11">Lied</text:span><text:span text:style-name="T167_12"><text:s/></text:span><text:span text:style-name="T167_13">zu</text:span><text:span text:style-name="T167_14"><text:s/></text:span><text:span text:style-name="T167_15">bekommen</text:span></text:p>
      <text:p text:style-name="P168"><text:span text:style-name="T168_1">Elexir</text:span><text:span text:style-name="T168_2">:<text:tab/><text:tab/><text:tab/><text:tab/><text:tab/>-<text:s/></text:span><text:span text:style-name="T168_3">Lied</text:span><text:span text:style-name="T168_4"><text:s/></text:span><text:span text:style-name="T168_5">um</text:span><text:span text:style-name="T168_6"><text:s/></text:span><text:span text:style-name="T168_7">zurück</text:span><text:span text:style-name="T168_8"><text:s/></text:span><text:span text:style-name="T168_9">zu</text:span><text:span text:style-name="T168_10"><text:s/></text:span><text:span text:style-name="T168_11">kommen</text:span></text:p>
      <text:p text:style-name="P169"><text:span text:style-name="T169_1">Ordeal</text:span><text:span text:style-name="T169_2">:<text:tab/><text:tab/><text:tab/><text:tab/>-<text:s/></text:span><text:span text:style-name="T169_3">Entscheidung</text:span><text:span text:style-name="T169_4"><text:s/></text:span><text:span text:style-name="T169_5">zurück</text:span><text:span text:style-name="T169_6"><text:s/>/<text:s/></text:span><text:span text:style-name="T169_7">Sohn</text:span><text:span text:style-name="T169_8"><text:s/></text:span><text:span text:style-name="T169_9">suchen</text:span></text:p>
      <text:p text:style-name="P170"><text:span text:style-name="T170_1">Rückkehr</text:span><text:span text:style-name="T170_2">:<text:tab/><text:tab/><text:tab/><text:tab/>-<text:s/></text:span><text:span text:style-name="T170_3">zurück</text:span><text:span text:style-name="T170_4"><text:s/></text:span><text:span text:style-name="T170_5">in</text:span><text:span text:style-name="T170_6"><text:s/></text:span><text:span text:style-name="T170_7">reale</text:span><text:span text:style-name="T170_8"><text:s/></text:span><text:span text:style-name="T170_9">Welt</text:span></text:p>
      <text:p text:style-name="P171"><text:span text:style-name="T171_1">Rückkehr</text:span><text:span text:style-name="T171_2"><text:s/></text:span><text:span text:style-name="T171_3">mit</text:span><text:span text:style-name="T171_4"><text:s/></text:span><text:span text:style-name="T171_5">Elixier</text:span><text:span text:style-name="T171_6">:<text:tab/><text:tab/><text:tab/>-<text:s/></text:span><text:span text:style-name="T171_7">Elixier</text:span><text:span text:style-name="T171_8">:<text:s/></text:span><text:span text:style-name="T171_9">weiß</text:span><text:span text:style-name="T171_10"><text:s/></text:span><text:span text:style-name="T171_11">wie</text:span><text:span text:style-name="T171_12"><text:s/></text:span><text:span text:style-name="T171_13">sie</text:span><text:span text:style-name="T171_14"><text:s/></text:span><text:span text:style-name="T171_15">Vater</text:span><text:span text:style-name="T171_16"><text:s/></text:span><text:span text:style-name="T171_17">gegenüber</text:span><text:span text:style-name="T171_18"><text:s/></text:span><text:span text:style-name="T171_19">tritt</text:span><text:span text:style-name="T171_20">:<text:s/></text:span><text:span text:style-name="T171_21">gleichgültug</text:span></text:p>
      <text:p text:style-name="P172"><text:span text:style-name="T172_1"><text:tab/><text:tab/><text:tab/><text:tab/><text:tab/><text:s text:c="2"/></text:span><text:span text:style-name="T172_2">scheitert</text:span></text:p>
      <text:p text:style-name="P173"><text:span text:style-name="T173_1">Herr</text:span><text:span text:style-name="T173_2"><text:s/></text:span><text:span text:style-name="T173_3">der</text:span><text:span text:style-name="T173_4"><text:s/></text:span><text:span text:style-name="T173_5">Zwei</text:span><text:span text:style-name="T173_6"><text:s/></text:span><text:span text:style-name="T173_7">Welten</text:span><text:span text:style-name="T173_8">:<text:tab/><text:tab/><text:tab/>-<text:s/></text:span><text:span text:style-name="T173_9">lebt</text:span><text:span text:style-name="T173_10"><text:s/></text:span><text:span text:style-name="T173_11">in</text:span><text:span text:style-name="T173_12"><text:s/></text:span><text:span text:style-name="T173_13">realer</text:span><text:span text:style-name="T173_14"><text:s/></text:span><text:span text:style-name="T173_15">Welt</text:span><text:span text:style-name="T173_16">,<text:s/></text:span><text:span text:style-name="T173_17">kein</text:span><text:span text:style-name="T173_18"><text:s/></text:span><text:span text:style-name="T173_19">Bezug</text:span><text:span text:style-name="T173_20"><text:s/></text:span><text:span text:style-name="T173_21">zur</text:span><text:span text:style-name="T173_22"><text:s/></text:span><text:span text:style-name="T173_23">Wasserwelt</text:span><text:span text:style-name="T173_24"><text:s/></text:span><text:span text:style-name="T173_25">mehr</text:span></text:p>
      <text:p text:style-name="P174"/>
      <text:p text:style-name="P175"><text:span text:style-name="T175_1">2</text:span><text:span text:style-name="T175_2">b</text:span><text:span text:style-name="T175_3">.<text:s/></text:span><text:span text:style-name="T175_4">vollständige</text:span><text:span text:style-name="T175_5"><text:s/></text:span><text:span text:style-name="T175_6">Heldenreise</text:span><text:span text:style-name="T175_7">:<text:s/></text:span><text:span text:style-name="T175_8">Traumwelt</text:span><text:span text:style-name="T175_9">,<text:s/></text:span><text:span text:style-name="T175_10">erfolgreich</text:span></text:p>
      <text:p text:style-name="P176"><text:span text:style-name="T176_1">Gewohnte</text:span><text:span text:style-name="T176_2"><text:s/></text:span><text:span text:style-name="T176_3">Welt</text:span><text:span text:style-name="T176_4">:<text:tab/><text:tab/><text:tab/>-<text:s/></text:span><text:span text:style-name="T176_5">reale</text:span><text:span text:style-name="T176_6"><text:s/></text:span><text:span text:style-name="T176_7">Welt</text:span></text:p>
      <text:p text:style-name="P177"><text:span text:style-name="T177_1">Ruf</text:span><text:span text:style-name="T177_2">:<text:tab/><text:tab/><text:tab/><text:tab/><text:tab/>-<text:s/></text:span><text:span text:style-name="T177_3">Sie</text:span><text:span text:style-name="T177_4"><text:s/></text:span><text:span text:style-name="T177_5">muss</text:span><text:span text:style-name="T177_6"><text:s/></text:span><text:span text:style-name="T177_7">sich</text:span><text:span text:style-name="T177_8"><text:s/></text:span><text:span text:style-name="T177_9">entscheiden</text:span><text:span text:style-name="T177_10">,<text:s/></text:span><text:span text:style-name="T177_11">wie</text:span><text:span text:style-name="T177_12"><text:s/></text:span><text:span text:style-name="T177_13">sie</text:span><text:span text:style-name="T177_14"><text:s/></text:span><text:span text:style-name="T177_15">ihrem</text:span><text:span text:style-name="T177_16"><text:s/></text:span><text:span text:style-name="T177_17">Vater</text:span><text:span text:style-name="T177_18"><text:s/></text:span></text:p>
      <text:p text:style-name="P178"><text:span text:style-name="T178_1">gegenübertritt</text:span><text:span text:style-name="T178_2">,<text:s/></text:span><text:span text:style-name="T178_3">oder</text:span></text:p>
      <text:p text:style-name="P179"><text:span text:style-name="T179_1">-<text:s/></text:span><text:span text:style-name="T179_2">Sie</text:span><text:span text:style-name="T179_3"><text:s/></text:span><text:span text:style-name="T179_4">hört</text:span><text:span text:style-name="T179_5"><text:s/></text:span><text:span text:style-name="T179_6">ein</text:span><text:span text:style-name="T179_7"><text:s/></text:span><text:span text:style-name="T179_8">Lied</text:span><text:span text:style-name="T179_9"><text:s/></text:span><text:span text:style-name="T179_10">aus</text:span><text:span text:style-name="T179_11"><text:s/></text:span><text:span text:style-name="T179_12">dem</text:span><text:span text:style-name="T179_13"><text:s/></text:span><text:span text:style-name="T179_14">Wasser</text:span></text:p>
      <text:p text:style-name="P180"><text:span text:style-name="T180_1">Weigerung</text:span><text:span text:style-name="T180_2">:<text:tab/><text:tab/><text:tab/><text:tab/>-<text:s/></text:span></text:p>
      <text:p text:style-name="P181"><text:span text:style-name="T181_1">Übernatürliche</text:span><text:span text:style-name="T181_2"><text:s/></text:span><text:span text:style-name="T181_3">Hilfe</text:span><text:span text:style-name="T181_4">:<text:tab/><text:tab/><text:tab/>-<text:s/></text:span><text:span text:style-name="T181_5">Sie</text:span><text:span text:style-name="T181_6"><text:s/></text:span><text:span text:style-name="T181_7">stolpert</text:span></text:p>
      <text:p text:style-name="P182"><text:span text:style-name="T182_1">Schwellenüberschreitung</text:span><text:span text:style-name="T182_2">:<text:tab/><text:tab/>-<text:s/></text:span><text:span text:style-name="T182_3">ungewollt</text:span><text:span text:style-name="T182_4">,<text:s/></text:span><text:span text:style-name="T182_5">fällt</text:span><text:span text:style-name="T182_6"><text:s/></text:span><text:span text:style-name="T182_7">ins</text:span><text:span text:style-name="T182_8"><text:s/></text:span><text:span text:style-name="T182_9">Wasser</text:span></text:p>
      <text:p text:style-name="P183"><text:span text:style-name="T183_1">Bauch</text:span><text:span text:style-name="T183_2"><text:s/></text:span><text:span text:style-name="T183_3">des</text:span><text:span text:style-name="T183_4"><text:s/></text:span><text:span text:style-name="T183_5">Wahlfisches</text:span><text:span text:style-name="T183_6">:<text:tab/><text:tab/>-<text:s/></text:span><text:span text:style-name="T183_7">Höhle</text:span><text:span text:style-name="T183_8"><text:s/></text:span><text:span text:style-name="T183_9">mit</text:span><text:span text:style-name="T183_10"><text:s/></text:span><text:span text:style-name="T183_11">dunklem</text:span><text:span text:style-name="T183_12"><text:s/></text:span><text:span text:style-name="T183_13">Tunnel</text:span><text:span text:style-name="T183_14"><text:s/></text:span><text:span text:style-name="T183_15">und</text:span><text:span text:style-name="T183_16"><text:s/></text:span><text:span text:style-name="T183_17">ohne</text:span><text:span text:style-name="T183_18"><text:s/></text:span><text:span text:style-name="T183_19">Gegner</text:span><text:span text:style-name="T183_20">,</text:span></text:p>
      <text:p text:style-name="P184"><text:span text:style-name="T184_1"><text:tab/><text:tab/><text:tab/><text:tab/><text:tab/><text:s text:c="2"/></text:span><text:span text:style-name="T184_2">Höhle</text:span><text:span text:style-name="T184_3">,<text:s/></text:span><text:span text:style-name="T184_4">wo</text:span><text:span text:style-name="T184_5"><text:s/></text:span><text:span text:style-name="T184_6">Sohn</text:span><text:span text:style-name="T184_7"><text:s/></text:span><text:span text:style-name="T184_8">lebt</text:span><text:span text:style-name="T184_9"><text:s/>(</text:span><text:span text:style-name="T184_10">Höhlen</text:span><text:span text:style-name="T184_11"><text:s/></text:span><text:span text:style-name="T184_12">gehören</text:span><text:span text:style-name="T184_13"><text:s/></text:span><text:span text:style-name="T184_14">zusammen</text:span><text:span text:style-name="T184_15">)</text:span></text:p>
      <text:p text:style-name="P185"><text:span text:style-name="T185_1">Treffen</text:span><text:span text:style-name="T185_2"><text:s/></text:span><text:span text:style-name="T185_3">mit</text:span><text:span text:style-name="T185_4"><text:s/></text:span><text:span text:style-name="T185_5">dem</text:span><text:span text:style-name="T185_6"><text:s/></text:span><text:span text:style-name="T185_7">Mentor</text:span><text:span text:style-name="T185_8">:<text:tab/><text:tab/>-<text:s/></text:span><text:span text:style-name="T185_9">trifft</text:span><text:span text:style-name="T185_10"><text:s/></text:span><text:span text:style-name="T185_11">den</text:span><text:span text:style-name="T185_12"><text:s/></text:span><text:span text:style-name="T185_13">Geist</text:span><text:span text:style-name="T185_14"><text:s/></text:span><text:span text:style-name="T185_15">der</text:span><text:span text:style-name="T185_16"><text:s/></text:span><text:span text:style-name="T185_17">Mutter</text:span></text:p>
      <text:p text:style-name="P186"><text:span text:style-name="T186_1">Weg</text:span><text:span text:style-name="T186_2"><text:s/></text:span><text:span text:style-name="T186_3">der</text:span><text:span text:style-name="T186_4"><text:s/></text:span><text:span text:style-name="T186_5">Prüfungen</text:span><text:span text:style-name="T186_6">:<text:tab/><text:tab/><text:tab/>-<text:s/></text:span><text:span text:style-name="T186_7">Quests</text:span><text:span text:style-name="T186_8"><text:s/></text:span><text:span text:style-name="T186_9">um</text:span><text:span text:style-name="T186_10"><text:s/></text:span><text:span text:style-name="T186_11">Lied</text:span><text:span text:style-name="T186_12"><text:s/></text:span><text:span text:style-name="T186_13">zu</text:span><text:span text:style-name="T186_14"><text:s/></text:span><text:span text:style-name="T186_15">bekommen</text:span></text:p>
      <text:p text:style-name="P187"><text:span text:style-name="T187_1">Verweigerung</text:span><text:span text:style-name="T187_2"><text:s/></text:span><text:span text:style-name="T187_3">der</text:span><text:span text:style-name="T187_4"><text:s/></text:span><text:span text:style-name="T187_5">Rückkehr</text:span><text:span text:style-name="T187_6">:<text:tab/><text:tab/>-<text:s/></text:span><text:span text:style-name="T187_7">Entscheidet</text:span><text:span text:style-name="T187_8"><text:s/></text:span><text:span text:style-name="T187_9">sich</text:span><text:span text:style-name="T187_10"><text:s/></text:span><text:span text:style-name="T187_11">den</text:span><text:span text:style-name="T187_12"><text:s/></text:span><text:span text:style-name="T187_13">Sohn</text:span><text:span text:style-name="T187_14"><text:s/></text:span><text:span text:style-name="T187_15">zu</text:span><text:span text:style-name="T187_16"><text:s/></text:span><text:span text:style-name="T187_17">suchen</text:span></text:p>
      <text:p text:style-name="P188"><text:span text:style-name="T188_1">magische</text:span><text:span text:style-name="T188_2"><text:s/></text:span><text:span text:style-name="T188_3">Flucht</text:span><text:span text:style-name="T188_4">:<text:tab/><text:tab/><text:tab/>-<text:s/></text:span><text:span text:style-name="T188_5">Rettung</text:span><text:span text:style-name="T188_6"><text:s/></text:span><text:span text:style-name="T188_7">des</text:span><text:span text:style-name="T188_8"><text:s/></text:span><text:span text:style-name="T188_9">Sohnes</text:span><text:span text:style-name="T188_10"><text:s/>=<text:s/>3.<text:s/></text:span><text:span text:style-name="T188_11">Heldenreise</text:span><text:span text:style-name="T188_12">,<text:s/></text:span></text:p>
      <text:p text:style-name="P189"><text:span text:style-name="T189_1"><text:tab/><text:tab/><text:tab/><text:tab/><text:tab/><text:s text:c="2"/></text:span><text:span text:style-name="T189_2">verliert</text:span><text:span text:style-name="T189_3"><text:s/>(</text:span><text:span text:style-name="T189_4">augenscheinlich</text:span><text:span text:style-name="T189_5">)<text:s/></text:span><text:span text:style-name="T189_6">die</text:span><text:span text:style-name="T189_7"><text:s/></text:span><text:span text:style-name="T189_8">Möglichkeit</text:span><text:span text:style-name="T189_9"><text:s/></text:span><text:span text:style-name="T189_10">zurück</text:span><text:span text:style-name="T189_11"><text:s/></text:span><text:span text:style-name="T189_12">zu</text:span><text:span text:style-name="T189_13"><text:s/></text:span></text:p>
      <text:p text:style-name="P190"><text:span text:style-name="T190_1"><text:s text:c="2"/></text:span><text:span text:style-name="T190_2">kommen</text:span></text:p>
      <text:p text:style-name="P191"><text:span text:style-name="T191_1">Belohnung</text:span><text:span text:style-name="T191_2"><text:s/>/<text:s/></text:span><text:span text:style-name="T191_3">Elexir</text:span><text:span text:style-name="T191_4">:<text:tab/><text:tab/><text:tab/>-<text:s/></text:span><text:span text:style-name="T191_5">Erkenntnis</text:span><text:span text:style-name="T191_6"><text:s/></text:span><text:span text:style-name="T191_7">über</text:span><text:span text:style-name="T191_8"><text:s/></text:span><text:span text:style-name="T191_9">Gründe</text:span><text:span text:style-name="T191_10"><text:s/></text:span><text:span text:style-name="T191_11">des</text:span><text:span text:style-name="T191_12"><text:s/></text:span><text:span text:style-name="T191_13">Vater</text:span></text:p>
      <text:p text:style-name="P192"><text:span text:style-name="T192_1">Hilfe</text:span><text:span text:style-name="T192_2"><text:s/></text:span><text:span text:style-name="T192_3">von</text:span><text:span text:style-name="T192_4"><text:s/></text:span><text:span text:style-name="T192_5">außen</text:span><text:span text:style-name="T192_6">:<text:tab/><text:tab/><text:tab/>-<text:s/></text:span><text:span text:style-name="T192_7">Mutter</text:span><text:span text:style-name="T192_8"><text:s/></text:span><text:span text:style-name="T192_9">opfert</text:span><text:span text:style-name="T192_10"><text:s/></text:span><text:span text:style-name="T192_11">sich</text:span></text:p>
      <text:p text:style-name="P193"><text:span text:style-name="T193_1">Rückkehr</text:span><text:span text:style-name="T193_2">:<text:tab/><text:tab/><text:tab/><text:tab/>-<text:s/></text:span><text:span text:style-name="T193_3">zurück</text:span><text:span text:style-name="T193_4"><text:s/></text:span><text:span text:style-name="T193_5">in</text:span><text:span text:style-name="T193_6"><text:s/></text:span><text:span text:style-name="T193_7">reale</text:span><text:span text:style-name="T193_8"><text:s/></text:span><text:span text:style-name="T193_9">Welt</text:span></text:p>
      <text:p text:style-name="P194"><text:span text:style-name="T194_1">Rückkehr</text:span><text:span text:style-name="T194_2"><text:s/></text:span><text:span text:style-name="T194_3">mit</text:span><text:span text:style-name="T194_4"><text:s/></text:span><text:span text:style-name="T194_5">Elexir</text:span><text:span text:style-name="T194_6">:<text:tab/><text:tab/><text:tab/>-<text:s/></text:span><text:span text:style-name="T194_7">sie</text:span><text:span text:style-name="T194_8"><text:s/></text:span><text:span text:style-name="T194_9">weiß</text:span><text:span text:style-name="T194_10"><text:s/></text:span><text:span text:style-name="T194_11">wie</text:span><text:span text:style-name="T194_12"><text:s/></text:span><text:span text:style-name="T194_13">sie</text:span><text:span text:style-name="T194_14"><text:s/></text:span><text:span text:style-name="T194_15">ihrem</text:span><text:span text:style-name="T194_16"><text:s/></text:span><text:span text:style-name="T194_17">Vater</text:span><text:span text:style-name="T194_18"><text:s/></text:span><text:span text:style-name="T194_19">gegenübertritt</text:span></text:p>
      <text:p text:style-name="P195"><text:span text:style-name="T195_1">Herr</text:span><text:span text:style-name="T195_2"><text:s/></text:span><text:span text:style-name="T195_3">der</text:span><text:span text:style-name="T195_4"><text:s/></text:span><text:span text:style-name="T195_5">zwei</text:span><text:span text:style-name="T195_6"><text:s/></text:span><text:span text:style-name="T195_7">Welten</text:span><text:span text:style-name="T195_8">:<text:tab/><text:tab/><text:tab/>-<text:s/></text:span><text:span text:style-name="T195_9">lebt</text:span><text:span text:style-name="T195_10"><text:s/></text:span><text:span text:style-name="T195_11">in</text:span><text:span text:style-name="T195_12"><text:s/></text:span><text:span text:style-name="T195_13">realer</text:span><text:span text:style-name="T195_14"><text:s/></text:span><text:span text:style-name="T195_15">Welt</text:span><text:span text:style-name="T195_16">,<text:s/></text:span><text:span text:style-name="T195_17">Erinnerung</text:span><text:span text:style-name="T195_18"><text:s/></text:span><text:span text:style-name="T195_19">an</text:span><text:span text:style-name="T195_20"><text:s/></text:span><text:span text:style-name="T195_21">Unterwasserwelt</text:span></text:p>
      <text:p text:style-name="P196"/>
      <text:p text:style-name="P197"><text:span text:style-name="T197_1">2</text:span><text:span text:style-name="T197_2">c</text:span><text:span text:style-name="T197_3">.<text:s/></text:span><text:span text:style-name="T197_4">abgebrochen</text:span><text:span text:style-name="T197_5"><text:s/></text:span><text:span text:style-name="T197_6">Heldenreise</text:span><text:span text:style-name="T197_7">:<text:s/></text:span><text:span text:style-name="T197_8">Traumwelt</text:span><text:span text:style-name="T197_9">,<text:s/></text:span><text:span text:style-name="T197_10">scheitert</text:span><text:span text:style-name="T197_11"><text:s/></text:span><text:span text:style-name="T197_12">vor</text:span><text:span text:style-name="T197_13"><text:s/></text:span><text:span text:style-name="T197_14">Rückkehr</text:span></text:p>
      <text:p text:style-name="P198"><text:span text:style-name="T198_1">Gewohnte</text:span><text:span text:style-name="T198_2"><text:s/></text:span><text:span text:style-name="T198_3">Welt</text:span><text:span text:style-name="T198_4">:<text:tab/><text:tab/><text:tab/>-<text:s/></text:span><text:span text:style-name="T198_5">reale</text:span><text:span text:style-name="T198_6"><text:s/></text:span><text:span text:style-name="T198_7">Welt</text:span></text:p>
      <text:p text:style-name="P199"><text:span text:style-name="T199_1">Ruf</text:span><text:span text:style-name="T199_2">:<text:tab/><text:tab/><text:tab/><text:tab/><text:tab/>-<text:s/></text:span><text:span text:style-name="T199_3">Sie</text:span><text:span text:style-name="T199_4"><text:s/></text:span><text:span text:style-name="T199_5">muss</text:span><text:span text:style-name="T199_6"><text:s/></text:span><text:span text:style-name="T199_7">sich</text:span><text:span text:style-name="T199_8"><text:s/></text:span><text:span text:style-name="T199_9">entscheiden</text:span><text:span text:style-name="T199_10">,<text:s/></text:span><text:span text:style-name="T199_11">wie</text:span><text:span text:style-name="T199_12"><text:s/></text:span><text:span text:style-name="T199_13">sie</text:span><text:span text:style-name="T199_14"><text:s/></text:span><text:span text:style-name="T199_15">ihrem</text:span><text:span text:style-name="T199_16"><text:s/></text:span><text:span text:style-name="T199_17">Vater</text:span><text:span text:style-name="T199_18"><text:s/></text:span></text:p>
      <text:p text:style-name="P200"><text:span text:style-name="T200_1">gegenübertritt</text:span><text:span text:style-name="T200_2">,<text:s/></text:span><text:span text:style-name="T200_3">oder</text:span></text:p>
      <text:p text:style-name="P201"><text:span text:style-name="T201_1">-<text:s/></text:span><text:span text:style-name="T201_2">Sie</text:span><text:span text:style-name="T201_3"><text:s/></text:span><text:span text:style-name="T201_4">hört</text:span><text:span text:style-name="T201_5"><text:s/></text:span><text:span text:style-name="T201_6">ein</text:span><text:span text:style-name="T201_7"><text:s/></text:span><text:span text:style-name="T201_8">Lied</text:span><text:span text:style-name="T201_9"><text:s/></text:span><text:span text:style-name="T201_10">aus</text:span><text:span text:style-name="T201_11"><text:s/></text:span><text:span text:style-name="T201_12">dem</text:span><text:span text:style-name="T201_13"><text:s/></text:span><text:span text:style-name="T201_14">Wasser</text:span></text:p>
      <text:p text:style-name="P202"><text:span text:style-name="T202_1">Weigerung</text:span><text:span text:style-name="T202_2">:<text:tab/><text:tab/><text:tab/><text:tab/>-<text:s/></text:span></text:p>
      <text:p text:style-name="P203"><text:span text:style-name="T203_1">Übernatürliche</text:span><text:span text:style-name="T203_2"><text:s/></text:span><text:span text:style-name="T203_3">Hilfe</text:span><text:span text:style-name="T203_4">:<text:tab/><text:tab/><text:tab/>-<text:s/></text:span><text:span text:style-name="T203_5">Sie</text:span><text:span text:style-name="T203_6"><text:s/></text:span><text:span text:style-name="T203_7">stolpert</text:span></text:p>
      <text:p text:style-name="P204"><text:span text:style-name="T204_1">Schwellenüberschreitung</text:span><text:span text:style-name="T204_2">:<text:tab/><text:tab/>-<text:s/></text:span><text:span text:style-name="T204_3">ungewollt</text:span><text:span text:style-name="T204_4">,<text:s/></text:span><text:span text:style-name="T204_5">fällt</text:span><text:span text:style-name="T204_6"><text:s/></text:span><text:span text:style-name="T204_7">ins</text:span><text:span text:style-name="T204_8"><text:s/></text:span><text:span text:style-name="T204_9">Wasser</text:span></text:p>
      <text:p text:style-name="P205"><text:span text:style-name="T205_1">Bauch</text:span><text:span text:style-name="T205_2"><text:s/></text:span><text:span text:style-name="T205_3">des</text:span><text:span text:style-name="T205_4"><text:s/></text:span><text:span text:style-name="T205_5">Wahlfisches</text:span><text:span text:style-name="T205_6">:<text:tab/><text:tab/>-<text:s/></text:span><text:span text:style-name="T205_7">Höhle</text:span><text:span text:style-name="T205_8"><text:s/></text:span><text:span text:style-name="T205_9">mit</text:span><text:span text:style-name="T205_10"><text:s/></text:span><text:span text:style-name="T205_11">dunklem</text:span><text:span text:style-name="T205_12"><text:s/></text:span><text:span text:style-name="T205_13">Tunnel</text:span><text:span text:style-name="T205_14"><text:s/></text:span><text:span text:style-name="T205_15">und</text:span><text:span text:style-name="T205_16"><text:s/></text:span><text:span text:style-name="T205_17">ohne</text:span><text:span text:style-name="T205_18"><text:s/></text:span><text:span text:style-name="T205_19">Gegner</text:span><text:span text:style-name="T205_20">,</text:span></text:p>
      <text:p text:style-name="P206"><text:span text:style-name="T206_1"><text:tab/><text:tab/><text:tab/><text:tab/><text:tab/><text:s text:c="2"/></text:span><text:span text:style-name="T206_2">Höhle</text:span><text:span text:style-name="T206_3">,<text:s/></text:span><text:span text:style-name="T206_4">wo</text:span><text:span text:style-name="T206_5"><text:s/></text:span><text:span text:style-name="T206_6">Sohn</text:span><text:span text:style-name="T206_7"><text:s/></text:span><text:span text:style-name="T206_8">lebt</text:span><text:span text:style-name="T206_9"><text:s/>(</text:span><text:span text:style-name="T206_10">Höhlen</text:span><text:span text:style-name="T206_11"><text:s/></text:span><text:span text:style-name="T206_12">gehören</text:span><text:span text:style-name="T206_13"><text:s/></text:span><text:span text:style-name="T206_14">zusammen</text:span><text:span text:style-name="T206_15">)</text:span></text:p>
      <text:p text:style-name="P207"><text:span text:style-name="T207_1">Treffen</text:span><text:span text:style-name="T207_2"><text:s/></text:span><text:span text:style-name="T207_3">mit</text:span><text:span text:style-name="T207_4"><text:s/></text:span><text:span text:style-name="T207_5">dem</text:span><text:span text:style-name="T207_6"><text:s/></text:span><text:span text:style-name="T207_7">Mentor</text:span><text:span text:style-name="T207_8">:<text:tab/><text:tab/>-<text:s/></text:span><text:span text:style-name="T207_9">trifft</text:span><text:span text:style-name="T207_10"><text:s/></text:span><text:span text:style-name="T207_11">den</text:span><text:span text:style-name="T207_12"><text:s/></text:span><text:span text:style-name="T207_13">Geist</text:span><text:span text:style-name="T207_14"><text:s/></text:span><text:span text:style-name="T207_15">der</text:span><text:span text:style-name="T207_16"><text:s/></text:span><text:span text:style-name="T207_17">Mutter</text:span></text:p>
      <text:p text:style-name="P208"><text:span text:style-name="T208_1">Weg</text:span><text:span text:style-name="T208_2"><text:s/></text:span><text:span text:style-name="T208_3">der</text:span><text:span text:style-name="T208_4"><text:s/></text:span><text:span text:style-name="T208_5">Prüfungen</text:span><text:span text:style-name="T208_6">:<text:tab/><text:tab/><text:tab/>-<text:s/></text:span><text:span text:style-name="T208_7">Quests</text:span><text:span text:style-name="T208_8"><text:s/></text:span><text:span text:style-name="T208_9">um</text:span><text:span text:style-name="T208_10"><text:s/></text:span><text:span text:style-name="T208_11">Lied</text:span><text:span text:style-name="T208_12"><text:s/></text:span><text:span text:style-name="T208_13">zu</text:span><text:span text:style-name="T208_14"><text:s/></text:span><text:span text:style-name="T208_15">bekommen</text:span></text:p>
      <text:p text:style-name="P209"><text:span text:style-name="T209_1">Verweigerung</text:span><text:span text:style-name="T209_2"><text:s/></text:span><text:span text:style-name="T209_3">der</text:span><text:span text:style-name="T209_4"><text:s/></text:span><text:span text:style-name="T209_5">Rückkehr</text:span><text:span text:style-name="T209_6">:<text:tab/><text:tab/>-<text:s/></text:span><text:span text:style-name="T209_7">Entscheidet</text:span><text:span text:style-name="T209_8"><text:s/></text:span><text:span text:style-name="T209_9">sich</text:span><text:span text:style-name="T209_10"><text:s/></text:span><text:span text:style-name="T209_11">den</text:span><text:span text:style-name="T209_12"><text:s/></text:span><text:span text:style-name="T209_13">Sohn</text:span><text:span text:style-name="T209_14"><text:s/></text:span><text:span text:style-name="T209_15">zu</text:span><text:span text:style-name="T209_16"><text:s/></text:span><text:span text:style-name="T209_17">suchen</text:span></text:p>
      <text:p text:style-name="P210"><text:span text:style-name="T210_1">magische</text:span><text:span text:style-name="T210_2"><text:s/></text:span><text:span text:style-name="T210_3">Flucht</text:span><text:span text:style-name="T210_4">:<text:tab/><text:tab/><text:tab/>-<text:s/></text:span><text:span text:style-name="T210_5">Rettung</text:span><text:span text:style-name="T210_6"><text:s/></text:span><text:span text:style-name="T210_7">des</text:span><text:span text:style-name="T210_8"><text:s/></text:span><text:span text:style-name="T210_9">Sohnes</text:span><text:span text:style-name="T210_10"><text:s/>=<text:s/>3.<text:s/></text:span><text:span text:style-name="T210_11">Heldenreise</text:span><text:span text:style-name="T210_12">,<text:s/></text:span></text:p>
      <text:p text:style-name="P211"><text:span text:style-name="T211_1"><text:tab/><text:tab/><text:tab/><text:tab/><text:tab/><text:s text:c="2"/></text:span><text:span text:style-name="T211_2">verliert</text:span><text:span text:style-name="T211_3"><text:s/>(</text:span><text:span text:style-name="T211_4">augenscheinlich</text:span><text:span text:style-name="T211_5">)<text:s/></text:span><text:span text:style-name="T211_6">die</text:span><text:span text:style-name="T211_7"><text:s/></text:span><text:span text:style-name="T211_8">Möglichkeit</text:span><text:span text:style-name="T211_9"><text:s/></text:span><text:span text:style-name="T211_10">zurück</text:span><text:span text:style-name="T211_11"><text:s/></text:span><text:span text:style-name="T211_12">zu</text:span><text:span text:style-name="T211_13"><text:s/></text:span></text:p>
      <text:p text:style-name="P212"><text:span text:style-name="T212_1"><text:s text:c="2"/></text:span><text:span text:style-name="T212_2">kommen</text:span></text:p>
      <text:p text:style-name="P213"/>
      <text:p text:style-name="P214"><text:span text:style-name="T214_1">scheitert</text:span><text:span text:style-name="T214_2">,<text:s/></text:span><text:span text:style-name="T214_3">weil</text:span><text:span text:style-name="T214_4"><text:s/></text:span><text:span text:style-name="T214_5">böse</text:span></text:p>
      <text:p text:style-name="P215"/>
      <text:p text:style-name="P216"/>
      <text:p text:style-name="P217"/>
      <text:p text:style-name="P218"><text:span text:style-name="T218_1">3</text:span><text:span text:style-name="T218_2">a</text:span><text:span text:style-name="T218_3">)<text:s/></text:span><text:span text:style-name="T218_4">abgebrochene</text:span><text:span text:style-name="T218_5"><text:s/></text:span><text:span text:style-name="T218_6">Heldenreise</text:span><text:span text:style-name="T218_7">:<text:s/></text:span><text:span text:style-name="T218_8">Rettung</text:span><text:span text:style-name="T218_9"><text:s/></text:span><text:span text:style-name="T218_10">des</text:span><text:span text:style-name="T218_11"><text:s/></text:span><text:span text:style-name="T218_12">Sohnes</text:span><text:span text:style-name="T218_13">,<text:s/></text:span><text:span text:style-name="T218_14">scheitert</text:span><text:span text:style-name="T218_15"><text:s/></text:span><text:span text:style-name="T218_16">vor</text:span><text:span text:style-name="T218_17"><text:s/></text:span><text:span text:style-name="T218_18">Schwellen</text:span><text:span text:style-name="T218_19">-</text:span><text:span text:style-name="T218_20">Überschreitung</text:span></text:p>
      <text:p text:style-name="P219"><text:span text:style-name="T219_1">Gewohnte</text:span><text:span text:style-name="T219_2"><text:s/></text:span><text:span text:style-name="T219_3">Welt</text:span><text:span text:style-name="T219_4">:<text:tab/><text:tab/><text:tab/><text:tab/></text:span><text:span text:style-name="T219_5">Unterwasserwelt</text:span></text:p>
      <text:p text:style-name="P220"><text:span text:style-name="T220_1">Ruf</text:span><text:span text:style-name="T220_2">:<text:tab/><text:tab/><text:tab/><text:tab/><text:tab/><text:tab/></text:span><text:span text:style-name="T220_3">Sohn</text:span><text:span text:style-name="T220_4"><text:s/></text:span><text:span text:style-name="T220_5">wurde</text:span><text:span text:style-name="T220_6"><text:s/></text:span><text:span text:style-name="T220_7">entführt</text:span></text:p>
      <text:p text:style-name="P221"><text:span text:style-name="T221_1">Weigerung</text:span><text:span text:style-name="T221_2">:<text:tab/><text:tab/><text:tab/><text:tab/><text:tab/></text:span><text:span text:style-name="T221_3">rettet</text:span><text:span text:style-name="T221_4"><text:s/></text:span><text:span text:style-name="T221_5">Sohn</text:span><text:span text:style-name="T221_6"><text:s/></text:span><text:span text:style-name="T221_7">nicht</text:span></text:p>
      <text:p text:style-name="P222"><text:span text:style-name="T222_1"><text:tab/><text:tab/><text:tab/>-<text:s/></text:span><text:span text:style-name="T222_2">scheitert</text:span></text:p>
      <text:p text:style-name="P223"/>
      <text:p text:style-name="P224"><text:span text:style-name="T224_1">3</text:span><text:span text:style-name="T224_2">b</text:span><text:span text:style-name="T224_3">)<text:s/></text:span><text:span text:style-name="T224_4">Heldenreise</text:span><text:span text:style-name="T224_5">:<text:s/></text:span><text:span text:style-name="T224_6">Rettung</text:span><text:span text:style-name="T224_7"><text:s/></text:span><text:span text:style-name="T224_8">des</text:span><text:span text:style-name="T224_9"><text:s/></text:span><text:span text:style-name="T224_10">Sohnes</text:span><text:span text:style-name="T224_11">,<text:s/></text:span><text:span text:style-name="T224_12">erfolgreich</text:span></text:p>
      <text:p text:style-name="P225"><text:span text:style-name="T225_1">Gewohnte</text:span><text:span text:style-name="T225_2"><text:s/></text:span><text:span text:style-name="T225_3">Welt</text:span><text:span text:style-name="T225_4">:<text:tab/><text:tab/><text:tab/><text:tab/></text:span><text:span text:style-name="T225_5">Unterwasserwelt</text:span></text:p>
      <text:p text:style-name="P226"><text:span text:style-name="T226_1">Ruf</text:span><text:span text:style-name="T226_2">:<text:tab/><text:tab/><text:tab/><text:tab/><text:tab/><text:tab/></text:span><text:span text:style-name="T226_3">Sohn</text:span><text:span text:style-name="T226_4"><text:s/></text:span><text:span text:style-name="T226_5">wurde</text:span><text:span text:style-name="T226_6"><text:s/></text:span><text:span text:style-name="T226_7">entführt</text:span></text:p>
      <text:p text:style-name="P227"><text:span text:style-name="T227_1">Weigerung</text:span><text:span text:style-name="T227_2">:<text:tab/><text:tab/><text:tab/><text:tab/><text:tab/></text:span><text:span text:style-name="T227_3">überlegt</text:span><text:span text:style-name="T227_4"><text:s/></text:span><text:span text:style-name="T227_5">zurück</text:span><text:span text:style-name="T227_6"><text:s/></text:span><text:span text:style-name="T227_7">zu</text:span><text:span text:style-name="T227_8"><text:s text:c="2"/></text:span><text:span text:style-name="T227_9">gehen</text:span></text:p>
      <text:p text:style-name="P228"><text:span text:style-name="T228_1">Schwellen</text:span><text:span text:style-name="T228_2">-</text:span><text:span text:style-name="T228_3">Überschreitung</text:span><text:span text:style-name="T228_4">:<text:tab/><text:tab/><text:tab/></text:span><text:span text:style-name="T228_5">entscheidet</text:span><text:span text:style-name="T228_6"><text:s/></text:span><text:span text:style-name="T228_7">sich</text:span><text:span text:style-name="T228_8"><text:s/></text:span><text:span text:style-name="T228_9">für</text:span><text:span text:style-name="T228_10"><text:s/></text:span><text:span text:style-name="T228_11">Sohn</text:span></text:p>
      <text:p text:style-name="P229"><text:span text:style-name="T229_1">Weg</text:span><text:span text:style-name="T229_2"><text:s/></text:span><text:span text:style-name="T229_3">der</text:span><text:span text:style-name="T229_4"><text:s/></text:span><text:span text:style-name="T229_5">Prüfungen</text:span><text:span text:style-name="T229_6">:<text:tab/><text:tab/><text:tab/><text:tab/></text:span><text:span text:style-name="T229_7">folgt</text:span><text:span text:style-name="T229_8"><text:s/></text:span><text:span text:style-name="T229_9">dem</text:span><text:span text:style-name="T229_10"><text:s/></text:span><text:span text:style-name="T229_11">Sohn</text:span></text:p>
      <text:p text:style-name="P230"><text:span text:style-name="T230_1">Ordeal</text:span><text:span text:style-name="T230_2">:<text:tab/><text:tab/><text:tab/><text:tab/><text:tab/></text:span><text:span text:style-name="T230_3">Kampf</text:span><text:span text:style-name="T230_4"><text:s/></text:span><text:span text:style-name="T230_5">gegen</text:span><text:span text:style-name="T230_6"><text:s/></text:span><text:span text:style-name="T230_7">Entführer</text:span></text:p>
      <text:p text:style-name="P231"><text:span text:style-name="T231_1">Rückkehr</text:span><text:span text:style-name="T231_2"><text:s/></text:span><text:span text:style-name="T231_3">mit</text:span><text:span text:style-name="T231_4"><text:s/></text:span><text:span text:style-name="T231_5">Elixier</text:span><text:span text:style-name="T231_6">:<text:tab/><text:tab/><text:tab/><text:tab/></text:span><text:span text:style-name="T231_7">Rettung</text:span><text:span text:style-name="T231_8"><text:s/></text:span><text:span text:style-name="T231_9">des</text:span><text:span text:style-name="T231_10"><text:s/></text:span><text:span text:style-name="T231_11">Sohns</text:span></text:p>
      <text:p text:style-name="P232"><text:span text:style-name="T232_1">Herr</text:span><text:span text:style-name="T232_2"><text:s/></text:span><text:span text:style-name="T232_3">der</text:span><text:span text:style-name="T232_4"><text:s/></text:span><text:span text:style-name="T232_5">zwei</text:span><text:span text:style-name="T232_6"><text:s/></text:span><text:span text:style-name="T232_7">Welten</text:span><text:span text:style-name="T232_8">:<text:tab/><text:tab/><text:tab/><text:tab/></text:span><text:span text:style-name="T232_9">Leben</text:span><text:span text:style-name="T232_10"><text:s/></text:span><text:span text:style-name="T232_11">mit</text:span><text:span text:style-name="T232_12"><text:s/></text:span><text:span text:style-name="T232_13">oder</text:span><text:span text:style-name="T232_14"><text:s/></text:span><text:span text:style-name="T232_15">ohne</text:span><text:span text:style-name="T232_16"><text:s/></text:span><text:span text:style-name="T232_17">Sohn</text:span><text:span text:style-name="T232_18"><text:s/></text:span><text:span text:style-name="T232_19">möglich</text:span></text:p>
      <text:p text:style-name="P233"/>
      <text:p text:style-name="P234"/>
      <text:p text:style-name="P235"/>
      <text:p text:style-name="P236"><text:span text:style-name="T236_1">3</text:span><text:span text:style-name="T236_2">b</text:span><text:span text:style-name="T236_3">)<text:s/></text:span><text:span text:style-name="T236_4">Heldenreise</text:span><text:span text:style-name="T236_5">:<text:s/></text:span><text:span text:style-name="T236_6">Rettung</text:span><text:span text:style-name="T236_7"><text:s/></text:span><text:span text:style-name="T236_8">des</text:span><text:span text:style-name="T236_9"><text:s/></text:span><text:span text:style-name="T236_10">Sohnes</text:span><text:span text:style-name="T236_11">,<text:s/></text:span><text:span text:style-name="T236_12">scheitert</text:span><text:span text:style-name="T236_13"><text:s/></text:span><text:span text:style-name="T236_14">nach</text:span><text:span text:style-name="T236_15"><text:s/></text:span><text:span text:style-name="T236_16">Ordeal</text:span></text:p>
      <text:p text:style-name="P237"><text:span text:style-name="T237_1">Gewohnte</text:span><text:span text:style-name="T237_2"><text:s/></text:span><text:span text:style-name="T237_3">Welt</text:span><text:span text:style-name="T237_4">:<text:tab/><text:tab/><text:tab/><text:tab/></text:span><text:span text:style-name="T237_5">Unterwasserwelt</text:span></text:p>
      <text:p text:style-name="P238"><text:span text:style-name="T238_1">Ruf</text:span><text:span text:style-name="T238_2">:<text:tab/><text:tab/><text:tab/><text:tab/><text:tab/><text:tab/></text:span><text:span text:style-name="T238_3">Sohn</text:span><text:span text:style-name="T238_4"><text:s/></text:span><text:span text:style-name="T238_5">wurde</text:span><text:span text:style-name="T238_6"><text:s/></text:span><text:span text:style-name="T238_7">entführt</text:span></text:p>
      <text:p text:style-name="P239"><text:span text:style-name="T239_1">Weigerung</text:span><text:span text:style-name="T239_2">:<text:tab/><text:tab/><text:tab/><text:tab/><text:tab/></text:span><text:span text:style-name="T239_3">überlegt</text:span><text:span text:style-name="T239_4"><text:s/></text:span><text:span text:style-name="T239_5">zurück</text:span><text:span text:style-name="T239_6"><text:s/></text:span><text:span text:style-name="T239_7">zu</text:span><text:span text:style-name="T239_8"><text:s text:c="2"/></text:span><text:span text:style-name="T239_9">gehen</text:span></text:p>
      <text:p text:style-name="P240"><text:span text:style-name="T240_1">Schwellen</text:span><text:span text:style-name="T240_2">-</text:span><text:span text:style-name="T240_3">Überschreitung</text:span><text:span text:style-name="T240_4">:<text:tab/><text:tab/><text:tab/></text:span><text:span text:style-name="T240_5">entscheidet</text:span><text:span text:style-name="T240_6"><text:s/></text:span><text:span text:style-name="T240_7">sich</text:span><text:span text:style-name="T240_8"><text:s/></text:span><text:span text:style-name="T240_9">für</text:span><text:span text:style-name="T240_10"><text:s/></text:span><text:span text:style-name="T240_11">Sohn</text:span></text:p>
      <text:p text:style-name="P241"><text:span text:style-name="T241_1">Weg</text:span><text:span text:style-name="T241_2"><text:s/></text:span><text:span text:style-name="T241_3">der</text:span><text:span text:style-name="T241_4"><text:s/></text:span><text:span text:style-name="T241_5">Prüfungen</text:span><text:span text:style-name="T241_6">:<text:tab/><text:tab/><text:tab/><text:tab/></text:span><text:span text:style-name="T241_7">folgt</text:span><text:span text:style-name="T241_8"><text:s/></text:span><text:span text:style-name="T241_9">dem</text:span><text:span text:style-name="T241_10"><text:s/></text:span><text:span text:style-name="T241_11">Sohn</text:span></text:p>
      <text:p text:style-name="P242"><text:span text:style-name="T242_1">Ordeal</text:span><text:span text:style-name="T242_2">:<text:tab/><text:tab/><text:tab/><text:tab/><text:tab/></text:span><text:span text:style-name="T242_3">Kampf</text:span><text:span text:style-name="T242_4"><text:s/></text:span><text:span text:style-name="T242_5">gegen</text:span><text:span text:style-name="T242_6"><text:s/></text:span><text:span text:style-name="T242_7">Entführer</text:span></text:p>
      <text:p text:style-name="P243"><text:span text:style-name="T243_1"><text:tab/><text:tab/><text:tab/>-<text:s/></text:span><text:span text:style-name="T243_2">scheitert</text:span><text:span text:style-name="T243_3"><text:s/></text:span><text:span text:style-name="T243_4">weil</text:span><text:span text:style-name="T243_5"><text:s/></text:span><text:span text:style-name="T243_6">böse</text:span></text:p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><text:span text:style-name="T251_1">4.<text:s/></text:span><text:span text:style-name="T251_2">Heldenreise</text:span><text:span text:style-name="T251_3">:<text:s/></text:span><text:span text:style-name="T251_4">Mutter</text:span><text:span text:style-name="T251_5"><text:s/></text:span><text:span text:style-name="T251_6">geht</text:span><text:span text:style-name="T251_7"><text:s/></text:span><text:span text:style-name="T251_8">über</text:span><text:span text:style-name="T251_9"><text:s/></text:span><text:span text:style-name="T251_10">ins</text:span><text:span text:style-name="T251_11"><text:s/></text:span><text:span text:style-name="T251_12">Jenseits</text:span></text:p>
      <text:p text:style-name="P252"><text:span text:style-name="T252_1">Gewohnte</text:span><text:span text:style-name="T252_2"><text:s/></text:span><text:span text:style-name="T252_3">Welt</text:span><text:span text:style-name="T252_4">:<text:tab/><text:tab/><text:tab/><text:tab/></text:span><text:span text:style-name="T252_5">Unterwasserwelt</text:span></text:p>
      <text:p text:style-name="P253"><text:span text:style-name="T253_1">Ruf</text:span><text:span text:style-name="T253_2">:<text:tab/><text:tab/><text:tab/><text:tab/><text:tab/><text:tab/></text:span><text:span text:style-name="T253_3">stirbt</text:span></text:p>
      <text:p text:style-name="P254"><text:span text:style-name="T254_1">Schwellen</text:span><text:span text:style-name="T254_2">-</text:span><text:span text:style-name="T254_3">Überschreitung</text:span><text:span text:style-name="T254_4">:<text:tab/><text:tab/><text:tab/></text:span><text:span text:style-name="T254_5">stirbt</text:span><text:span text:style-name="T254_6">,<text:s/></text:span><text:span text:style-name="T254_7">bleibt</text:span><text:span text:style-name="T254_8"><text:s/></text:span><text:span text:style-name="T254_9">in</text:span><text:span text:style-name="T254_10"><text:s/></text:span><text:span text:style-name="T254_11">Zwischenwelt</text:span></text:p>
      <text:p text:style-name="P255"><text:span text:style-name="T255_1">Weg</text:span><text:span text:style-name="T255_2"><text:s/></text:span><text:span text:style-name="T255_3">der</text:span><text:span text:style-name="T255_4"><text:s/></text:span><text:span text:style-name="T255_5">Prüfungen</text:span><text:span text:style-name="T255_6">:<text:tab/><text:tab/><text:tab/><text:tab/></text:span><text:span text:style-name="T255_7">hilft</text:span><text:span text:style-name="T255_8"><text:s/></text:span><text:span text:style-name="T255_9">Emily</text:span></text:p>
      <text:p text:style-name="P256"><text:span text:style-name="T256_1">Ordeal</text:span><text:span text:style-name="T256_2">:<text:tab/><text:tab/><text:tab/><text:tab/><text:tab/></text:span><text:span text:style-name="T256_3">Entscheidung</text:span><text:span text:style-name="T256_4"><text:s/></text:span><text:span text:style-name="T256_5">Emily</text:span><text:span text:style-name="T256_6"><text:s/></text:span><text:span text:style-name="T256_7">nach</text:span><text:span text:style-name="T256_8"><text:s/></text:span><text:span text:style-name="T256_9">Hause</text:span><text:span text:style-name="T256_10"><text:s/></text:span><text:span text:style-name="T256_11">zu</text:span><text:span text:style-name="T256_12"><text:s/></text:span><text:span text:style-name="T256_13">helfen</text:span></text:p>
      <text:p text:style-name="P257"><text:span text:style-name="T257_1">Apotheose</text:span><text:span text:style-name="T257_2">:<text:tab/><text:tab/><text:tab/><text:tab/><text:tab/></text:span><text:span text:style-name="T257_3">belebt</text:span><text:span text:style-name="T257_4"><text:s/></text:span><text:span text:style-name="T257_5">Blumen</text:span></text:p>
      <text:p text:style-name="P258"><text:span text:style-name="T258_1">Rückkehr</text:span><text:span text:style-name="T258_2">:<text:tab/><text:tab/><text:tab/><text:tab/><text:tab/></text:span><text:span text:style-name="T258_3">belebt</text:span><text:span text:style-name="T258_4"><text:s/></text:span><text:span text:style-name="T258_5">Blumen</text:span><text:span text:style-name="T258_6">,<text:s/></text:span><text:span text:style-name="T258_7">geht</text:span><text:span text:style-name="T258_8"><text:s/></text:span><text:span text:style-name="T258_9">ins</text:span><text:span text:style-name="T258_10"><text:s/></text:span><text:span text:style-name="T258_11">Jenseits</text:span></text:p>
      <text:p text:style-name="P259"><text:span text:style-name="T259_1">Elexir</text:span><text:span text:style-name="T259_2">:<text:tab/><text:tab/><text:tab/><text:tab/><text:tab/><text:tab/></text:span><text:span text:style-name="T259_3">weiß</text:span><text:span text:style-name="T259_4">,<text:s/></text:span><text:span text:style-name="T259_5">dass</text:span><text:span text:style-name="T259_6"><text:s/></text:span><text:span text:style-name="T259_7">sie</text:span><text:span text:style-name="T259_8"><text:s/></text:span><text:span text:style-name="T259_9">alles</text:span><text:span text:style-name="T259_10"><text:s/></text:span><text:span text:style-name="T259_11">für</text:span><text:span text:style-name="T259_12"><text:s/></text:span><text:span text:style-name="T259_13">den</text:span><text:span text:style-name="T259_14"><text:s/></text:span><text:span text:style-name="T259_15">Sohn</text:span><text:span text:style-name="T259_16"><text:s/></text:span><text:span text:style-name="T259_17">getan</text:span><text:span text:style-name="T259_18"><text:s/></text:span><text:span text:style-name="T259_19">hat</text:span><text:span text:style-name="T259_20">,<text:s/></text:span><text:span text:style-name="T259_21">was</text:span><text:span text:style-name="T259_22"><text:s/></text:span><text:span text:style-name="T259_23">s</text:span><text:span text:style-name="T259_24">ie</text:span><text:span text:style-name="T259_25"><text:s/></text:span><text:span text:style-name="T259_26">kann</text:span></text:p>
      <text:p text:style-name="P260"><text:span text:style-name="T260_1">Herr</text:span><text:span text:style-name="T260_2"><text:s/></text:span><text:span text:style-name="T260_3">der</text:span><text:span text:style-name="T260_4"><text:s/></text:span><text:span text:style-name="T260_5">zwei</text:span><text:span text:style-name="T260_6"><text:s/></text:span><text:span text:style-name="T260_7">Welten</text:span><text:span text:style-name="T260_8">:<text:tab/><text:tab/><text:tab/><text:tab/></text:span><text:span text:style-name="T260_9">Blume</text:span><text:span text:style-name="T260_10"><text:s/></text:span><text:span text:style-name="T260_11">und</text:span><text:span text:style-name="T260_12"><text:s/></text:span><text:span text:style-name="T260_13">Tod</text:span></text:p>
      <text:p text:style-name="P261"/>
      <text:p text:style-name="P262"/>
      <text:p text:style-name="P263"><text:span text:style-name="T263_1">-<text:s/>1)<text:s/></text:span><text:span text:style-name="T263_2">Heldenreise</text:span><text:span text:style-name="T263_3"><text:s/></text:span><text:span text:style-name="T263_4">Begegnung</text:span><text:span text:style-name="T263_5"><text:s/></text:span><text:span text:style-name="T263_6">mit</text:span><text:span text:style-name="T263_7"><text:s/></text:span><text:span text:style-name="T263_8">Vater</text:span></text:p>
      <text:p text:style-name="P264"><text:span text:style-name="T264_1"><text:s text:c="2"/></text:span><text:span text:style-name="T264_2">Unterheldenreise</text:span><text:span text:style-name="T264_3">:</text:span></text:p>
      <text:p text:style-name="P265"/>
      <text:p text:style-name="P266"><text:span text:style-name="T266_1"><text:s text:c="4"/>-<text:s/>2</text:span><text:span text:style-name="T266_2">a</text:span><text:span text:style-name="T266_3">)</text:span><text:span text:style-name="T266_4">Heldenreise</text:span><text:span text:style-name="T266_5"><text:s/></text:span><text:span text:style-name="T266_6">Unterwasser</text:span><text:span text:style-name="T266_7">-</text:span><text:span text:style-name="T266_8">Welt</text:span><text:span text:style-name="T266_9">,<text:s/></text:span><text:span text:style-name="T266_10">Version</text:span><text:span text:style-name="T266_11">:<text:s/></text:span><text:span text:style-name="T266_12">vollständig</text:span><text:span text:style-name="T266_13">,<text:s/>(</text:span><text:span text:style-name="T266_14">scheitern</text:span><text:span text:style-name="T266_15"><text:s/></text:span><text:span text:style-name="T266_16">nach</text:span><text:span text:style-name="T266_17"><text:s/></text:span><text:span text:style-name="T266_18">Rückkehr</text:span><text:span text:style-name="T266_19">)</text:span></text:p>
      <text:p text:style-name="P267"><text:span text:style-name="T267_1"><text:s text:c="6"/></text:span><text:span text:style-name="T267_2">Unterheldenreise</text:span><text:span text:style-name="T267_3">:<text:s/></text:span></text:p>
      <text:p text:style-name="P268"><text:span text:style-name="T268_1">-<text:s/>3</text:span><text:span text:style-name="T268_2">a</text:span><text:span text:style-name="T268_3">)</text:span><text:span text:style-name="T268_4">Rettung</text:span><text:span text:style-name="T268_5"><text:s/></text:span><text:span text:style-name="T268_6">des</text:span><text:span text:style-name="T268_7"><text:s/></text:span><text:span text:style-name="T268_8">Sohn</text:span><text:span text:style-name="T268_9">,<text:s/></text:span><text:span text:style-name="T268_10">Version</text:span><text:span text:style-name="T268_11">:<text:s/></text:span><text:span text:style-name="T268_12">scheitert</text:span><text:span text:style-name="T268_13"><text:s/></text:span><text:span text:style-name="T268_14">durch</text:span><text:span text:style-name="T268_15"><text:s/></text:span><text:span text:style-name="T268_16">nicht</text:span><text:span text:style-name="T268_17"><text:s/></text:span><text:span text:style-name="T268_18">anfangen</text:span></text:p>
      <text:p text:style-name="P269"/>
      <text:p text:style-name="P270"><text:span text:style-name="T270_1"><text:s/></text:span></text:p>
      <text:p text:style-name="P271"><text:span text:style-name="T271_1"><text:s text:c="4"/>-<text:s/>2</text:span><text:span text:style-name="T271_2">b</text:span><text:span text:style-name="T271_3">)</text:span><text:span text:style-name="T271_4">Heldenreise</text:span><text:span text:style-name="T271_5"><text:s/></text:span><text:span text:style-name="T271_6">Unterwasser</text:span><text:span text:style-name="T271_7">-</text:span><text:span text:style-name="T271_8">Welt</text:span><text:span text:style-name="T271_9">,<text:s/></text:span><text:span text:style-name="T271_10">Version</text:span><text:span text:style-name="T271_11">:<text:s/></text:span><text:span text:style-name="T271_12">erfolgreich</text:span></text:p>
      <text:p text:style-name="P272"><text:span text:style-name="T272_1"><text:s text:c="6"/></text:span><text:span text:style-name="T272_2">Unterheldenreise</text:span><text:span text:style-name="T272_3">:<text:s/></text:span></text:p>
      <text:p text:style-name="P273"><text:span text:style-name="T273_1">-<text:s/>3</text:span><text:span text:style-name="T273_2">b</text:span><text:span text:style-name="T273_3">)</text:span><text:span text:style-name="T273_4">Rettung</text:span><text:span text:style-name="T273_5"><text:s/></text:span><text:span text:style-name="T273_6">des</text:span><text:span text:style-name="T273_7"><text:s/></text:span><text:span text:style-name="T273_8">Sohn</text:span><text:span text:style-name="T273_9">,<text:s/></text:span><text:span text:style-name="T273_10">Version</text:span><text:span text:style-name="T273_11">:<text:s/></text:span><text:span text:style-name="T273_12">erfolgreich</text:span><text:span text:style-name="T273_13"><text:s/></text:span><text:span text:style-name="T273_14">wegen</text:span><text:span text:style-name="T273_15"><text:s/></text:span><text:span text:style-name="T273_16">gut</text:span></text:p>
      <text:p text:style-name="P274"/>
      <text:p text:style-name="P275"><text:span text:style-name="T275_1"><text:s text:c="4"/>-<text:s/>2</text:span><text:span text:style-name="T275_2">c</text:span><text:span text:style-name="T275_3">)</text:span><text:span text:style-name="T275_4">Heldenreise</text:span><text:span text:style-name="T275_5"><text:s/></text:span><text:span text:style-name="T275_6">Unterwasserwelt</text:span><text:span text:style-name="T275_7">,<text:s/></text:span><text:span text:style-name="T275_8">Version</text:span><text:span text:style-name="T275_9">:<text:s/></text:span><text:span text:style-name="T275_10">scheitert</text:span><text:span text:style-name="T275_11"><text:s/></text:span><text:span text:style-name="T275_12">da</text:span><text:span text:style-name="T275_13"><text:s/></text:span><text:span text:style-name="T275_14">keine</text:span><text:span text:style-name="T275_15"><text:s/></text:span><text:span text:style-name="T275_16">Rückkehr</text:span></text:p>
      <text:p text:style-name="P276"><text:span text:style-name="T276_1"><text:s text:c="6"/></text:span><text:span text:style-name="T276_2">Unterheldenreise</text:span><text:span text:style-name="T276_3">:<text:s/></text:span></text:p>
      <text:p text:style-name="P277"><text:span text:style-name="T277_1">-<text:s/>3</text:span><text:span text:style-name="T277_2">c</text:span><text:span text:style-name="T277_3">)</text:span><text:span text:style-name="T277_4">Rettung</text:span><text:span text:style-name="T277_5"><text:s/></text:span><text:span text:style-name="T277_6">des</text:span><text:span text:style-name="T277_7"><text:s/></text:span><text:span text:style-name="T277_8">Sohns</text:span><text:span text:style-name="T277_9">,<text:s/></text:span><text:span text:style-name="T277_10">Version</text:span><text:span text:style-name="T277_11">:<text:s/></text:span><text:span text:style-name="T277_12">scheitert</text:span><text:span text:style-name="T277_13"><text:s/></text:span><text:span text:style-name="T277_14">wegen</text:span><text:span text:style-name="T277_15"><text:s/></text:span><text:span text:style-name="T277_16">böse</text:span></text:p>
      <text:p text:style-name="P278"/>
      <text:p text:style-name="P27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